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alibri" style:font-name-complex="Calibri" fo:font-weight="bold" style:font-weight-asian="bold" style:font-weight-complex="bold" fo:font-size="14pt" style:font-size-asian="14pt" style:font-size-complex="14pt"/>
    </style:style>
    <style:style style:name="P2" style:parent-style-name="Standard" style:family="paragraph">
      <style:text-properties style:font-name="Calibri" style:font-name-complex="Calibri" fo:font-size="14pt" style:font-size-asian="14pt" style:font-size-complex="14pt"/>
    </style:style>
    <style:style style:name="T3" style:parent-style-name="DefaultParagraphFont" style:family="text">
      <style:text-properties style:font-name="Calibri" style:font-name-complex="Calibri" fo:font-size="14pt" style:font-size-asian="14pt" style:font-size-complex="14pt"/>
    </style:style>
    <style:style style:name="T4" style:parent-style-name="DefaultParagraphFont" style:family="text">
      <style:text-properties style:font-name="Calibri" style:font-name-complex="Calibri" fo:font-size="14pt" style:font-size-asian="14pt" style:font-size-complex="14pt"/>
    </style:style>
    <style:style style:name="P5" style:parent-style-name="Standard" style:family="paragraph">
      <style:text-properties style:font-name="Calibri" style:font-name-complex="Calibri" fo:font-size="14pt" style:font-size-asian="14pt" style:font-size-complex="14pt"/>
    </style:style>
    <style:style style:name="P6" style:parent-style-name="Standard" style:family="paragraph">
      <style:text-properties style:font-name="Calibri" style:font-name-complex="Calibri" fo:font-size="14pt" style:font-size-asian="14pt" style:font-size-complex="14pt"/>
    </style:style>
    <style:style style:name="P7"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fo:hyphenate="true"/>
    </style:style>
    <style:style style:name="P8"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9" style:parent-style-name="Normal" style:family="paragraph">
      <style:paragraph-properties style:vertical-align="auto" fo:margin-top="0.0694in" fo:margin-bottom="0.0694in"/>
      <style:text-properties fo:hyphenate="true"/>
    </style:style>
    <style:style style:name="T10"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2"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 style:parent-style-name="Normal" style:family="paragraph">
      <style:paragraph-properties style:vertical-align="auto" fo:margin-top="0.0694in" fo:margin-bottom="0.0694in"/>
      <style:text-properties fo:hyphenate="true"/>
    </style:style>
    <style:style style:name="T15"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6"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7" style:parent-style-name="Normal" style:family="paragraph">
      <style:paragraph-properties style:vertical-align="auto" fo:margin-top="0.0694in" fo:margin-bottom="0.0694in"/>
      <style:text-properties fo:hyphenate="true"/>
    </style:style>
    <style:style style:name="T1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9"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20" style:parent-style-name="Normal" style:family="paragraph">
      <style:paragraph-properties style:vertical-align="auto" fo:margin-top="0.0694in" fo:margin-bottom="0.0694in"/>
      <style:text-properties fo:hyphenate="true"/>
    </style:style>
    <style:style style:name="T21"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22"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2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24"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25" style:parent-style-name="Normal" style:family="paragraph">
      <style:paragraph-properties style:vertical-align="auto" fo:margin-top="0.0694in" fo:margin-bottom="0.0694in"/>
      <style:text-properties fo:hyphenate="true"/>
    </style:style>
    <style:style style:name="T26"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2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2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2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30" style:parent-style-name="Normal" style:family="paragraph">
      <style:paragraph-properties style:vertical-align="auto" fo:margin-top="0.0694in" fo:margin-bottom="0.0694in"/>
      <style:text-properties fo:hyphenate="true"/>
    </style:style>
    <style:style style:name="T31"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32"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33" style:parent-style-name="Normal" style:family="paragraph">
      <style:paragraph-properties style:vertical-align="auto" fo:margin-top="0.0694in" fo:margin-bottom="0.0694in"/>
      <style:text-properties fo:hyphenate="true"/>
    </style:style>
    <style:style style:name="T34"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35"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36" style:parent-style-name="Normal" style:family="paragraph">
      <style:paragraph-properties style:vertical-align="auto" fo:margin-top="0.0694in" fo:margin-bottom="0.0694in"/>
      <style:text-properties fo:hyphenate="true"/>
    </style:style>
    <style:style style:name="T37"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3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39"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4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41"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fo:hyphenate="true"/>
    </style:style>
    <style:style style:name="P42" style:parent-style-name="Normal" style:family="paragraph">
      <style:paragraph-properties style:vertical-align="auto" fo:margin-top="0.0694in" fo:margin-bottom="0.0694in"/>
      <style:text-properties fo:hyphenate="true"/>
    </style:style>
    <style:style style:name="T43"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4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45"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46"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47"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48"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49" style:parent-style-name="Normal" style:family="paragraph">
      <style:paragraph-properties style:vertical-align="auto" fo:margin-top="0.0694in" fo:margin-bottom="0.0694in"/>
      <style:text-properties fo:hyphenate="true"/>
    </style:style>
    <style:style style:name="T5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P5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53" style:parent-style-name="Normal" style:family="paragraph">
      <style:paragraph-properties style:vertical-align="auto" fo:margin-top="0.0694in" fo:margin-bottom="0.0694in"/>
      <style:text-properties fo:hyphenate="true"/>
    </style:style>
    <style:style style:name="T5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P5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6" style:parent-style-name="Normal" style:family="paragraph">
      <style:paragraph-properties style:vertical-align="auto" fo:margin-top="0.0694in" fo:margin-bottom="0.0694in"/>
      <style:text-properties fo:hyphenate="true"/>
    </style:style>
    <style:style style:name="T57"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5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59"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60"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61"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62" style:parent-style-name="Normal" style:family="paragraph">
      <style:paragraph-properties style:vertical-align="auto" fo:margin-top="0.0694in" fo:margin-bottom="0.0694in"/>
      <style:text-properties fo:hyphenate="true"/>
    </style:style>
    <style:style style:name="T6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P6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65"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66" style:parent-style-name="Normal" style:family="paragraph">
      <style:paragraph-properties style:vertical-align="auto" fo:margin-top="0.0694in" fo:margin-bottom="0.0694in"/>
      <style:text-properties fo:hyphenate="true"/>
    </style:style>
    <style:style style:name="T6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6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6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70" style:parent-style-name="Normal" style:family="paragraph">
      <style:paragraph-properties style:vertical-align="auto" fo:margin-top="0.0694in" fo:margin-bottom="0.0694in"/>
      <style:text-properties fo:hyphenate="true"/>
    </style:style>
    <style:style style:name="T7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72"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IN" style:language-complex="ar" style:country-complex="SA"/>
    </style:style>
    <style:style style:name="T7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74"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7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7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7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7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79"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fo:hyphenate="true"/>
    </style:style>
    <style:style style:name="P8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81"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8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8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8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85" style:parent-style-name="Normal" style:family="paragraph">
      <style:paragraph-properties style:vertical-align="auto" fo:margin-top="0.0694in" fo:margin-bottom="0.0694in"/>
      <style:text-properties fo:hyphenate="true"/>
    </style:style>
    <style:style style:name="T86"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8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8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89"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9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9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9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9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94" style:parent-style-name="Normal" style:family="paragraph">
      <style:paragraph-properties style:vertical-align="auto" fo:margin-top="0.0694in" fo:margin-bottom="0.0694in"/>
      <style:text-properties fo:hyphenate="true"/>
    </style:style>
    <style:style style:name="T95"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96"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97"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9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99"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00"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fo:hyphenate="true"/>
    </style:style>
    <style:style style:name="P101"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10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10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0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0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06" style:parent-style-name="Normal" style:family="paragraph">
      <style:paragraph-properties style:vertical-align="auto" fo:margin-top="0.0694in" fo:margin-bottom="0.0694in"/>
      <style:text-properties fo:hyphenate="true"/>
    </style:style>
    <style:style style:name="T107"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0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09"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10"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11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11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1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1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1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116"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fo:hyphenate="true"/>
    </style:style>
    <style:style style:name="P117"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118" style:parent-style-name="Normal" style:family="paragraph">
      <style:paragraph-properties style:vertical-align="auto" fo:margin-top="0.0694in" fo:margin-bottom="0.0694in"/>
      <style:text-properties fo:hyphenate="true"/>
    </style:style>
    <style:style style:name="T119"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20"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21"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2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23"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2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25"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26" style:parent-style-name="Normal" style:family="paragraph">
      <style:paragraph-properties style:vertical-align="auto" fo:margin-top="0.0694in" fo:margin-bottom="0.0694in"/>
      <style:text-properties fo:hyphenate="true"/>
    </style:style>
    <style:style style:name="T12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P12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12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3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3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3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13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3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3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3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137" style:parent-style-name="Normal" style:family="paragraph">
      <style:paragraph-properties style:vertical-align="auto" fo:margin-top="0.0694in" fo:margin-bottom="0.0694in"/>
      <style:text-properties fo:hyphenate="true"/>
    </style:style>
    <style:style style:name="T13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P13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14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14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14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1" style:parent-style-name="Normal" style:family="paragraph">
      <style:paragraph-properties style:vertical-align="auto" fo:margin-top="0.0694in" fo:margin-bottom="0.0694in"/>
      <style:text-properties fo:hyphenate="true"/>
    </style:style>
    <style:style style:name="T152"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53"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54"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15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156" style:parent-style-name="Normal" style:family="paragraph">
      <style:paragraph-properties style:vertical-align="auto" fo:margin-top="0.0694in" fo:margin-bottom="0.0694in"/>
      <style:text-properties fo:hyphenate="true"/>
    </style:style>
    <style:style style:name="T15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P15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3" style:parent-style-name="Normal" style:family="paragraph">
      <style:paragraph-properties style:vertical-align="auto" fo:margin-top="0.0694in" fo:margin-bottom="0.0694in"/>
      <style:text-properties fo:hyphenate="true"/>
    </style:style>
    <style:style style:name="T17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P17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9" style:parent-style-name="Normal" style:family="paragraph">
      <style:paragraph-properties style:vertical-align="auto" fo:margin-top="0.0694in" fo:margin-bottom="0.0694in"/>
      <style:text-properties fo:hyphenate="true"/>
    </style:style>
    <style:style style:name="T18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P18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7" style:parent-style-name="Normal" style:family="paragraph">
      <style:paragraph-properties style:vertical-align="auto" fo:margin-top="0.0694in" fo:margin-bottom="0.0694in"/>
      <style:text-properties fo:hyphenate="true"/>
    </style:style>
    <style:style style:name="T18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P189" style:parent-style-name="Normal" style:family="paragraph">
      <style:paragraph-properties style:vertical-align="auto" fo:margin-top="0.0694in" fo:margin-bottom="0.0694in"/>
      <style:text-properties fo:hyphenate="true"/>
    </style:style>
    <style:style style:name="T190"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9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92"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9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94"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9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96"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97" style:parent-style-name="Normal" style:family="paragraph">
      <style:paragraph-properties style:vertical-align="auto" fo:margin-top="0.0694in" fo:margin-bottom="0.0694in"/>
      <style:text-properties fo:hyphenate="true"/>
    </style:style>
    <style:style style:name="T19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99"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20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1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1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1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1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1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1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1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1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1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1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2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2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2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2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24" style:parent-style-name="Normal" style:family="paragraph">
      <style:paragraph-properties style:vertical-align="auto" fo:margin-top="0.0694in" fo:margin-bottom="0.0694in"/>
      <style:text-properties fo:hyphenate="true"/>
    </style:style>
    <style:style style:name="T225"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226"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227"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22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229"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230"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fo:hyphenate="true"/>
    </style:style>
    <style:style style:name="TableColumn232" style:family="table-column">
      <style:table-column-properties style:column-width="1.4131in"/>
    </style:style>
    <style:style style:name="TableColumn233" style:family="table-column">
      <style:table-column-properties style:column-width="1.5229in"/>
    </style:style>
    <style:style style:name="TableColumn234" style:family="table-column">
      <style:table-column-properties style:column-width="3.7569in"/>
    </style:style>
    <style:style style:name="Table231" style:family="table">
      <style:table-properties style:width="6.693in" fo:margin-left="0in" table:align="left"/>
    </style:style>
    <style:style style:name="TableRow235" style:family="table-row">
      <style:table-row-properties/>
    </style:style>
    <style:style style:name="TableCell236" style:family="table-cell">
      <style:table-cell-properties fo:border="none" style:writing-mode="lr-tb" style:vertical-align="middle" fo:padding-top="0.0104in" fo:padding-left="0.0104in" fo:padding-bottom="0.0104in" fo:padding-right="0.0104in"/>
    </style:style>
    <style:style style:name="P237" style:parent-style-name="Normal" style:family="paragraph">
      <style:paragraph-properties fo:text-align="center" style:vertical-align="auto"/>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TableCell238" style:family="table-cell">
      <style:table-cell-properties fo:border="none" style:writing-mode="lr-tb" style:vertical-align="middle" fo:padding-top="0.0104in" fo:padding-left="0.0104in" fo:padding-bottom="0.0104in" fo:padding-right="0.0104in"/>
    </style:style>
    <style:style style:name="P239" style:parent-style-name="Normal" style:family="paragraph">
      <style:paragraph-properties fo:text-align="center" style:vertical-align="auto"/>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TableCell240" style:family="table-cell">
      <style:table-cell-properties fo:border="none" style:writing-mode="lr-tb" style:vertical-align="middle" fo:padding-top="0.0104in" fo:padding-left="0.0104in" fo:padding-bottom="0.0104in" fo:padding-right="0.0104in"/>
    </style:style>
    <style:style style:name="P241" style:parent-style-name="Normal" style:family="paragraph">
      <style:paragraph-properties fo:text-align="center" style:vertical-align="auto"/>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TableRow242" style:family="table-row">
      <style:table-row-properties/>
    </style:style>
    <style:style style:name="TableCell243" style:family="table-cell">
      <style:table-cell-properties fo:border="none" style:writing-mode="lr-tb" style:vertical-align="middle" fo:padding-top="0.0104in" fo:padding-left="0.0104in" fo:padding-bottom="0.0104in" fo:padding-right="0.0104in"/>
    </style:style>
    <style:style style:name="P244" style:parent-style-name="Normal" style:family="paragraph">
      <style:paragraph-properties style:vertical-align="auto"/>
      <style:text-properties fo:hyphenate="true"/>
    </style:style>
    <style:style style:name="T24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ableCell246" style:family="table-cell">
      <style:table-cell-properties fo:border="none" style:writing-mode="lr-tb" style:vertical-align="middle" fo:padding-top="0.0104in" fo:padding-left="0.0104in" fo:padding-bottom="0.0104in" fo:padding-right="0.0104in"/>
    </style:style>
    <style:style style:name="P247" style:parent-style-name="Normal" style:family="paragraph">
      <style:paragraph-properties style:vertical-align="auto"/>
      <style:text-properties fo:hyphenate="true"/>
    </style:style>
    <style:style style:name="T24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ableCell249" style:family="table-cell">
      <style:table-cell-properties fo:border="none" style:writing-mode="lr-tb" style:vertical-align="middle" fo:padding-top="0.0104in" fo:padding-left="0.0104in" fo:padding-bottom="0.0104in" fo:padding-right="0.0104in"/>
    </style:style>
    <style:style style:name="P250" style:parent-style-name="Normal" style:family="paragraph">
      <style:paragraph-properties style:vertical-align="auto"/>
      <style:text-properties fo:hyphenate="true"/>
    </style:style>
    <style:style style:name="T251"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ableRow252" style:family="table-row">
      <style:table-row-properties/>
    </style:style>
    <style:style style:name="TableCell253" style:family="table-cell">
      <style:table-cell-properties fo:border="none" style:writing-mode="lr-tb" style:vertical-align="middle" fo:padding-top="0.0104in" fo:padding-left="0.0104in" fo:padding-bottom="0.0104in" fo:padding-right="0.0104in"/>
    </style:style>
    <style:style style:name="P254" style:parent-style-name="Normal" style:family="paragraph">
      <style:paragraph-properties style:vertical-align="auto"/>
      <style:text-properties fo:hyphenate="true"/>
    </style:style>
    <style:style style:name="T25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ableCell256" style:family="table-cell">
      <style:table-cell-properties fo:border="none" style:writing-mode="lr-tb" style:vertical-align="middle" fo:padding-top="0.0104in" fo:padding-left="0.0104in" fo:padding-bottom="0.0104in" fo:padding-right="0.0104in"/>
    </style:style>
    <style:style style:name="P257" style:parent-style-name="Normal" style:family="paragraph">
      <style:paragraph-properties style:vertical-align="auto"/>
      <style:text-properties fo:hyphenate="true"/>
    </style:style>
    <style:style style:name="T25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ableCell259" style:family="table-cell">
      <style:table-cell-properties fo:border="none" style:writing-mode="lr-tb" style:vertical-align="middle" fo:padding-top="0.0104in" fo:padding-left="0.0104in" fo:padding-bottom="0.0104in" fo:padding-right="0.0104in"/>
    </style:style>
    <style:style style:name="P260" style:parent-style-name="Normal" style:family="paragraph">
      <style:paragraph-properties style:vertical-align="auto"/>
      <style:text-properties fo:hyphenate="true"/>
    </style:style>
    <style:style style:name="T261"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ableRow262" style:family="table-row">
      <style:table-row-properties/>
    </style:style>
    <style:style style:name="TableCell263" style:family="table-cell">
      <style:table-cell-properties fo:border="none" style:writing-mode="lr-tb" style:vertical-align="middle" fo:padding-top="0.0104in" fo:padding-left="0.0104in" fo:padding-bottom="0.0104in" fo:padding-right="0.0104in"/>
    </style:style>
    <style:style style:name="P264" style:parent-style-name="Normal" style:family="paragraph">
      <style:paragraph-properties style:vertical-align="auto"/>
      <style:text-properties fo:hyphenate="true"/>
    </style:style>
    <style:style style:name="T26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ableCell266" style:family="table-cell">
      <style:table-cell-properties fo:border="none" style:writing-mode="lr-tb" style:vertical-align="middle" fo:padding-top="0.0104in" fo:padding-left="0.0104in" fo:padding-bottom="0.0104in" fo:padding-right="0.0104in"/>
    </style:style>
    <style:style style:name="P267" style:parent-style-name="Normal" style:family="paragraph">
      <style:paragraph-properties style:vertical-align="auto"/>
      <style:text-properties fo:hyphenate="true"/>
    </style:style>
    <style:style style:name="T26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ableCell269" style:family="table-cell">
      <style:table-cell-properties fo:border="none" style:writing-mode="lr-tb" style:vertical-align="middle" fo:padding-top="0.0104in" fo:padding-left="0.0104in" fo:padding-bottom="0.0104in" fo:padding-right="0.0104in"/>
    </style:style>
    <style:style style:name="P270" style:parent-style-name="Normal" style:family="paragraph">
      <style:paragraph-properties style:vertical-align="auto"/>
      <style:text-properties fo:hyphenate="true"/>
    </style:style>
    <style:style style:name="T271"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ableRow272" style:family="table-row">
      <style:table-row-properties/>
    </style:style>
    <style:style style:name="TableCell273" style:family="table-cell">
      <style:table-cell-properties fo:border="none" style:writing-mode="lr-tb" style:vertical-align="middle" fo:padding-top="0.0104in" fo:padding-left="0.0104in" fo:padding-bottom="0.0104in" fo:padding-right="0.0104in"/>
    </style:style>
    <style:style style:name="P274" style:parent-style-name="Normal" style:family="paragraph">
      <style:paragraph-properties style:vertical-align="auto"/>
      <style:text-properties fo:hyphenate="true"/>
    </style:style>
    <style:style style:name="T27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ableCell276" style:family="table-cell">
      <style:table-cell-properties fo:border="none" style:writing-mode="lr-tb" style:vertical-align="middle" fo:padding-top="0.0104in" fo:padding-left="0.0104in" fo:padding-bottom="0.0104in" fo:padding-right="0.0104in"/>
    </style:style>
    <style:style style:name="P277" style:parent-style-name="Normal" style:family="paragraph">
      <style:paragraph-properties style:vertical-align="auto"/>
      <style:text-properties fo:hyphenate="true"/>
    </style:style>
    <style:style style:name="T27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ableCell279" style:family="table-cell">
      <style:table-cell-properties fo:border="none" style:writing-mode="lr-tb" style:vertical-align="middle" fo:padding-top="0.0104in" fo:padding-left="0.0104in" fo:padding-bottom="0.0104in" fo:padding-right="0.0104in"/>
    </style:style>
    <style:style style:name="P280" style:parent-style-name="Normal" style:family="paragraph">
      <style:paragraph-properties style:vertical-align="auto"/>
      <style:text-properties fo:hyphenate="true"/>
    </style:style>
    <style:style style:name="T281"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ableRow282" style:family="table-row">
      <style:table-row-properties/>
    </style:style>
    <style:style style:name="TableCell283" style:family="table-cell">
      <style:table-cell-properties fo:border="none" style:writing-mode="lr-tb" style:vertical-align="middle" fo:padding-top="0.0104in" fo:padding-left="0.0104in" fo:padding-bottom="0.0104in" fo:padding-right="0.0104in"/>
    </style:style>
    <style:style style:name="P284" style:parent-style-name="Normal" style:family="paragraph">
      <style:paragraph-properties style:vertical-align="auto"/>
      <style:text-properties fo:hyphenate="true"/>
    </style:style>
    <style:style style:name="T28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ableCell286" style:family="table-cell">
      <style:table-cell-properties fo:border="none" style:writing-mode="lr-tb" style:vertical-align="middle" fo:padding-top="0.0104in" fo:padding-left="0.0104in" fo:padding-bottom="0.0104in" fo:padding-right="0.0104in"/>
    </style:style>
    <style:style style:name="P287" style:parent-style-name="Normal" style:family="paragraph">
      <style:paragraph-properties style:vertical-align="auto"/>
      <style:text-properties fo:hyphenate="true"/>
    </style:style>
    <style:style style:name="T28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ableCell289" style:family="table-cell">
      <style:table-cell-properties fo:border="none" style:writing-mode="lr-tb" style:vertical-align="middle" fo:padding-top="0.0104in" fo:padding-left="0.0104in" fo:padding-bottom="0.0104in" fo:padding-right="0.0104in"/>
    </style:style>
    <style:style style:name="P290" style:parent-style-name="Normal" style:family="paragraph">
      <style:paragraph-properties style:vertical-align="auto"/>
      <style:text-properties fo:hyphenate="true"/>
    </style:style>
    <style:style style:name="T291"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ableRow292" style:family="table-row">
      <style:table-row-properties/>
    </style:style>
    <style:style style:name="TableCell293" style:family="table-cell">
      <style:table-cell-properties fo:border="none" style:writing-mode="lr-tb" style:vertical-align="middle" fo:padding-top="0.0104in" fo:padding-left="0.0104in" fo:padding-bottom="0.0104in" fo:padding-right="0.0104in"/>
    </style:style>
    <style:style style:name="P294" style:parent-style-name="Normal" style:family="paragraph">
      <style:paragraph-properties style:vertical-align="auto"/>
      <style:text-properties fo:hyphenate="true"/>
    </style:style>
    <style:style style:name="T29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ableCell296" style:family="table-cell">
      <style:table-cell-properties fo:border="none" style:writing-mode="lr-tb" style:vertical-align="middle" fo:padding-top="0.0104in" fo:padding-left="0.0104in" fo:padding-bottom="0.0104in" fo:padding-right="0.0104in"/>
    </style:style>
    <style:style style:name="P297" style:parent-style-name="Normal" style:family="paragraph">
      <style:paragraph-properties style:vertical-align="auto"/>
      <style:text-properties fo:hyphenate="true"/>
    </style:style>
    <style:style style:name="T29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ableCell299" style:family="table-cell">
      <style:table-cell-properties fo:border="none" style:writing-mode="lr-tb" style:vertical-align="middle" fo:padding-top="0.0104in" fo:padding-left="0.0104in" fo:padding-bottom="0.0104in" fo:padding-right="0.0104in"/>
    </style:style>
    <style:style style:name="P300" style:parent-style-name="Normal" style:family="paragraph">
      <style:paragraph-properties style:vertical-align="auto"/>
      <style:text-properties fo:hyphenate="true"/>
    </style:style>
    <style:style style:name="T301"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ableRow302" style:family="table-row">
      <style:table-row-properties/>
    </style:style>
    <style:style style:name="TableCell303" style:family="table-cell">
      <style:table-cell-properties fo:border="none" style:writing-mode="lr-tb" style:vertical-align="middle" fo:padding-top="0.0104in" fo:padding-left="0.0104in" fo:padding-bottom="0.0104in" fo:padding-right="0.0104in"/>
    </style:style>
    <style:style style:name="P304" style:parent-style-name="Normal" style:family="paragraph">
      <style:paragraph-properties style:vertical-align="auto"/>
      <style:text-properties fo:hyphenate="true"/>
    </style:style>
    <style:style style:name="T30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ableCell306" style:family="table-cell">
      <style:table-cell-properties fo:border="none" style:writing-mode="lr-tb" style:vertical-align="middle" fo:padding-top="0.0104in" fo:padding-left="0.0104in" fo:padding-bottom="0.0104in" fo:padding-right="0.0104in"/>
    </style:style>
    <style:style style:name="P307" style:parent-style-name="Normal" style:family="paragraph">
      <style:paragraph-properties style:vertical-align="auto"/>
      <style:text-properties fo:hyphenate="true"/>
    </style:style>
    <style:style style:name="T30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ableCell309" style:family="table-cell">
      <style:table-cell-properties fo:border="none" style:writing-mode="lr-tb" style:vertical-align="middle" fo:padding-top="0.0104in" fo:padding-left="0.0104in" fo:padding-bottom="0.0104in" fo:padding-right="0.0104in"/>
    </style:style>
    <style:style style:name="P310" style:parent-style-name="Normal" style:family="paragraph">
      <style:paragraph-properties style:vertical-align="auto"/>
      <style:text-properties fo:hyphenate="true"/>
    </style:style>
    <style:style style:name="T311"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P31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313" style:parent-style-name="Standard" style:family="paragraph">
      <style:text-properties style:font-name="Calibri" style:font-name-complex="Calibri" fo:font-size="14pt" style:font-size-asian="14pt" style:font-size-complex="14pt"/>
    </style:style>
    <style:style style:name="P314" style:parent-style-name="Standard" style:family="paragraph">
      <style:text-properties style:font-name="Calibri" style:font-name-complex="Calibri" fo:font-size="14pt" style:font-size-asian="14pt" style:font-size-complex="14pt"/>
    </style:style>
    <style:style style:name="P315" style:parent-style-name="Standard" style:family="paragraph">
      <style:text-properties style:font-name="Calibri" style:font-name-complex="Calibri" fo:font-size="14pt" style:font-size-asian="14pt" style:font-size-complex="14pt"/>
    </style:style>
    <style:style style:name="P316" style:parent-style-name="Normal" style:family="paragraph">
      <style:paragraph-properties style:vertical-align="auto" fo:margin-top="0.0694in" fo:margin-bottom="0.0694in"/>
      <style:text-properties fo:hyphenate="true"/>
    </style:style>
    <style:style style:name="T317"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31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319"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320"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fo:hyphenate="true"/>
    </style:style>
    <style:style style:name="P321" style:parent-style-name="Normal" style:family="paragraph">
      <style:paragraph-properties style:vertical-align="auto" fo:margin-top="0.0694in" fo:margin-bottom="0.0694in"/>
      <style:text-properties fo:hyphenate="true"/>
    </style:style>
    <style:style style:name="T322"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32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324"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325"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326" style:parent-style-name="Normal" style:family="paragraph">
      <style:paragraph-properties style:vertical-align="auto" fo:margin-top="0.0694in" fo:margin-bottom="0.0694in"/>
      <style:text-properties fo:hyphenate="true"/>
    </style:style>
    <style:style style:name="T32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32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32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330"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331" style:parent-style-name="Normal" style:family="paragraph">
      <style:paragraph-properties style:vertical-align="auto" fo:margin-top="0.0694in" fo:margin-bottom="0.0694in"/>
      <style:text-properties fo:hyphenate="true"/>
    </style:style>
    <style:style style:name="T33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333"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33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335"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336"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337"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338"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33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IN" style:language-complex="ar" style:country-complex="SA" fo:hyphenate="true"/>
    </style:style>
    <style:style style:name="P34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34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34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34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34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34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34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34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34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34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35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35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35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35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35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35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356" style:parent-style-name="Normal" style:family="paragraph">
      <style:paragraph-properties style:vertical-align="auto" fo:margin-top="0.0694in" fo:margin-bottom="0.0694in"/>
      <style:text-properties fo:hyphenate="true"/>
    </style:style>
    <style:style style:name="T35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35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359" style:parent-style-name="Normal" style:family="paragraph">
      <style:paragraph-properties style:vertical-align="auto" fo:margin-top="0.0694in" fo:margin-bottom="0.0694in"/>
      <style:text-properties fo:hyphenate="true"/>
    </style:style>
    <style:style style:name="T360"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361"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362"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363"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364"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fo:hyphenate="true"/>
    </style:style>
    <style:style style:name="P365" style:parent-style-name="Normal" style:family="paragraph">
      <style:paragraph-properties style:vertical-align="auto" fo:margin-top="0.0694in" fo:margin-bottom="0.0694in"/>
      <style:text-properties fo:hyphenate="true"/>
    </style:style>
    <style:style style:name="T366"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36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36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36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370"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37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372"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373"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374" style:parent-style-name="Normal" style:family="paragraph">
      <style:paragraph-properties style:vertical-align="auto" fo:margin-top="0.0694in" fo:margin-bottom="0.0694in"/>
      <style:text-properties fo:hyphenate="true"/>
    </style:style>
    <style:style style:name="T37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376"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37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37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379"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380"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381" style:parent-style-name="Normal" style:family="paragraph">
      <style:paragraph-properties style:vertical-align="auto" fo:margin-top="0.0694in" fo:margin-bottom="0.0694in"/>
      <style:text-properties fo:hyphenate="true"/>
    </style:style>
    <style:style style:name="T38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383"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384"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385"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386"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387"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38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389"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390"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39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39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39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39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39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39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39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39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39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40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40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40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40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40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40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40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40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40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40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41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41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41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41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41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41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41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41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41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419" style:parent-style-name="Normal" style:family="paragraph">
      <style:paragraph-properties style:vertical-align="auto" fo:margin-top="0.0694in" fo:margin-bottom="0.0694in"/>
      <style:text-properties fo:hyphenate="true"/>
    </style:style>
    <style:style style:name="T420"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421"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422"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423"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424"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425" style:parent-style-name="Normal" style:family="paragraph">
      <style:paragraph-properties style:vertical-align="auto" fo:margin-top="0.0694in" fo:margin-bottom="0.0694in"/>
      <style:text-properties fo:hyphenate="true"/>
    </style:style>
    <style:style style:name="T426"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42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42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429" style:parent-style-name="Normal" style:family="paragraph">
      <style:paragraph-properties style:vertical-align="auto" fo:margin-top="0.0694in" fo:margin-bottom="0.0694in"/>
      <style:text-properties fo:hyphenate="true"/>
    </style:style>
    <style:style style:name="T430"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431"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432"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433" style:parent-style-name="Heading1" style:family="paragraph">
      <style:text-properties style:language-asian="en" style:country-asian="IN" style:language-complex="ar" style:country-complex="SA"/>
    </style:style>
    <style:style style:name="TableColumn435" style:family="table-column">
      <style:table-column-properties style:column-width="0.993in"/>
    </style:style>
    <style:style style:name="TableColumn436" style:family="table-column">
      <style:table-column-properties style:column-width="2.3888in"/>
    </style:style>
    <style:style style:name="TableColumn437" style:family="table-column">
      <style:table-column-properties style:column-width="3.3111in"/>
    </style:style>
    <style:style style:name="Table434" style:family="table">
      <style:table-properties style:width="6.693in" fo:margin-left="0in" table:align="left"/>
    </style:style>
    <style:style style:name="TableRow438" style:family="table-row">
      <style:table-row-properties/>
    </style:style>
    <style:style style:name="TableCell439" style:family="table-cell">
      <style:table-cell-properties fo:border="none" style:writing-mode="lr-tb" style:vertical-align="middle" fo:padding-top="0.0104in" fo:padding-left="0.0104in" fo:padding-bottom="0.0104in" fo:padding-right="0.0104in"/>
    </style:style>
    <style:style style:name="P440" style:parent-style-name="Normal" style:family="paragraph">
      <style:paragraph-properties fo:text-align="center" style:vertical-align="auto"/>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TableCell441" style:family="table-cell">
      <style:table-cell-properties fo:border="none" style:writing-mode="lr-tb" style:vertical-align="middle" fo:padding-top="0.0104in" fo:padding-left="0.0104in" fo:padding-bottom="0.0104in" fo:padding-right="0.0104in"/>
    </style:style>
    <style:style style:name="P442" style:parent-style-name="Normal" style:family="paragraph">
      <style:paragraph-properties fo:text-align="center" style:vertical-align="auto"/>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TableCell443" style:family="table-cell">
      <style:table-cell-properties fo:border="none" style:writing-mode="lr-tb" style:vertical-align="middle" fo:padding-top="0.0104in" fo:padding-left="0.0104in" fo:padding-bottom="0.0104in" fo:padding-right="0.0104in"/>
    </style:style>
    <style:style style:name="P444" style:parent-style-name="Normal" style:family="paragraph">
      <style:paragraph-properties fo:text-align="center" style:vertical-align="auto"/>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TableRow445" style:family="table-row">
      <style:table-row-properties/>
    </style:style>
    <style:style style:name="TableCell446" style:family="table-cell">
      <style:table-cell-properties fo:border="none" style:writing-mode="lr-tb" style:vertical-align="middle" fo:padding-top="0.0104in" fo:padding-left="0.0104in" fo:padding-bottom="0.0104in" fo:padding-right="0.0104in"/>
    </style:style>
    <style:style style:name="P447" style:parent-style-name="Normal" style:family="paragraph">
      <style:paragraph-properties style:vertical-align="auto"/>
      <style:text-properties fo:hyphenate="true"/>
    </style:style>
    <style:style style:name="T44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ableCell449" style:family="table-cell">
      <style:table-cell-properties fo:border="none" style:writing-mode="lr-tb" style:vertical-align="middle" fo:padding-top="0.0104in" fo:padding-left="0.0104in" fo:padding-bottom="0.0104in" fo:padding-right="0.0104in"/>
    </style:style>
    <style:style style:name="P450" style:parent-style-name="Normal" style:family="paragraph">
      <style:paragraph-properties style:vertical-align="auto"/>
      <style:text-properties fo:hyphenate="true"/>
    </style:style>
    <style:style style:name="T451"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452"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453"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ableCell454" style:family="table-cell">
      <style:table-cell-properties fo:border="none" style:writing-mode="lr-tb" style:vertical-align="middle" fo:padding-top="0.0104in" fo:padding-left="0.0104in" fo:padding-bottom="0.0104in" fo:padding-right="0.0104in"/>
    </style:style>
    <style:style style:name="P455" style:parent-style-name="Normal" style:family="paragraph">
      <style:paragraph-properties style:vertical-align="auto"/>
      <style:text-properties fo:hyphenate="true"/>
    </style:style>
    <style:style style:name="T456"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45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45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459"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460"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ableRow461" style:family="table-row">
      <style:table-row-properties/>
    </style:style>
    <style:style style:name="TableCell462" style:family="table-cell">
      <style:table-cell-properties fo:border="none" style:writing-mode="lr-tb" style:vertical-align="middle" fo:padding-top="0.0104in" fo:padding-left="0.0104in" fo:padding-bottom="0.0104in" fo:padding-right="0.0104in"/>
    </style:style>
    <style:style style:name="P463" style:parent-style-name="Normal" style:family="paragraph">
      <style:paragraph-properties style:vertical-align="auto"/>
      <style:text-properties fo:hyphenate="true"/>
    </style:style>
    <style:style style:name="T46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ableCell465" style:family="table-cell">
      <style:table-cell-properties fo:border="none" style:writing-mode="lr-tb" style:vertical-align="middle" fo:padding-top="0.0104in" fo:padding-left="0.0104in" fo:padding-bottom="0.0104in" fo:padding-right="0.0104in"/>
    </style:style>
    <style:style style:name="P466" style:parent-style-name="Normal" style:family="paragraph">
      <style:paragraph-properties style:vertical-align="auto"/>
      <style:text-properties fo:hyphenate="true"/>
    </style:style>
    <style:style style:name="T467"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46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469"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ableCell470" style:family="table-cell">
      <style:table-cell-properties fo:border="none" style:writing-mode="lr-tb" style:vertical-align="middle" fo:padding-top="0.0104in" fo:padding-left="0.0104in" fo:padding-bottom="0.0104in" fo:padding-right="0.0104in"/>
    </style:style>
    <style:style style:name="P471" style:parent-style-name="Normal" style:family="paragraph">
      <style:paragraph-properties style:vertical-align="auto"/>
      <style:text-properties fo:hyphenate="true"/>
    </style:style>
    <style:style style:name="T472"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473"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474"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ableRow475" style:family="table-row">
      <style:table-row-properties/>
    </style:style>
    <style:style style:name="TableCell476" style:family="table-cell">
      <style:table-cell-properties fo:border="none" style:writing-mode="lr-tb" style:vertical-align="middle" fo:padding-top="0.0104in" fo:padding-left="0.0104in" fo:padding-bottom="0.0104in" fo:padding-right="0.0104in"/>
    </style:style>
    <style:style style:name="P477" style:parent-style-name="Normal" style:family="paragraph">
      <style:paragraph-properties style:vertical-align="auto"/>
      <style:text-properties fo:hyphenate="true"/>
    </style:style>
    <style:style style:name="T47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ableCell479" style:family="table-cell">
      <style:table-cell-properties fo:border="none" style:writing-mode="lr-tb" style:vertical-align="middle" fo:padding-top="0.0104in" fo:padding-left="0.0104in" fo:padding-bottom="0.0104in" fo:padding-right="0.0104in"/>
    </style:style>
    <style:style style:name="P480"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TableCell481" style:family="table-cell">
      <style:table-cell-properties fo:border="none" style:writing-mode="lr-tb" style:vertical-align="middle" fo:padding-top="0.0104in" fo:padding-left="0.0104in" fo:padding-bottom="0.0104in" fo:padding-right="0.0104in"/>
    </style:style>
    <style:style style:name="P482"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TableRow483" style:family="table-row">
      <style:table-row-properties/>
    </style:style>
    <style:style style:name="TableCell484" style:family="table-cell">
      <style:table-cell-properties fo:border="none" style:writing-mode="lr-tb" style:vertical-align="middle" fo:padding-top="0.0104in" fo:padding-left="0.0104in" fo:padding-bottom="0.0104in" fo:padding-right="0.0104in"/>
    </style:style>
    <style:style style:name="P485" style:parent-style-name="Normal" style:family="paragraph">
      <style:paragraph-properties style:vertical-align="auto"/>
      <style:text-properties fo:hyphenate="true"/>
    </style:style>
    <style:style style:name="T486"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ableCell487" style:family="table-cell">
      <style:table-cell-properties fo:border="none" style:writing-mode="lr-tb" style:vertical-align="middle" fo:padding-top="0.0104in" fo:padding-left="0.0104in" fo:padding-bottom="0.0104in" fo:padding-right="0.0104in"/>
    </style:style>
    <style:style style:name="P488"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TableCell489" style:family="table-cell">
      <style:table-cell-properties fo:border="none" style:writing-mode="lr-tb" style:vertical-align="middle" fo:padding-top="0.0104in" fo:padding-left="0.0104in" fo:padding-bottom="0.0104in" fo:padding-right="0.0104in"/>
    </style:style>
    <style:style style:name="P490"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TableRow491" style:family="table-row">
      <style:table-row-properties/>
    </style:style>
    <style:style style:name="TableCell492" style:family="table-cell">
      <style:table-cell-properties fo:border="none" style:writing-mode="lr-tb" style:vertical-align="middle" fo:padding-top="0.0104in" fo:padding-left="0.0104in" fo:padding-bottom="0.0104in" fo:padding-right="0.0104in"/>
    </style:style>
    <style:style style:name="P493" style:parent-style-name="Normal" style:family="paragraph">
      <style:paragraph-properties style:vertical-align="auto"/>
      <style:text-properties fo:hyphenate="true"/>
    </style:style>
    <style:style style:name="T49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ableCell495" style:family="table-cell">
      <style:table-cell-properties fo:border="none" style:writing-mode="lr-tb" style:vertical-align="middle" fo:padding-top="0.0104in" fo:padding-left="0.0104in" fo:padding-bottom="0.0104in" fo:padding-right="0.0104in"/>
    </style:style>
    <style:style style:name="P496"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TableCell497" style:family="table-cell">
      <style:table-cell-properties fo:border="none" style:writing-mode="lr-tb" style:vertical-align="middle" fo:padding-top="0.0104in" fo:padding-left="0.0104in" fo:padding-bottom="0.0104in" fo:padding-right="0.0104in"/>
    </style:style>
    <style:style style:name="P498"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499"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fo:hyphenate="true"/>
    </style:style>
    <style:style style:name="P500" style:parent-style-name="Normal" style:family="paragraph">
      <style:paragraph-properties style:vertical-align="auto" fo:margin-top="0.0694in" fo:margin-bottom="0.0694in"/>
      <style:text-properties fo:hyphenate="true"/>
    </style:style>
    <style:style style:name="T50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502"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503" style:parent-style-name="Normal" style:family="paragraph">
      <style:paragraph-properties style:vertical-align="auto" fo:margin-top="0.0694in" fo:margin-bottom="0.0694in"/>
      <style:text-properties fo:hyphenate="true"/>
    </style:style>
    <style:style style:name="T50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505"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506" style:parent-style-name="Normal" style:family="paragraph">
      <style:paragraph-properties style:vertical-align="auto" fo:margin-top="0.0694in" fo:margin-bottom="0.0694in"/>
      <style:text-properties fo:hyphenate="true"/>
    </style:style>
    <style:style style:name="T50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50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509" style:parent-style-name="Normal" style:family="paragraph">
      <style:paragraph-properties style:vertical-align="auto" fo:margin-top="0.0694in" fo:margin-bottom="0.0694in"/>
      <style:text-properties fo:hyphenate="true"/>
    </style:style>
    <style:style style:name="T51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511"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512" style:parent-style-name="Heading1" style:family="paragraph">
      <style:text-properties style:language-asian="en" style:country-asian="IN" style:language-complex="ar" style:country-complex="SA"/>
    </style:style>
    <style:style style:name="P51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514"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51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1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1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1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1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2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2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2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2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2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2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2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2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2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529" style:parent-style-name="Normal" style:family="paragraph">
      <style:paragraph-properties style:vertical-align="auto" fo:margin-top="0.0694in" fo:margin-bottom="0.0694in"/>
      <style:text-properties fo:hyphenate="true"/>
    </style:style>
    <style:style style:name="T530"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531"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532"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533"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534" style:parent-style-name="Normal" style:family="paragraph">
      <style:paragraph-properties style:vertical-align="auto" fo:margin-top="0.0694in" fo:margin-bottom="0.0694in"/>
      <style:text-properties fo:hyphenate="true"/>
    </style:style>
    <style:style style:name="T535"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536"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537"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53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539"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540"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fo:hyphenate="true"/>
    </style:style>
    <style:style style:name="P54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542"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54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4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4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4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4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4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4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5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5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5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5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5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5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5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5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5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5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56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561" style:parent-style-name="Normal" style:family="paragraph">
      <style:paragraph-properties style:vertical-align="auto" fo:margin-top="0.0694in" fo:margin-bottom="0.0694in"/>
      <style:text-properties fo:hyphenate="true"/>
    </style:style>
    <style:style style:name="T562"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563"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564"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565"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fo:hyphenate="true"/>
    </style:style>
    <style:style style:name="P566" style:parent-style-name="Normal" style:family="paragraph">
      <style:paragraph-properties style:vertical-align="auto" fo:margin-top="0.0694in" fo:margin-bottom="0.0694in"/>
      <style:text-properties fo:hyphenate="true"/>
    </style:style>
    <style:style style:name="T56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56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569" style:parent-style-name="Normal" style:family="paragraph">
      <style:paragraph-properties style:vertical-align="auto" fo:margin-top="0.0694in" fo:margin-bottom="0.0694in"/>
      <style:text-properties fo:hyphenate="true"/>
    </style:style>
    <style:style style:name="T570"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57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572"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57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574"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575" style:parent-style-name="Normal" style:family="paragraph">
      <style:paragraph-properties style:vertical-align="auto" fo:margin-top="0.0694in" fo:margin-bottom="0.0694in"/>
      <style:text-properties fo:hyphenate="true"/>
    </style:style>
    <style:style style:name="T576"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577"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57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579"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58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581" style:parent-style-name="Heading1" style:family="paragraph">
      <style:text-properties style:language-asian="en" style:country-asian="IN" style:language-complex="ar" style:country-complex="SA"/>
    </style:style>
    <style:style style:name="P58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583"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58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585"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586" style:parent-style-name="Normal" style:family="paragraph">
      <style:paragraph-properties style:vertical-align="auto" fo:margin-top="0.0694in" fo:margin-bottom="0.0694in"/>
      <style:text-properties fo:hyphenate="true"/>
    </style:style>
    <style:style style:name="T587"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588"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58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590" style:parent-style-name="Normal" style:family="paragraph">
      <style:paragraph-properties style:vertical-align="auto" fo:margin-top="0.0694in" fo:margin-bottom="0.0694in"/>
      <style:text-properties fo:hyphenate="true"/>
    </style:style>
    <style:style style:name="T591"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T59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P593" style:parent-style-name="Normal" style:family="paragraph">
      <style:paragraph-properties style:vertical-align="auto" fo:margin-top="0.0694in" fo:margin-bottom="0.0694in"/>
      <style:text-properties fo:hyphenate="true"/>
    </style:style>
    <style:style style:name="T594"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595"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596" style:parent-style-name="Normal" style:family="paragraph">
      <style:paragraph-properties style:vertical-align="auto" fo:margin-top="0.0694in" fo:margin-bottom="0.0694in"/>
      <style:text-properties fo:hyphenate="true"/>
    </style:style>
    <style:style style:name="T597"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598"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599" style:parent-style-name="Normal" style:family="paragraph">
      <style:paragraph-properties style:vertical-align="auto" fo:margin-top="0.0694in" fo:margin-bottom="0.0694in"/>
      <style:text-properties fo:hyphenate="true"/>
    </style:style>
    <style:style style:name="T60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601"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60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03" style:parent-style-name="Normal" style:family="paragraph">
      <style:paragraph-properties style:vertical-align="auto" fo:margin-top="0.0694in" fo:margin-bottom="0.0694in"/>
      <style:text-properties fo:hyphenate="true"/>
    </style:style>
    <style:style style:name="T604"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605"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606" style:parent-style-name="Normal" style:family="paragraph">
      <style:paragraph-properties style:vertical-align="auto" fo:margin-top="0.0694in" fo:margin-bottom="0.0694in"/>
      <style:text-properties fo:hyphenate="true"/>
    </style:style>
    <style:style style:name="T607"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608"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609"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61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1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1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1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1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1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1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1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1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1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20"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62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22"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623" style:parent-style-name="Normal" style:family="paragraph">
      <style:paragraph-properties style:vertical-align="auto" fo:margin-top="0.0694in" fo:margin-bottom="0.0694in"/>
      <style:text-properties fo:hyphenate="true"/>
    </style:style>
    <style:style style:name="T624"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625"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626" style:parent-style-name="Normal" style:family="paragraph">
      <style:paragraph-properties style:vertical-align="auto" fo:margin-top="0.0694in" fo:margin-bottom="0.0694in"/>
      <style:text-properties fo:hyphenate="true"/>
    </style:style>
    <style:style style:name="T627"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628"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629" style:parent-style-name="Normal" style:family="paragraph">
      <style:paragraph-properties style:vertical-align="auto" fo:margin-top="0.0694in" fo:margin-bottom="0.0694in"/>
      <style:text-properties fo:hyphenate="true"/>
    </style:style>
    <style:style style:name="T63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631"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632"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633" style:parent-style-name="Normal" style:family="paragraph">
      <style:paragraph-properties style:vertical-align="auto" fo:margin-top="0.0694in" fo:margin-bottom="0.0694in"/>
      <style:text-properties fo:hyphenate="true"/>
    </style:style>
    <style:style style:name="T634"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635"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63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37" style:parent-style-name="Normal" style:family="paragraph">
      <style:paragraph-properties style:vertical-align="auto" fo:margin-top="0.0694in" fo:margin-bottom="0.0694in"/>
      <style:text-properties fo:hyphenate="true"/>
    </style:style>
    <style:style style:name="T638"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639"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64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41" style:parent-style-name="Normal" style:family="paragraph">
      <style:paragraph-properties style:vertical-align="auto" fo:margin-top="0.0694in" fo:margin-bottom="0.0694in"/>
      <style:text-properties fo:hyphenate="true"/>
    </style:style>
    <style:style style:name="T64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643"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64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45"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64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4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4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4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5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5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5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5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5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5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656" style:parent-style-name="Heading1" style:family="paragraph">
      <style:text-properties style:language-asian="en" style:country-asian="IN" style:language-complex="ar" style:country-complex="SA"/>
    </style:style>
    <style:style style:name="TableColumn658" style:family="table-column">
      <style:table-column-properties style:column-width="1.0493in"/>
    </style:style>
    <style:style style:name="TableColumn659" style:family="table-column">
      <style:table-column-properties style:column-width="3.4381in"/>
    </style:style>
    <style:style style:name="TableColumn660" style:family="table-column">
      <style:table-column-properties style:column-width="2.2055in"/>
    </style:style>
    <style:style style:name="Table657" style:family="table">
      <style:table-properties style:width="6.693in" fo:margin-left="0in" table:align="left"/>
    </style:style>
    <style:style style:name="TableRow661" style:family="table-row">
      <style:table-row-properties/>
    </style:style>
    <style:style style:name="TableCell662" style:family="table-cell">
      <style:table-cell-properties fo:border="none" style:writing-mode="lr-tb" style:vertical-align="middle" fo:padding-top="0.0104in" fo:padding-left="0.0104in" fo:padding-bottom="0.0104in" fo:padding-right="0.0104in"/>
    </style:style>
    <style:style style:name="P663"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TableCell664" style:family="table-cell">
      <style:table-cell-properties fo:border="none" style:writing-mode="lr-tb" style:vertical-align="middle" fo:padding-top="0.0104in" fo:padding-left="0.0104in" fo:padding-bottom="0.0104in" fo:padding-right="0.0104in"/>
    </style:style>
    <style:style style:name="P665"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TableCell666" style:family="table-cell">
      <style:table-cell-properties fo:border="none" style:writing-mode="lr-tb" style:vertical-align="middle" fo:padding-top="0.0104in" fo:padding-left="0.0104in" fo:padding-bottom="0.0104in" fo:padding-right="0.0104in"/>
    </style:style>
    <style:style style:name="P667"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TableRow668" style:family="table-row">
      <style:table-row-properties/>
    </style:style>
    <style:style style:name="TableCell669" style:family="table-cell">
      <style:table-cell-properties fo:border="none" style:writing-mode="lr-tb" style:vertical-align="middle" fo:padding-top="0.0104in" fo:padding-left="0.0104in" fo:padding-bottom="0.0104in" fo:padding-right="0.0104in"/>
    </style:style>
    <style:style style:name="P670" style:parent-style-name="Normal" style:family="paragraph">
      <style:paragraph-properties style:vertical-align="auto" fo:margin-top="0.0694in" fo:margin-bottom="0.0694in"/>
      <style:text-properties fo:hyphenate="true"/>
    </style:style>
    <style:style style:name="T671"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ableCell672" style:family="table-cell">
      <style:table-cell-properties fo:border="none" style:writing-mode="lr-tb" style:vertical-align="middle" fo:padding-top="0.0104in" fo:padding-left="0.0104in" fo:padding-bottom="0.0104in" fo:padding-right="0.0104in"/>
    </style:style>
    <style:style style:name="P67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TableCell674" style:family="table-cell">
      <style:table-cell-properties fo:border="none" style:writing-mode="lr-tb" style:vertical-align="middle" fo:padding-top="0.0104in" fo:padding-left="0.0104in" fo:padding-bottom="0.0104in" fo:padding-right="0.0104in"/>
    </style:style>
    <style:style style:name="P67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TableRow676" style:family="table-row">
      <style:table-row-properties/>
    </style:style>
    <style:style style:name="TableCell677" style:family="table-cell">
      <style:table-cell-properties fo:border="none" style:writing-mode="lr-tb" style:vertical-align="middle" fo:padding-top="0.0104in" fo:padding-left="0.0104in" fo:padding-bottom="0.0104in" fo:padding-right="0.0104in"/>
    </style:style>
    <style:style style:name="P678" style:parent-style-name="Normal" style:family="paragraph">
      <style:paragraph-properties style:vertical-align="auto" fo:margin-top="0.0694in" fo:margin-bottom="0.0694in"/>
      <style:text-properties fo:hyphenate="true"/>
    </style:style>
    <style:style style:name="T67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ableCell680" style:family="table-cell">
      <style:table-cell-properties fo:border="none" style:writing-mode="lr-tb" style:vertical-align="middle" fo:padding-top="0.0104in" fo:padding-left="0.0104in" fo:padding-bottom="0.0104in" fo:padding-right="0.0104in"/>
    </style:style>
    <style:style style:name="P68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TableCell682" style:family="table-cell">
      <style:table-cell-properties fo:border="none" style:writing-mode="lr-tb" style:vertical-align="middle" fo:padding-top="0.0104in" fo:padding-left="0.0104in" fo:padding-bottom="0.0104in" fo:padding-right="0.0104in"/>
    </style:style>
    <style:style style:name="P68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TableRow684" style:family="table-row">
      <style:table-row-properties/>
    </style:style>
    <style:style style:name="TableCell685" style:family="table-cell">
      <style:table-cell-properties fo:border="none" style:writing-mode="lr-tb" style:vertical-align="middle" fo:padding-top="0.0104in" fo:padding-left="0.0104in" fo:padding-bottom="0.0104in" fo:padding-right="0.0104in"/>
    </style:style>
    <style:style style:name="P686" style:parent-style-name="Normal" style:family="paragraph">
      <style:paragraph-properties style:vertical-align="auto" fo:margin-top="0.0694in" fo:margin-bottom="0.0694in"/>
      <style:text-properties fo:hyphenate="true"/>
    </style:style>
    <style:style style:name="T687"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ableCell688" style:family="table-cell">
      <style:table-cell-properties fo:border="none" style:writing-mode="lr-tb" style:vertical-align="middle" fo:padding-top="0.0104in" fo:padding-left="0.0104in" fo:padding-bottom="0.0104in" fo:padding-right="0.0104in"/>
    </style:style>
    <style:style style:name="P68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TableCell690" style:family="table-cell">
      <style:table-cell-properties fo:border="none" style:writing-mode="lr-tb" style:vertical-align="middle" fo:padding-top="0.0104in" fo:padding-left="0.0104in" fo:padding-bottom="0.0104in" fo:padding-right="0.0104in"/>
    </style:style>
    <style:style style:name="P69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TableRow692" style:family="table-row">
      <style:table-row-properties/>
    </style:style>
    <style:style style:name="TableCell693" style:family="table-cell">
      <style:table-cell-properties fo:border="none" style:writing-mode="lr-tb" style:vertical-align="middle" fo:padding-top="0.0104in" fo:padding-left="0.0104in" fo:padding-bottom="0.0104in" fo:padding-right="0.0104in"/>
    </style:style>
    <style:style style:name="P694" style:parent-style-name="Normal" style:family="paragraph">
      <style:paragraph-properties style:vertical-align="auto" fo:margin-top="0.0694in" fo:margin-bottom="0.0694in"/>
      <style:text-properties fo:hyphenate="true"/>
    </style:style>
    <style:style style:name="T695"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ableCell696" style:family="table-cell">
      <style:table-cell-properties fo:border="none" style:writing-mode="lr-tb" style:vertical-align="middle" fo:padding-top="0.0104in" fo:padding-left="0.0104in" fo:padding-bottom="0.0104in" fo:padding-right="0.0104in"/>
    </style:style>
    <style:style style:name="P69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TableCell698" style:family="table-cell">
      <style:table-cell-properties fo:border="none" style:writing-mode="lr-tb" style:vertical-align="middle" fo:padding-top="0.0104in" fo:padding-left="0.0104in" fo:padding-bottom="0.0104in" fo:padding-right="0.0104in"/>
    </style:style>
    <style:style style:name="P69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TableRow700" style:family="table-row">
      <style:table-row-properties/>
    </style:style>
    <style:style style:name="TableCell701" style:family="table-cell">
      <style:table-cell-properties fo:border="none" style:writing-mode="lr-tb" style:vertical-align="middle" fo:padding-top="0.0104in" fo:padding-left="0.0104in" fo:padding-bottom="0.0104in" fo:padding-right="0.0104in"/>
    </style:style>
    <style:style style:name="P702" style:parent-style-name="Normal" style:family="paragraph">
      <style:paragraph-properties style:vertical-align="auto" fo:margin-top="0.0694in" fo:margin-bottom="0.0694in"/>
      <style:text-properties fo:hyphenate="true"/>
    </style:style>
    <style:style style:name="T703"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ableCell704" style:family="table-cell">
      <style:table-cell-properties fo:border="none" style:writing-mode="lr-tb" style:vertical-align="middle" fo:padding-top="0.0104in" fo:padding-left="0.0104in" fo:padding-bottom="0.0104in" fo:padding-right="0.0104in"/>
    </style:style>
    <style:style style:name="P70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TableCell706" style:family="table-cell">
      <style:table-cell-properties fo:border="none" style:writing-mode="lr-tb" style:vertical-align="middle" fo:padding-top="0.0104in" fo:padding-left="0.0104in" fo:padding-bottom="0.0104in" fo:padding-right="0.0104in"/>
    </style:style>
    <style:style style:name="P70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TableRow708" style:family="table-row">
      <style:table-row-properties/>
    </style:style>
    <style:style style:name="TableCell709" style:family="table-cell">
      <style:table-cell-properties fo:border="none" style:writing-mode="lr-tb" style:vertical-align="middle" fo:padding-top="0.0104in" fo:padding-left="0.0104in" fo:padding-bottom="0.0104in" fo:padding-right="0.0104in"/>
    </style:style>
    <style:style style:name="P710" style:parent-style-name="Normal" style:family="paragraph">
      <style:paragraph-properties style:vertical-align="auto" fo:margin-top="0.0694in" fo:margin-bottom="0.0694in"/>
      <style:text-properties fo:hyphenate="true"/>
    </style:style>
    <style:style style:name="T711"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ableCell712" style:family="table-cell">
      <style:table-cell-properties fo:border="none" style:writing-mode="lr-tb" style:vertical-align="middle" fo:padding-top="0.0104in" fo:padding-left="0.0104in" fo:padding-bottom="0.0104in" fo:padding-right="0.0104in"/>
    </style:style>
    <style:style style:name="P71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TableCell714" style:family="table-cell">
      <style:table-cell-properties fo:border="none" style:writing-mode="lr-tb" style:vertical-align="middle" fo:padding-top="0.0104in" fo:padding-left="0.0104in" fo:padding-bottom="0.0104in" fo:padding-right="0.0104in"/>
    </style:style>
    <style:style style:name="P71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TableRow716" style:family="table-row">
      <style:table-row-properties/>
    </style:style>
    <style:style style:name="TableCell717" style:family="table-cell">
      <style:table-cell-properties fo:border="none" style:writing-mode="lr-tb" style:vertical-align="middle" fo:padding-top="0.0104in" fo:padding-left="0.0104in" fo:padding-bottom="0.0104in" fo:padding-right="0.0104in"/>
    </style:style>
    <style:style style:name="P718" style:parent-style-name="Normal" style:family="paragraph">
      <style:paragraph-properties style:vertical-align="auto" fo:margin-top="0.0694in" fo:margin-bottom="0.0694in"/>
      <style:text-properties fo:hyphenate="true"/>
    </style:style>
    <style:style style:name="T71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ableCell720" style:family="table-cell">
      <style:table-cell-properties fo:border="none" style:writing-mode="lr-tb" style:vertical-align="middle" fo:padding-top="0.0104in" fo:padding-left="0.0104in" fo:padding-bottom="0.0104in" fo:padding-right="0.0104in"/>
    </style:style>
    <style:style style:name="P72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TableCell722" style:family="table-cell">
      <style:table-cell-properties fo:border="none" style:writing-mode="lr-tb" style:vertical-align="middle" fo:padding-top="0.0104in" fo:padding-left="0.0104in" fo:padding-bottom="0.0104in" fo:padding-right="0.0104in"/>
    </style:style>
    <style:style style:name="P72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724" style:parent-style-name="Heading1" style:family="paragraph">
      <style:text-properties style:language-asian="en" style:country-asian="IN" style:language-complex="ar" style:country-complex="SA"/>
    </style:style>
    <style:style style:name="P725" style:parent-style-name="Normal" style:family="paragraph">
      <style:paragraph-properties style:vertical-align="auto" fo:margin-top="0.0694in" fo:margin-bottom="0.0694in"/>
      <style:text-properties fo:hyphenate="true"/>
    </style:style>
    <style:style style:name="T726"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P72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72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72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730" style:parent-style-name="Normal" style:family="paragraph">
      <style:paragraph-properties style:vertical-align="auto" fo:margin-top="0.0694in" fo:margin-bottom="0.0694in"/>
      <style:text-properties fo:hyphenate="true"/>
    </style:style>
    <style:style style:name="T731"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P73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73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73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735"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73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737" style:parent-style-name="Standard" style:family="paragraph">
      <style:text-properties style:font-name="Calibri" style:font-name-complex="Calibri" fo:font-weight="bold" style:font-weight-asian="bold" style:font-weight-complex="bold" fo:font-size="20pt" style:font-size-asian="20pt" style:font-size-complex="20pt"/>
    </style:style>
    <style:style style:name="P738" style:parent-style-name="Standard" style:family="paragraph">
      <style:text-properties style:font-name="Calibri" style:font-name-complex="Calibri" fo:font-weight="bold" style:font-weight-asian="bold" style:font-weight-complex="bold" fo:font-size="20pt" style:font-size-asian="20pt" style:font-size-complex="20pt"/>
    </style:style>
    <style:style style:name="P739" style:parent-style-name="Standard" style:family="paragraph">
      <style:text-properties style:font-name="Calibri" style:font-name-complex="Calibri" fo:font-weight="bold" style:font-weight-asian="bold" style:font-weight-complex="bold" fo:font-size="20pt" style:font-size-asian="20pt" style:font-size-complex="20pt"/>
    </style:style>
    <style:style style:name="P740" style:parent-style-name="Standard" style:family="paragraph">
      <style:text-properties style:font-name="Calibri" style:font-name-complex="Calibri" fo:font-size="14pt" style:font-size-asian="14pt" style:font-size-complex="14pt"/>
    </style:style>
    <style:style style:name="P741" style:parent-style-name="Normal" style:family="paragraph">
      <style:paragraph-properties style:vertical-align="auto" fo:margin-top="0.0694in" fo:margin-bottom="0.0694in"/>
      <style:text-properties fo:hyphenate="true"/>
    </style:style>
    <style:style style:name="T742"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T743"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744"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745"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T746" style:parent-style-name="DefaultParagraphFont" style:family="text">
      <style:text-properties style:font-name-asian="Times New Roman" style:language-asian="en" style:country-asian="IN" style:language-complex="ar" style:country-complex="SA"/>
    </style:style>
    <style:style style:name="P747" style:parent-style-name="Normal" style:family="paragraph">
      <style:paragraph-properties style:vertical-align="auto" fo:margin-top="0.0694in" fo:margin-bottom="0.0694in"/>
      <style:text-properties fo:hyphenate="true"/>
    </style:style>
    <style:style style:name="T748"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749"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750" style:parent-style-name="Normal" style:family="paragraph">
      <style:paragraph-properties style:vertical-align="auto" fo:margin-top="0.0694in" fo:margin-bottom="0.0694in"/>
      <style:text-properties fo:hyphenate="true"/>
    </style:style>
    <style:style style:name="T751"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752"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753" style:parent-style-name="Normal"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754"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55"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56"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57"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58"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59"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60"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61"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62"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63"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64"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65"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66"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67"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68"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69"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70" style:parent-style-name="Normal"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77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772" style:parent-style-name="Normal" style:family="paragraph">
      <style:paragraph-properties style:vertical-align="auto"/>
      <style:text-properties fo:hyphenate="true"/>
    </style:style>
    <style:style style:name="T773"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T774" style:parent-style-name="DefaultParagraphFont" style:family="text">
      <style:text-properties style:font-name-asian="Times New Roman" style:language-asian="en" style:country-asian="IN" style:language-complex="ar" style:country-complex="SA"/>
    </style:style>
    <style:style style:name="P775" style:parent-style-name="Normal" style:family="paragraph">
      <style:paragraph-properties style:vertical-align="auto" fo:margin-top="0.0694in" fo:margin-bottom="0.0694in"/>
      <style:text-properties fo:hyphenate="true"/>
    </style:style>
    <style:style style:name="T776"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777"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778" style:parent-style-name="Normal" style:family="paragraph">
      <style:paragraph-properties style:vertical-align="auto" fo:margin-top="0.0694in" fo:margin-bottom="0.0694in"/>
      <style:text-properties fo:hyphenate="true"/>
    </style:style>
    <style:style style:name="T77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780"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781" style:parent-style-name="Normal"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782"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83"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84"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85"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86"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87"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88"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89"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90"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91"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92"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93"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94"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95"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96"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97"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98"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799"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00"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01"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02"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03"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04" style:parent-style-name="Normal"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80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806" style:parent-style-name="Normal" style:family="paragraph">
      <style:paragraph-properties style:vertical-align="auto" fo:margin-top="0.0694in" fo:margin-bottom="0.0694in"/>
      <style:text-properties fo:hyphenate="true"/>
    </style:style>
    <style:style style:name="T807"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T808" style:parent-style-name="DefaultParagraphFont" style:family="text">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style:style>
    <style:style style:name="T809"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81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811" style:parent-style-name="Normal" style:family="paragraph">
      <style:paragraph-properties style:vertical-align="auto"/>
      <style:text-properties fo:hyphenate="true"/>
    </style:style>
    <style:style style:name="T812"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T813" style:parent-style-name="DefaultParagraphFont" style:family="text">
      <style:text-properties style:font-name-asian="Times New Roman" style:language-asian="en" style:country-asian="IN" style:language-complex="ar" style:country-complex="SA"/>
    </style:style>
    <style:style style:name="P814" style:parent-style-name="Normal" style:family="paragraph">
      <style:paragraph-properties style:vertical-align="auto" fo:margin-top="0.0694in" fo:margin-bottom="0.0694in"/>
      <style:text-properties fo:hyphenate="true"/>
    </style:style>
    <style:style style:name="T815"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816"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817" style:parent-style-name="Normal" style:family="paragraph">
      <style:paragraph-properties style:vertical-align="auto" fo:margin-top="0.0694in" fo:margin-bottom="0.0694in"/>
      <style:text-properties fo:hyphenate="true"/>
    </style:style>
    <style:style style:name="T818"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819"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T820" style:parent-style-name="DefaultParagraphFont" style:family="text">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style:style>
    <style:style style:name="T821"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822" style:parent-style-name="Normal"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823"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24"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25"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26"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27"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28"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29"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30"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31"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32"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33"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34"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35"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36"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37"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38"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39"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40"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41"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42"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43"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44" style:parent-style-name="Normal"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84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846" style:parent-style-name="Normal" style:family="paragraph">
      <style:paragraph-properties style:vertical-align="auto"/>
      <style:text-properties fo:hyphenate="true"/>
    </style:style>
    <style:style style:name="T847"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T848" style:parent-style-name="DefaultParagraphFont" style:family="text">
      <style:text-properties style:font-name-asian="Times New Roman" style:language-asian="en" style:country-asian="IN" style:language-complex="ar" style:country-complex="SA"/>
    </style:style>
    <style:style style:name="P849" style:parent-style-name="Normal" style:family="paragraph">
      <style:paragraph-properties style:vertical-align="auto" fo:margin-top="0.0694in" fo:margin-bottom="0.0694in"/>
      <style:text-properties fo:hyphenate="true"/>
    </style:style>
    <style:style style:name="T85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851"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T852" style:parent-style-name="DefaultParagraphFont" style:family="text">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style:style>
    <style:style style:name="T853"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854" style:parent-style-name="Normal" style:family="paragraph">
      <style:paragraph-properties style:vertical-align="auto" fo:margin-top="0.0694in" fo:margin-bottom="0.0694in"/>
      <style:text-properties fo:hyphenate="true"/>
    </style:style>
    <style:style style:name="T855"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856"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857" style:parent-style-name="Normal"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858"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59"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60"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61"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62"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63"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64"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65"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66"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67"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68"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69"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70"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71"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72"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73"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74"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75"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76"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77"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78"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79"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80"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81"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82"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83"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84"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85"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86"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87"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888" style:parent-style-name="Normal"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88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890" style:parent-style-name="Normal" style:family="paragraph">
      <style:paragraph-properties style:vertical-align="auto"/>
      <style:text-properties fo:hyphenate="true"/>
    </style:style>
    <style:style style:name="T891"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T892" style:parent-style-name="DefaultParagraphFont" style:family="text">
      <style:text-properties style:font-name-asian="Times New Roman" style:language-asian="en" style:country-asian="IN" style:language-complex="ar" style:country-complex="SA"/>
    </style:style>
    <style:style style:name="P893" style:parent-style-name="Normal" style:family="paragraph">
      <style:paragraph-properties style:vertical-align="auto" fo:margin-top="0.0694in" fo:margin-bottom="0.0694in"/>
      <style:text-properties fo:hyphenate="true"/>
    </style:style>
    <style:style style:name="T894"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895"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896" style:parent-style-name="Normal" style:family="paragraph">
      <style:paragraph-properties style:vertical-align="auto" fo:margin-top="0.0694in" fo:margin-bottom="0.0694in"/>
      <style:text-properties fo:hyphenate="true"/>
    </style:style>
    <style:style style:name="T897"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898"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899" style:parent-style-name="Normal"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900"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01"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02"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03"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04"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05"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06"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07"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08"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09"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10"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11"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12"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13"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14" style:parent-style-name="Normal"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91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916" style:parent-style-name="Normal" style:family="paragraph">
      <style:paragraph-properties style:vertical-align="auto"/>
      <style:text-properties fo:hyphenate="true"/>
    </style:style>
    <style:style style:name="T917"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T918" style:parent-style-name="DefaultParagraphFont" style:family="text">
      <style:text-properties style:font-name-asian="Times New Roman" style:language-asian="en" style:country-asian="IN" style:language-complex="ar" style:country-complex="SA"/>
    </style:style>
    <style:style style:name="P919" style:parent-style-name="Normal" style:family="paragraph">
      <style:paragraph-properties style:vertical-align="auto" fo:margin-top="0.0694in" fo:margin-bottom="0.0694in"/>
      <style:text-properties fo:hyphenate="true"/>
    </style:style>
    <style:style style:name="T92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921"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922" style:parent-style-name="Normal" style:family="paragraph">
      <style:paragraph-properties style:vertical-align="auto" fo:margin-top="0.0694in" fo:margin-bottom="0.0694in"/>
      <style:text-properties fo:hyphenate="true"/>
    </style:style>
    <style:style style:name="T923"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924"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925" style:parent-style-name="Normal"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926"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27"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28"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29"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30"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31"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32"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33"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34"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35"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36"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37"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38"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39"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40"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41"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42"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43"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44"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45"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46"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47"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48"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49"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50"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51" style:parent-style-name="Normal"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95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953" style:parent-style-name="Normal" style:family="paragraph">
      <style:paragraph-properties style:vertical-align="auto"/>
      <style:text-properties fo:hyphenate="true"/>
    </style:style>
    <style:style style:name="T954"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T955" style:parent-style-name="DefaultParagraphFont" style:family="text">
      <style:text-properties style:font-name-asian="Times New Roman" style:language-asian="en" style:country-asian="IN" style:language-complex="ar" style:country-complex="SA"/>
    </style:style>
    <style:style style:name="P956" style:parent-style-name="Normal" style:family="paragraph">
      <style:paragraph-properties style:vertical-align="auto" fo:margin-top="0.0694in" fo:margin-bottom="0.0694in"/>
      <style:text-properties fo:hyphenate="true"/>
    </style:style>
    <style:style style:name="T957"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958"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959" style:parent-style-name="Normal" style:family="paragraph">
      <style:paragraph-properties style:vertical-align="auto" fo:margin-top="0.0694in" fo:margin-bottom="0.0694in"/>
      <style:text-properties fo:hyphenate="true"/>
    </style:style>
    <style:style style:name="T96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961"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T962" style:parent-style-name="DefaultParagraphFont" style:family="text">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style:style>
    <style:style style:name="T963"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964" style:parent-style-name="Normal" style:family="paragraph">
      <style:paragraph-properties style:vertical-align="auto" fo:margin-top="0.0694in" fo:margin-bottom="0.0694in"/>
      <style:text-properties fo:hyphenate="true"/>
    </style:style>
    <style:style style:name="T965" style:parent-style-name="DefaultParagraphFont" style:family="text">
      <style:text-properties style:font-name="Calibri" style:font-name-complex="Calibri" fo:font-size="14pt" style:font-size-asian="14pt" style:font-size-complex="14pt"/>
    </style:style>
    <style:style style:name="T966" style:parent-style-name="HTMLCode" style:family="text">
      <style:text-properties style:font-name="Calibri" style:font-name-asian="Noto Serif CJK SC" style:font-name-complex="Calibri" fo:font-size="14pt" style:font-size-asian="14pt" style:font-size-complex="14pt"/>
    </style:style>
    <style:style style:name="T967" style:parent-style-name="DefaultParagraphFont" style:family="text">
      <style:text-properties style:font-name="Calibri" style:font-name-complex="Calibri" fo:font-size="14pt" style:font-size-asian="14pt" style:font-size-complex="14pt"/>
    </style:style>
    <style:style style:name="T968" style:parent-style-name="HTMLCode" style:family="text">
      <style:text-properties style:font-name="Calibri" style:font-name-asian="Noto Serif CJK SC" style:font-name-complex="Calibri" fo:font-size="14pt" style:font-size-asian="14pt" style:font-size-complex="14pt"/>
    </style:style>
    <style:style style:name="T969" style:parent-style-name="DefaultParagraphFont" style:family="text">
      <style:text-properties style:font-name="Calibri" style:font-name-complex="Calibri" fo:font-size="14pt" style:font-size-asian="14pt" style:font-size-complex="14pt"/>
    </style:style>
    <style:style style:name="P970" style:parent-style-name="Normal"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971"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72"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73"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74"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75"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76"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77"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78"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79"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80"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81"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82"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83"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84"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85"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86"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87"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88"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89"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90"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91"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92"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93" style:parent-style-name="ListParagraph" style:family="paragraph">
      <style:paragraph-properties style:vertical-align="auto">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ourier New" style:font-name-asian="Times New Roman" style:font-name-complex="Courier New"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994"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95"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96"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97"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98"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999"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1000"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1001"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1002"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1003"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1004"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1005"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1006"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1007"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1008"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1009"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1010"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1011"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1012"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1013"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1014"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1015"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1016"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1017"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1018"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1019"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1020"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1021"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1022" style:parent-style-name="Normal" style:family="paragraph">
      <style:paragraph-properties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fo:hyphenate="true"/>
    </style:style>
    <style:style style:name="P1023" style:parent-style-name="Normal"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102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102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1026" style:parent-style-name="Normal" style:family="paragraph">
      <style:paragraph-properties style:vertical-align="auto"/>
      <style:text-properties fo:hyphenate="true"/>
    </style:style>
    <style:style style:name="T1027"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1028"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1029" style:parent-style-name="Normal" style:family="paragraph">
      <style:paragraph-properties style:vertical-align="auto" fo:margin-top="0.0694in" fo:margin-bottom="0.0694in"/>
      <style:text-properties fo:hyphenate="true"/>
    </style:style>
    <style:style style:name="T103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1031"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T1032" style:parent-style-name="DefaultParagraphFont" style:family="text">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style:style>
    <style:style style:name="T1033"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1034" style:parent-style-name="Normal" style:family="paragraph">
      <style:paragraph-properties style:vertical-align="auto" fo:margin-top="0.0694in" fo:margin-bottom="0.0694in"/>
      <style:text-properties fo:hyphenate="true"/>
    </style:style>
    <style:style style:name="T1035"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style:style>
    <style:style style:name="T1036"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T1037" style:parent-style-name="DefaultParagraphFont" style:family="text">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style:style>
    <style:style style:name="T1038"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1039" style:parent-style-name="Normal" style:family="paragraph">
      <style:paragraph-properties style:vertical-align="auto"/>
      <style:text-properties fo:hyphenate="true"/>
    </style:style>
    <style:style style:name="T1040"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1041"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1042" style:parent-style-name="Normal" style:family="paragraph">
      <style:paragraph-properties style:vertical-align="auto" fo:margin-top="0.0694in" fo:margin-bottom="0.0694in"/>
      <style:text-properties fo:hyphenate="true"/>
    </style:style>
    <style:style style:name="T1043"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T1044" style:parent-style-name="DefaultParagraphFont" style:family="text">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style:style>
    <style:style style:name="T1045"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T1046" style:parent-style-name="DefaultParagraphFont" style:family="text">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style:style>
    <style:style style:name="T1047"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T1048" style:parent-style-name="DefaultParagraphFont" style:family="text">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style:style>
    <style:style style:name="T1049"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T1050" style:parent-style-name="DefaultParagraphFont" style:family="text">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style:style>
    <style:style style:name="T1051"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T1052" style:parent-style-name="DefaultParagraphFont" style:family="text">
      <style:text-properties style:font-name="Courier New" style:font-name-asian="Times New Roman" style:font-name-complex="Courier New" style:letter-kerning="false" fo:font-size="14pt" style:font-size-asian="14pt" style:font-size-complex="14pt" style:language-asian="en" style:country-asian="IN" style:language-complex="ar" style:country-complex="SA"/>
    </style:style>
    <style:style style:name="T1053"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en" style:country-asian="IN" style:language-complex="ar" style:country-complex="SA"/>
    </style:style>
    <style:style style:name="P1054" style:parent-style-name="Normal" style:family="paragraph">
      <style:paragraph-properties style:vertical-align="auto" fo:margin-top="0.0694in" fo:margin-bottom="0.0694in"/>
      <style:text-properties fo:hyphenate="true"/>
    </style:style>
    <style:style style:name="T1055" style:parent-style-name="DefaultParagraphFont" style:family="text">
      <style:text-properties style:font-name="Calibri" style:font-name-asian="Times New Roman" style:font-name-complex="Calibri" fo:font-weight="bold" style:font-weight-asian="bold" style:font-weight-complex="bold" style:letter-kerning="false" fo:font-size="14pt" style:font-size-asian="14pt" style:font-size-complex="14pt" style:language-asian="en" style:country-asian="IN" style:language-complex="ar" style:country-complex="SA"/>
    </style:style>
    <style:style style:name="T1056" style:parent-style-name="DefaultParagraphFont" style:family="text">
      <style:text-properties style:font-name="Calibri" style:font-name-asian="Times New Roman" style:font-name-complex="Calibri" style:letter-kerning="false" fo:font-size="14pt" style:font-size-asian="14pt" style:font-size-complex="14pt" style:language-asian="en" style:country-asian="IN" style:language-complex="ar" style:country-complex="SA"/>
    </style:style>
    <style:style style:name="P1057" style:parent-style-name="Heading1" style:family="paragraph">
      <style:text-properties style:language-asian="en" style:country-asian="IN" style:language-complex="ar" style:country-complex="SA"/>
    </style:style>
    <style:style style:name="T1058" style:parent-style-name="DefaultParagraphFont" style:family="text">
      <style:text-properties style:font-name-asian="Times New Roman" style:language-asian="en" style:country-asian="IN" style:language-complex="ar" style:country-complex="SA"/>
    </style:style>
    <style:style style:name="P1059"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60"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61" style:parent-style-name="Normal" style:family="paragraph">
      <style:paragraph-properties style:vertical-align="auto" fo:margin-top="0.0694in" fo:margin-bottom="0.0694in"/>
      <style:text-properties fo:hyphenate="true"/>
    </style:style>
    <style:style style:name="T1062" style:parent-style-name="DefaultParagraphFont" style:family="text">
      <style:text-properties style:font-name="Calibri" style:font-name-asian="Times New Roman" style:font-name-complex="Calibri" fo:font-weight="bold" style:font-weight-asian="bold" style:font-weight-complex="bold" style:letter-kerning="false" fo:font-size="14pt" style:font-size-asian="14pt" style:font-size-complex="14pt" style:language-asian="en" style:country-asian="IN" style:language-complex="ar" style:country-complex="SA"/>
    </style:style>
    <style:style style:name="T1063" style:parent-style-name="DefaultParagraphFont" style:family="text">
      <style:text-properties style:font-name="Calibri" style:font-name-asian="Times New Roman" style:font-name-complex="Calibri" style:letter-kerning="false" fo:font-size="14pt" style:font-size-asian="14pt" style:font-size-complex="14pt" style:language-asian="en" style:country-asian="IN" style:language-complex="ar" style:country-complex="SA"/>
    </style:style>
    <style:style style:name="P1064"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65"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66"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67"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68"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69"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70"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71"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72"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73"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74"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75"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76"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77"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78"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79"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80"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81"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T1082" style:parent-style-name="DefaultParagraphFont" style:family="text">
      <style:text-properties style:font-name-asian="Times New Roman" style:language-asian="en" style:country-asian="IN" style:language-complex="ar" style:country-complex="SA"/>
    </style:style>
    <style:style style:name="P1083"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84"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85" style:parent-style-name="Normal" style:family="paragraph">
      <style:paragraph-properties style:vertical-align="auto" fo:margin-top="0.0694in" fo:margin-bottom="0.0694in"/>
      <style:text-properties fo:hyphenate="true"/>
    </style:style>
    <style:style style:name="T1086" style:parent-style-name="DefaultParagraphFont" style:family="text">
      <style:text-properties style:font-name="Calibri" style:font-name-asian="Times New Roman" style:font-name-complex="Calibri" fo:font-weight="bold" style:font-weight-asian="bold" style:font-weight-complex="bold" style:letter-kerning="false" fo:font-size="14pt" style:font-size-asian="14pt" style:font-size-complex="14pt" style:language-asian="en" style:country-asian="IN" style:language-complex="ar" style:country-complex="SA"/>
    </style:style>
    <style:style style:name="T1087" style:parent-style-name="DefaultParagraphFont" style:family="text">
      <style:text-properties style:font-name="Calibri" style:font-name-asian="Times New Roman" style:font-name-complex="Calibri" style:letter-kerning="false" fo:font-size="14pt" style:font-size-asian="14pt" style:font-size-complex="14pt" style:language-asian="en" style:country-asian="IN" style:language-complex="ar" style:country-complex="SA"/>
    </style:style>
    <style:style style:name="P1088"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89"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90"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91"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92"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93"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94"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95"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96"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97"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98"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099"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00"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01"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02"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03"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04"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05"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T1106" style:parent-style-name="DefaultParagraphFont" style:family="text">
      <style:text-properties style:font-name-asian="Times New Roman" style:language-asian="en" style:country-asian="IN" style:language-complex="ar" style:country-complex="SA"/>
    </style:style>
    <style:style style:name="P1107"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08" style:parent-style-name="Normal" style:family="paragraph">
      <style:paragraph-properties style:vertical-align="auto" fo:margin-top="0.0694in" fo:margin-bottom="0.0694in"/>
      <style:text-properties fo:hyphenate="true"/>
    </style:style>
    <style:style style:name="T1109" style:parent-style-name="DefaultParagraphFont" style:family="text">
      <style:text-properties style:font-name="Calibri" style:font-name-asian="Times New Roman" style:font-name-complex="Calibri" fo:font-weight="bold" style:font-weight-asian="bold" style:font-weight-complex="bold" style:letter-kerning="false" fo:font-size="14pt" style:font-size-asian="14pt" style:font-size-complex="14pt" style:language-asian="en" style:country-asian="IN" style:language-complex="ar" style:country-complex="SA"/>
    </style:style>
    <style:style style:name="T1110" style:parent-style-name="DefaultParagraphFont" style:family="text">
      <style:text-properties style:font-name="Calibri" style:font-name-asian="Times New Roman" style:font-name-complex="Calibri" style:letter-kerning="false" fo:font-size="14pt" style:font-size-asian="14pt" style:font-size-complex="14pt" style:language-asian="en" style:country-asian="IN" style:language-complex="ar" style:country-complex="SA"/>
    </style:style>
    <style:style style:name="P1111"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12"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13"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14"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15"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16"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17"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18"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19"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20"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21"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22"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23"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24"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25"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26"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27"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28"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T1129" style:parent-style-name="DefaultParagraphFont" style:family="text">
      <style:text-properties style:font-name-asian="Times New Roman" style:language-asian="en" style:country-asian="IN" style:language-complex="ar" style:country-complex="SA"/>
    </style:style>
    <style:style style:name="P1130"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31"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32" style:parent-style-name="Normal" style:family="paragraph">
      <style:paragraph-properties style:vertical-align="auto" fo:margin-top="0.0694in" fo:margin-bottom="0.0694in"/>
      <style:text-properties fo:hyphenate="true"/>
    </style:style>
    <style:style style:name="T1133" style:parent-style-name="DefaultParagraphFont" style:family="text">
      <style:text-properties style:font-name="Calibri" style:font-name-asian="Times New Roman" style:font-name-complex="Calibri" fo:font-weight="bold" style:font-weight-asian="bold" style:font-weight-complex="bold" style:letter-kerning="false" fo:font-size="14pt" style:font-size-asian="14pt" style:font-size-complex="14pt" style:language-asian="en" style:country-asian="IN" style:language-complex="ar" style:country-complex="SA"/>
    </style:style>
    <style:style style:name="T1134" style:parent-style-name="DefaultParagraphFont" style:family="text">
      <style:text-properties style:font-name="Calibri" style:font-name-asian="Times New Roman" style:font-name-complex="Calibri" style:letter-kerning="false" fo:font-size="14pt" style:font-size-asian="14pt" style:font-size-complex="14pt" style:language-asian="en" style:country-asian="IN" style:language-complex="ar" style:country-complex="SA"/>
    </style:style>
    <style:style style:name="P1135"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36"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37"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38"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39"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40"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41"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42"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43"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44"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45"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46"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47"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48"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49"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50"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51" style:parent-style-name="Normal" style:family="paragraph">
      <style:paragraph-properties style:vertical-align="auto"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52"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53" style:parent-style-name="Standard" style:family="paragraph">
      <style:text-properties style:font-name="Calibri" style:font-name-complex="Calibri" fo:font-weight="bold" style:font-weight-asian="bold" style:font-weight-complex="bold" fo:font-size="20pt" style:font-size-asian="20pt" style:font-size-complex="20pt"/>
    </style:style>
    <style:style style:name="P1154" style:parent-style-name="Heading2" style:family="paragraph">
      <style:text-properties style:font-name-asian="Times New Roman" fo:font-weight="bold" style:font-weight-asian="bold" style:font-weight-complex="bold" style:language-asian="en" style:country-asian="IN" style:language-complex="ar" style:country-complex="SA"/>
    </style:style>
    <style:style style:name="P1155"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56"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5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5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59" style:parent-style-name="DefaultParagraphFont" style:family="text">
      <style:text-properties style:font-name="Calibri" style:font-name-asian="Times New Roman" style:font-name-complex="Calibri" style:letter-kerning="false" fo:font-size="14pt" style:font-size-asian="14pt" style:font-size-complex="14pt" style:language-asian="en" style:country-asian="IN" style:language-complex="ar" style:country-complex="SA"/>
    </style:style>
    <style:style style:name="T1160" style:parent-style-name="DefaultParagraphFont" style:family="text">
      <style:text-properties style:font-name="Calibri" style:font-name-asian="Times New Roman" style:font-name-complex="Calibri" fo:color="#FF0000" style:letter-kerning="false" fo:font-size="14pt" style:font-size-asian="14pt" style:font-size-complex="14pt" style:language-asian="en" style:country-asian="IN" style:language-complex="ar" style:country-complex="SA"/>
    </style:style>
    <style:style style:name="T1161" style:parent-style-name="DefaultParagraphFont" style:family="text">
      <style:text-properties style:font-name="Calibri" style:font-name-asian="Times New Roman" style:font-name-complex="Calibri" style:letter-kerning="false" fo:font-size="14pt" style:font-size-asian="14pt" style:font-size-complex="14pt" style:language-asian="en" style:country-asian="IN" style:language-complex="ar" style:country-complex="SA"/>
    </style:style>
    <style:style style:name="P116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6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6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6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6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6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6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6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70" style:parent-style-name="DefaultParagraphFont" style:family="text">
      <style:text-properties style:font-name="Calibri" style:font-name-asian="Times New Roman" style:font-name-complex="Calibri" style:letter-kerning="false" fo:font-size="14pt" style:font-size-asian="14pt" style:font-size-complex="14pt" style:language-asian="en" style:country-asian="IN" style:language-complex="ar" style:country-complex="SA"/>
    </style:style>
    <style:style style:name="T1171" style:parent-style-name="DefaultParagraphFont" style:family="text">
      <style:text-properties style:font-name="Calibri" style:font-name-asian="Times New Roman" style:font-name-complex="Calibri" fo:font-weight="bold" style:font-weight-asian="bold" style:font-weight-complex="bold" fo:color="#FF0000" style:letter-kerning="false" fo:font-size="14pt" style:font-size-asian="14pt" style:font-size-complex="14pt" style:language-asian="en" style:country-asian="IN" style:language-complex="ar" style:country-complex="SA"/>
    </style:style>
    <style:style style:name="T1172" style:parent-style-name="DefaultParagraphFont" style:family="text">
      <style:text-properties style:font-name="Calibri" style:font-name-asian="Times New Roman" style:font-name-complex="Calibri" style:letter-kerning="false" fo:font-size="14pt" style:font-size-asian="14pt" style:font-size-complex="14pt" style:language-asian="en" style:country-asian="IN" style:language-complex="ar" style:country-complex="SA"/>
    </style:style>
    <style:style style:name="P117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7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7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7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7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7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7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8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8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8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8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8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8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8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8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88"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89"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90"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91"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92"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93"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94" style:parent-style-name="Heading2" style:family="paragraph">
      <style:text-properties style:font-name-asian="Times New Roman" fo:font-weight="bold" style:font-weight-asian="bold" style:font-weight-complex="bold" style:language-asian="en" style:country-asian="IN" style:language-complex="ar" style:country-complex="SA"/>
    </style:style>
    <style:style style:name="P119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9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9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9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19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0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0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0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0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0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0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0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0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0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0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1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1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1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1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1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1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1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1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1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1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2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2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2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2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2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2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2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2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2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2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3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3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3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3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3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3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3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3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3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3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40"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41"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42"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43"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44"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45"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46" style:parent-style-name="Normal" style:family="paragraph">
      <style:paragraph-properties style:vertical-align="auto" fo:margin-top="0.0694in" fo:margin-bottom="0.0694in"/>
      <style:text-properties style:font-name="Calibri" style:font-name-asian="Times New Roman" style:font-name-complex="Calibri" style:letter-kerning="false" fo:font-size="14pt" style:font-size-asian="14pt" style:font-size-complex="14pt" style:language-asian="en" style:country-asian="IN" style:language-complex="ar" style:country-complex="SA" fo:hyphenate="true"/>
    </style:style>
    <style:style style:name="P1247" style:parent-style-name="Standard" style:family="paragraph">
      <style:text-properties style:font-name="Calibri" style:font-name-complex="Calibri" fo:font-size="14pt" style:font-size-asian="14pt" style:font-size-complex="14pt"/>
    </style:style>
    <style:style style:name="P1248" style:parent-style-name="Standard" style:family="paragraph">
      <style:text-properties style:font-name="Calibri" style:font-name-complex="Calibri" fo:font-size="14pt" style:font-size-asian="14pt" style:font-size-complex="14pt"/>
    </style:style>
    <style:style style:name="P1249" style:parent-style-name="Standard" style:family="paragraph">
      <style:text-properties style:font-name="Calibri" style:font-name-complex="Calibri" fo:font-size="14pt" style:font-size-asian="14pt" style:font-size-complex="14pt"/>
    </style:style>
    <style:style style:name="P1250" style:parent-style-name="Standard" style:family="paragraph">
      <style:text-properties style:font-name="Calibri" style:font-name-complex="Calibri" fo:font-size="14pt" style:font-size-asian="14pt" style:font-size-complex="14pt"/>
    </style:style>
    <style:style style:name="P1251" style:parent-style-name="Standard" style:family="paragraph">
      <style:text-properties style:font-name="Calibri" style:font-name-complex="Calibri" fo:font-size="14pt" style:font-size-asian="14pt" style:font-size-complex="14pt"/>
    </style:style>
    <style:style style:name="P1252" style:parent-style-name="Standard" style:family="paragraph">
      <style:text-properties style:font-name="Calibri" style:font-name-complex="Calibri" fo:font-size="14pt" style:font-size-asian="14pt" style:font-size-complex="14pt"/>
    </style:style>
    <style:style style:name="P1253" style:parent-style-name="Standard" style:family="paragraph">
      <style:text-properties style:font-name="Calibri" style:font-name-complex="Calibri" fo:font-size="14pt" style:font-size-asian="14pt" style:font-size-complex="14pt"/>
    </style:style>
    <style:style style:name="P1254" style:parent-style-name="Standard" style:family="paragraph">
      <style:text-properties style:font-name="Calibri" style:font-name-complex="Calibri" fo:font-size="14pt" style:font-size-asian="14pt" style:font-size-complex="14pt"/>
    </style:style>
    <style:style style:name="P1255" style:parent-style-name="Standard" style:family="paragraph">
      <style:text-properties style:font-name="Calibri" style:font-name-complex="Calibri" fo:font-size="14pt" style:font-size-asian="14pt" style:font-size-complex="14pt"/>
    </style:style>
    <style:style style:name="P1256" style:parent-style-name="Standard" style:family="paragraph">
      <style:text-properties style:font-name="Calibri" style:font-name-complex="Calibri" fo:font-size="14pt" style:font-size-asian="14pt" style:font-size-complex="14pt"/>
    </style:style>
    <style:style style:name="P1257" style:parent-style-name="Standard" style:family="paragraph">
      <style:text-properties style:font-name="Calibri" style:font-name-complex="Calibri" fo:font-size="14pt" style:font-size-asian="14pt" style:font-size-complex="14pt"/>
    </style:style>
    <style:style style:name="P1258" style:parent-style-name="Standard" style:family="paragraph">
      <style:text-properties style:font-name="Calibri" style:font-name-complex="Calibri" fo:font-size="14pt" style:font-size-asian="14pt" style:font-size-complex="14pt"/>
    </style:style>
    <style:style style:name="P1259" style:parent-style-name="Standard" style:family="paragraph">
      <style:text-properties style:font-name="Calibri" style:font-name-complex="Calibri" fo:font-size="14pt" style:font-size-asian="14pt" style:font-size-complex="14pt"/>
    </style:style>
    <style:style style:name="P1260" style:parent-style-name="Standard" style:family="paragraph">
      <style:text-properties style:font-name="Calibri" style:font-name-complex="Calibri" fo:font-size="14pt" style:font-size-asian="14pt" style:font-size-complex="14pt"/>
    </style:style>
    <style:style style:name="P1261" style:parent-style-name="Standard" style:family="paragraph">
      <style:text-properties style:font-name="Calibri" style:font-name-complex="Calibri" fo:font-size="14pt" style:font-size-asian="14pt" style:font-size-complex="14pt"/>
    </style:style>
    <style:style style:name="P1262" style:parent-style-name="Standard" style:family="paragraph">
      <style:text-properties style:font-name="Calibri" style:font-name-complex="Calibri" fo:font-size="14pt" style:font-size-asian="14pt" style:font-size-complex="14pt"/>
    </style:style>
    <style:style style:name="P1263" style:parent-style-name="Standard" style:family="paragraph">
      <style:text-properties style:font-name="Calibri" style:font-name-complex="Calibri" fo:font-size="14pt" style:font-size-asian="14pt" style:font-size-complex="14pt"/>
    </style:style>
    <style:style style:name="P1264" style:parent-style-name="Standard" style:family="paragraph">
      <style:text-properties style:font-name="Calibri" style:font-name-complex="Calibri" fo:font-size="14pt" style:font-size-asian="14pt" style:font-size-complex="14pt"/>
    </style:style>
    <style:style style:name="P1265" style:parent-style-name="Standard" style:family="paragraph">
      <style:text-properties style:font-name="Calibri" style:font-name-complex="Calibri" fo:font-size="14pt" style:font-size-asian="14pt" style:font-size-complex="14pt"/>
    </style:style>
    <style:style style:name="P1266" style:parent-style-name="Standard" style:family="paragraph">
      <style:text-properties style:font-name="Calibri" style:font-name-complex="Calibri" fo:font-size="14pt" style:font-size-asian="14pt" style:font-size-complex="14pt"/>
    </style:style>
    <style:style style:name="P1267" style:parent-style-name="Standard" style:family="paragraph">
      <style:text-properties style:font-name="Calibri" style:font-name-complex="Calibri" fo:font-size="14pt" style:font-size-asian="14pt" style:font-size-complex="14pt"/>
    </style:style>
    <style:style style:name="P1268" style:parent-style-name="Standard" style:family="paragraph">
      <style:text-properties style:font-name="Calibri" style:font-name-complex="Calibri" fo:font-size="14pt" style:font-size-asian="14pt" style:font-size-complex="14pt"/>
    </style:style>
    <style:style style:name="P1269" style:parent-style-name="Standard" style:family="paragraph">
      <style:text-properties style:font-name="Calibri" style:font-name-complex="Calibri" fo:font-size="14pt" style:font-size-asian="14pt" style:font-size-complex="14pt"/>
    </style:style>
    <style:style style:name="P1270" style:parent-style-name="Standard" style:family="paragraph">
      <style:text-properties style:font-name="Calibri" style:font-name-complex="Calibri" fo:font-size="14pt" style:font-size-asian="14pt" style:font-size-complex="14pt"/>
    </style:style>
    <style:style style:name="P1271" style:parent-style-name="Standard" style:family="paragraph">
      <style:text-properties style:font-name="Calibri" style:font-name-complex="Calibri" fo:font-size="14pt" style:font-size-asian="14pt" style:font-size-complex="14pt"/>
    </style:style>
    <style:style style:name="P1272" style:parent-style-name="Standard" style:family="paragraph">
      <style:text-properties style:font-name="Calibri" style:font-name-complex="Calibri" fo:font-size="14pt" style:font-size-asian="14pt" style:font-size-complex="14pt"/>
    </style:style>
    <style:style style:name="P1273" style:parent-style-name="Standard" style:family="paragraph">
      <style:text-properties style:font-name="Calibri" style:font-name-complex="Calibri" fo:font-size="14pt" style:font-size-asian="14pt" style:font-size-complex="14pt"/>
    </style:style>
    <style:style style:name="P1274" style:parent-style-name="Standard" style:family="paragraph">
      <style:text-properties style:font-name="Calibri" style:font-name-complex="Calibri" fo:font-size="14pt" style:font-size-asian="14pt" style:font-size-complex="14pt"/>
    </style:style>
    <style:style style:name="P1275" style:parent-style-name="Standard" style:family="paragraph">
      <style:text-properties style:font-name="Calibri" style:font-name-complex="Calibri" fo:font-size="14pt" style:font-size-asian="14pt" style:font-size-complex="14pt"/>
    </style:style>
    <style:style style:name="P1276" style:parent-style-name="Standard" style:family="paragraph">
      <style:text-properties style:font-name="Calibri" style:font-name-complex="Calibri" fo:font-size="14pt" style:font-size-asian="14pt" style:font-size-complex="14pt"/>
    </style:style>
    <style:style style:name="P1277" style:parent-style-name="Standard" style:family="paragraph">
      <style:text-properties style:font-name="Calibri" style:font-name-complex="Calibri" fo:font-size="14pt" style:font-size-asian="14pt" style:font-size-complex="14pt"/>
    </style:style>
    <style:style style:name="P1278" style:parent-style-name="Standard" style:family="paragraph">
      <style:text-properties style:font-name="Calibri" style:font-name-complex="Calibri" fo:font-size="14pt" style:font-size-asian="14pt" style:font-size-complex="14pt"/>
    </style:style>
    <style:style style:name="P1279" style:parent-style-name="Standard" style:family="paragraph">
      <style:text-properties style:font-name="Calibri" style:font-name-complex="Calibri" fo:font-size="14pt" style:font-size-asian="14pt" style:font-size-complex="14pt"/>
    </style:style>
    <style:style style:name="P1280" style:parent-style-name="Standard" style:family="paragraph">
      <style:text-properties style:font-name="Calibri" style:font-name-complex="Calibri" fo:font-size="14pt" style:font-size-asian="14pt" style:font-size-complex="14pt"/>
    </style:style>
    <style:style style:name="P1281" style:parent-style-name="Standard" style:family="paragraph">
      <style:text-properties style:font-name="Calibri" style:font-name-complex="Calibri" fo:font-size="14pt" style:font-size-asian="14pt" style:font-size-complex="14pt"/>
    </style:style>
    <style:style style:name="P1282" style:parent-style-name="Standard" style:family="paragraph">
      <style:text-properties style:font-name="Calibri" style:font-name-complex="Calibri" fo:font-size="14pt" style:font-size-asian="14pt" style:font-size-complex="14pt"/>
    </style:style>
    <style:style style:name="P1283" style:parent-style-name="Standard" style:family="paragraph">
      <style:text-properties style:font-name="Calibri" style:font-name-complex="Calibri" fo:font-size="14pt" style:font-size-asian="14pt" style:font-size-complex="14pt"/>
    </style:style>
    <style:style style:name="P1284" style:parent-style-name="Standard" style:family="paragraph">
      <style:text-properties style:font-name="Calibri" style:font-name-complex="Calibri" fo:font-size="14pt" style:font-size-asian="14pt" style:font-size-complex="14pt"/>
    </style:style>
    <style:style style:name="P1285" style:parent-style-name="Standard" style:family="paragraph">
      <style:text-properties style:font-name="Calibri" style:font-name-complex="Calibri" fo:font-size="14pt" style:font-size-asian="14pt" style:font-size-complex="14pt"/>
    </style:style>
    <style:style style:name="P1286" style:parent-style-name="Standard" style:family="paragraph">
      <style:text-properties style:font-name="Calibri" style:font-name-complex="Calibri" fo:font-size="14pt" style:font-size-asian="14pt" style:font-size-complex="14pt"/>
    </style:style>
    <style:style style:name="P1287" style:parent-style-name="Standard" style:family="paragraph">
      <style:text-properties style:font-name="Calibri" style:font-name-complex="Calibri" fo:font-size="14pt" style:font-size-asian="14pt" style:font-size-complex="14pt"/>
    </style:style>
    <style:style style:name="P1288" style:parent-style-name="Standard" style:family="paragraph">
      <style:text-properties style:font-name="Calibri" style:font-name-complex="Calibri" fo:font-size="14pt" style:font-size-asian="14pt" style:font-size-complex="14pt"/>
    </style:style>
    <style:style style:name="P1289" style:parent-style-name="Standard" style:family="paragraph">
      <style:text-properties style:font-name="Calibri" style:font-name-complex="Calibri" fo:font-size="14pt" style:font-size-asian="14pt" style:font-size-complex="14pt"/>
    </style:style>
    <style:style style:name="P1290" style:parent-style-name="Standard" style:family="paragraph">
      <style:text-properties style:font-name="Calibri" style:font-name-complex="Calibri" fo:font-size="14pt" style:font-size-asian="14pt" style:font-size-complex="14pt"/>
    </style:style>
    <style:style style:name="P1291" style:parent-style-name="Standard" style:family="paragraph">
      <style:text-properties style:font-name="Calibri" style:font-name-complex="Calibri" fo:font-size="14pt" style:font-size-asian="14pt" style:font-size-complex="14pt"/>
    </style:style>
    <style:style style:name="P1292" style:parent-style-name="Standard" style:family="paragraph">
      <style:text-properties style:font-name="Calibri" style:font-name-complex="Calibri" fo:font-size="14pt" style:font-size-asian="14pt" style:font-size-complex="14pt"/>
    </style:style>
    <style:style style:name="P1293" style:parent-style-name="Standard" style:family="paragraph">
      <style:text-properties style:font-name="Calibri" style:font-name-complex="Calibri" fo:font-size="14pt" style:font-size-asian="14pt" style:font-size-complex="14pt"/>
    </style:style>
    <style:style style:name="P1294" style:parent-style-name="Standard" style:family="paragraph">
      <style:text-properties style:font-name="Calibri" style:font-name-complex="Calibri" fo:font-size="14pt" style:font-size-asian="14pt" style:font-size-complex="14pt"/>
    </style:style>
    <style:style style:name="P1295" style:parent-style-name="Standard" style:family="paragraph">
      <style:text-properties style:font-name="Calibri" style:font-name-complex="Calibri" fo:font-size="14pt" style:font-size-asian="14pt" style:font-size-complex="14pt"/>
    </style:style>
    <style:style style:name="P1296" style:parent-style-name="Standard" style:family="paragraph">
      <style:text-properties style:font-name="Calibri" style:font-name-complex="Calibri" fo:font-size="14pt" style:font-size-asian="14pt" style:font-size-complex="14pt"/>
    </style:style>
    <style:style style:name="P1297" style:parent-style-name="Standard" style:family="paragraph">
      <style:text-properties style:font-name="Calibri" style:font-name-complex="Calibri" fo:font-size="14pt" style:font-size-asian="14pt" style:font-size-complex="14pt"/>
    </style:style>
    <style:style style:name="P1298" style:parent-style-name="Standard" style:family="paragraph">
      <style:text-properties style:font-name="Calibri" style:font-name-complex="Calibri" fo:font-size="14pt" style:font-size-asian="14pt" style:font-size-complex="14pt"/>
    </style:style>
    <style:style style:name="P1299" style:parent-style-name="Standard" style:family="paragraph">
      <style:text-properties style:font-name="Calibri" style:font-name-complex="Calibri" fo:font-size="14pt" style:font-size-asian="14pt" style:font-size-complex="14pt"/>
    </style:style>
    <style:style style:name="P1300" style:parent-style-name="Standard" style:family="paragraph">
      <style:text-properties style:font-name="Calibri" style:font-name-complex="Calibri" fo:font-size="14pt" style:font-size-asian="14pt" style:font-size-complex="14pt"/>
    </style:style>
    <style:style style:name="P1301" style:parent-style-name="Standard" style:family="paragraph">
      <style:text-properties style:font-name="Calibri" style:font-name-complex="Calibri" fo:font-size="14pt" style:font-size-asian="14pt" style:font-size-complex="14pt"/>
    </style:style>
    <style:style style:name="P1302" style:parent-style-name="Standard" style:family="paragraph">
      <style:text-properties style:font-name="Calibri" style:font-name-complex="Calibri" fo:font-size="14pt" style:font-size-asian="14pt" style:font-size-complex="14pt"/>
    </style:style>
    <style:style style:name="P1303" style:parent-style-name="Standard" style:family="paragraph">
      <style:text-properties style:font-name="Calibri" style:font-name-complex="Calibri" fo:font-size="14pt" style:font-size-asian="14pt" style:font-size-complex="14pt"/>
    </style:style>
    <style:style style:name="P1304" style:parent-style-name="Standard" style:family="paragraph">
      <style:text-properties style:font-name="Calibri" style:font-name-complex="Calibri" fo:font-size="14pt" style:font-size-asian="14pt" style:font-size-complex="14pt"/>
    </style:style>
    <style:style style:name="P1305" style:parent-style-name="Standard" style:family="paragraph">
      <style:text-properties style:font-name="Calibri" style:font-name-complex="Calibri" fo:font-size="14pt" style:font-size-asian="14pt" style:font-size-complex="14pt"/>
    </style:style>
    <style:style style:name="P1306" style:parent-style-name="Standard" style:family="paragraph">
      <style:text-properties style:font-name="Calibri" style:font-name-complex="Calibri" fo:font-weight="bold" style:font-weight-asian="bold" style:font-weight-complex="bold" fo:font-size="14pt" style:font-size-asian="14pt" style:font-size-complex="14pt"/>
    </style:style>
    <style:style style:name="P1307" style:parent-style-name="Heading1" style:family="paragraph">
      <style:text-properties fo:font-weight="bold" style:font-weight-asian="bold" style:font-weight-complex="bold"/>
    </style:style>
    <style:style style:name="P1308" style:parent-style-name="Normal" style:family="paragraph">
      <style:paragraph-properties style:vertical-align="auto" fo:margin-top="0.0694in" fo:margin-bottom="0.0694in"/>
      <style:text-properties fo:hyphenate="true"/>
    </style:style>
    <style:style style:name="T1309" style:parent-style-name="DefaultParagraphFont" style:family="text">
      <style:text-properties style:font-name="Arial" style:font-name-asian="Times New Roman" style:font-name-complex="Arial" style:letter-kerning="false" fo:font-size="14pt" style:font-size-asian="14pt" style:font-size-complex="14pt" style:language-asian="en" style:country-asian="IN" style:language-complex="ar" style:country-complex="SA"/>
    </style:style>
    <style:style style:name="T1310" style:parent-style-name="DefaultParagraphFont" style:family="text">
      <style:text-properties style:font-name="Arial" style:font-name-asian="Times New Roman" style:font-name-complex="Arial" fo:font-weight="bold" style:font-weight-asian="bold" style:font-weight-complex="bold" style:letter-kerning="false" fo:font-size="14pt" style:font-size-asian="14pt" style:font-size-complex="14pt" style:language-asian="en" style:country-asian="IN" style:language-complex="ar" style:country-complex="SA"/>
    </style:style>
    <style:style style:name="T1311" style:parent-style-name="DefaultParagraphFont" style:family="text">
      <style:text-properties style:font-name="Arial" style:font-name-asian="Times New Roman" style:font-name-complex="Arial" style:letter-kerning="false" fo:font-size="14pt" style:font-size-asian="14pt" style:font-size-complex="14pt" style:language-asian="en" style:country-asian="IN" style:language-complex="ar" style:country-complex="SA"/>
    </style:style>
    <style:style style:name="P1312" style:parent-style-name="Normal" style:family="paragraph">
      <style:paragraph-properties style:vertical-align="auto" fo:margin-top="0.0694in" fo:margin-bottom="0.0694in"/>
      <style:text-properties style:font-name="Arial" style:font-name-asian="Times New Roman" style:font-name-complex="Arial"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1313" style:parent-style-name="Normal" style:family="paragraph">
      <style:paragraph-properties style:vertical-align="auto" fo:margin-top="0.0694in" fo:margin-bottom="0.0694in"/>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14" style:parent-style-name="Normal" style:family="paragraph">
      <style:paragraph-properties style:vertical-align="auto" fo:margin-top="0.0694in" fo:margin-bottom="0.0694in"/>
      <style:text-properties style:font-name="Arial" style:font-name-asian="Times New Roman" style:font-name-complex="Arial"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1315" style:parent-style-name="Normal" style:family="paragraph">
      <style:paragraph-properties style:vertical-align="auto" fo:margin-top="0.0694in" fo:margin-bottom="0.0694in"/>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1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1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1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1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2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2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2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2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2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2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2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2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2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2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3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3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3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3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3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3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3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3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38" style:parent-style-name="Normal" style:family="paragraph">
      <style:paragraph-properties style:vertical-align="auto" fo:margin-top="0.0694in" fo:margin-bottom="0.0694in"/>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39" style:parent-style-name="Normal" style:family="paragraph">
      <style:paragraph-properties style:vertical-align="auto" fo:margin-top="0.0694in" fo:margin-bottom="0.0694in"/>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40" style:parent-style-name="Normal" style:family="paragraph">
      <style:paragraph-properties style:vertical-align="auto" fo:margin-top="0.0694in" fo:margin-bottom="0.0694in"/>
      <style:text-properties style:font-name="Arial" style:font-name-asian="Times New Roman" style:font-name-complex="Arial"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1341" style:parent-style-name="Normal" style:family="paragraph">
      <style:paragraph-properties style:vertical-align="auto" fo:margin-top="0.0694in" fo:margin-bottom="0.0694in"/>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4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4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4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4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4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4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4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4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5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5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5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5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5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5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5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5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5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5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6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6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6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6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6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6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6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6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6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69" style:parent-style-name="Normal" style:family="paragraph">
      <style:paragraph-properties style:vertical-align="auto" fo:margin-top="0.0694in" fo:margin-bottom="0.0694in"/>
      <style:text-properties style:font-name="Arial" style:font-name-asian="Times New Roman" style:font-name-complex="Arial"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1370" style:parent-style-name="Normal" style:family="paragraph">
      <style:paragraph-properties style:vertical-align="auto" fo:margin-top="0.0694in" fo:margin-bottom="0.0694in"/>
      <style:text-properties fo:hyphenate="true"/>
    </style:style>
    <style:style style:name="T1371" style:parent-style-name="DefaultParagraphFont" style:family="text">
      <style:text-properties style:font-name="Arial" style:font-name-asian="Times New Roman" style:font-name-complex="Arial" fo:font-weight="bold" style:font-weight-asian="bold" style:font-weight-complex="bold" style:letter-kerning="false" fo:font-size="14pt" style:font-size-asian="14pt" style:font-size-complex="14pt" style:language-asian="en" style:country-asian="IN" style:language-complex="ar" style:country-complex="SA"/>
    </style:style>
    <style:style style:name="T1372" style:parent-style-name="DefaultParagraphFont" style:family="text">
      <style:text-properties style:font-name="Arial" style:font-name-asian="Times New Roman" style:font-name-complex="Arial" style:letter-kerning="false" fo:font-size="14pt" style:font-size-asian="14pt" style:font-size-complex="14pt" style:language-asian="en" style:country-asian="IN" style:language-complex="ar" style:country-complex="SA"/>
    </style:style>
    <style:style style:name="P1373" style:parent-style-name="Normal" style:family="paragraph">
      <style:paragraph-properties style:vertical-align="auto" fo:margin-top="0.0694in" fo:margin-bottom="0.0694in"/>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74" style:parent-style-name="Normal" style:family="paragraph">
      <style:paragraph-properties style:vertical-align="auto" fo:margin-top="0.0694in" fo:margin-bottom="0.0694in"/>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75" style:parent-style-name="Normal" style:family="paragraph">
      <style:paragraph-properties style:vertical-align="auto" fo:margin-top="0.0694in" fo:margin-bottom="0.0694in"/>
      <style:text-properties style:font-name="Arial" style:font-name-asian="Times New Roman" style:font-name-complex="Arial"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1376" style:parent-style-name="Normal" style:family="paragraph">
      <style:paragraph-properties style:vertical-align="auto" fo:margin-top="0.0694in" fo:margin-bottom="0.0694in"/>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77" style:parent-style-name="Normal" style:family="paragraph">
      <style:paragraph-properties style:vertical-align="auto" fo:margin-top="0.0694in" fo:margin-bottom="0.0694in"/>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78" style:parent-style-name="Normal" style:family="paragraph">
      <style:paragraph-properties style:vertical-align="auto" fo:margin-top="0.0694in" fo:margin-bottom="0.0694in"/>
      <style:text-properties style:font-name="Arial" style:font-name-asian="Times New Roman" style:font-name-complex="Arial" fo:font-weight="bold" style:font-weight-asian="bold" style:font-weight-complex="bold" style:letter-kerning="false" fo:font-size="14pt" style:font-size-asian="14pt" style:font-size-complex="14pt" style:language-asian="en" style:country-asian="IN" style:language-complex="ar" style:country-complex="SA" fo:hyphenate="true"/>
    </style:style>
    <style:style style:name="P1379" style:parent-style-name="Normal" style:family="paragraph">
      <style:paragraph-properties style:vertical-align="auto" fo:margin-top="0.0694in" fo:margin-bottom="0.0694in"/>
      <style:text-properties fo:hyphenate="true"/>
    </style:style>
    <style:style style:name="T1380" style:parent-style-name="DefaultParagraphFont" style:family="text">
      <style:text-properties style:font-name="Arial" style:font-name-asian="Times New Roman" style:font-name-complex="Arial" fo:font-weight="bold" style:font-weight-asian="bold" style:font-weight-complex="bold" style:letter-kerning="false" fo:font-size="14pt" style:font-size-asian="14pt" style:font-size-complex="14pt" style:language-asian="en" style:country-asian="IN" style:language-complex="ar" style:country-complex="SA"/>
    </style:style>
    <style:style style:name="T1381" style:parent-style-name="DefaultParagraphFont" style:family="text">
      <style:text-properties style:font-name="Arial" style:font-name-asian="Times New Roman" style:font-name-complex="Arial" style:letter-kerning="false" fo:font-size="14pt" style:font-size-asian="14pt" style:font-size-complex="14pt" style:language-asian="en" style:country-asian="IN" style:language-complex="ar" style:country-complex="SA"/>
    </style:style>
    <style:style style:name="P1382" style:parent-style-name="Normal" style:family="paragraph">
      <style:paragraph-properties style:vertical-align="auto" fo:margin-top="0.0694in" fo:margin-bottom="0.0694in"/>
      <style:text-properties fo:hyphenate="true"/>
    </style:style>
    <style:style style:name="T1383" style:parent-style-name="DefaultParagraphFont" style:family="text">
      <style:text-properties style:font-name="Arial" style:font-name-asian="Times New Roman" style:font-name-complex="Arial" fo:font-weight="bold" style:font-weight-asian="bold" style:font-weight-complex="bold" style:letter-kerning="false" fo:font-size="14pt" style:font-size-asian="14pt" style:font-size-complex="14pt" style:language-asian="en" style:country-asian="IN" style:language-complex="ar" style:country-complex="SA"/>
    </style:style>
    <style:style style:name="T1384" style:parent-style-name="DefaultParagraphFont" style:family="text">
      <style:text-properties style:font-name="Arial" style:font-name-asian="Times New Roman" style:font-name-complex="Arial" style:letter-kerning="false" fo:font-size="14pt" style:font-size-asian="14pt" style:font-size-complex="14pt" style:language-asian="en" style:country-asian="IN" style:language-complex="ar" style:country-complex="SA"/>
    </style:style>
    <style:style style:name="P1385" style:parent-style-name="Normal" style:family="paragraph">
      <style:paragraph-properties style:vertical-align="auto" fo:margin-top="0.0694in" fo:margin-bottom="0.0694in"/>
      <style:text-properties style:font-name="Arial" style:font-name-asian="Times New Roman" style:font-name-complex="Arial" style:letter-kerning="false" fo:font-size="14pt" style:font-size-asian="14pt" style:font-size-complex="14pt" style:language-asian="en" style:country-asian="IN" style:language-complex="ar" style:country-complex="SA" fo:hyphenate="true"/>
    </style:style>
    <style:style style:name="P1386" style:parent-style-name="Standard" style:family="paragraph">
      <style:text-properties style:font-name="Calibri" style:font-name-complex="Calibri" fo:font-weight="bold" style:font-weight-asian="bold" style:font-weight-complex="bold" fo:font-size="14pt" style:font-size-asian="14pt" style:font-size-complex="14pt"/>
    </style:style>
    <style:style style:name="P1387" style:parent-style-name="Normal" style:family="paragraph">
      <style:paragraph-properties style:vertical-align="auto" fo:margin-top="0.0694in" fo:margin-bottom="0.0694in"/>
      <style:text-properties fo:hyphenate="true"/>
    </style:style>
    <style:style style:name="T138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389"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390"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39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392"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393" style:parent-style-name="Normal" style:family="paragraph">
      <style:paragraph-properties style:vertical-align="auto" fo:margin-top="0.0694in" fo:margin-bottom="0.0694in"/>
      <style:text-properties fo:hyphenate="true"/>
    </style:style>
    <style:style style:name="T1394"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style:style>
    <style:style style:name="T1395"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IN" style:language-complex="ar" style:country-complex="SA"/>
    </style:style>
    <style:style style:name="P1396" style:parent-style-name="Normal" style:family="paragraph">
      <style:paragraph-properties style:vertical-align="auto" fo:margin-top="0.0694in" fo:margin-bottom="0.0694in"/>
      <style:text-properties fo:hyphenate="true"/>
    </style:style>
    <style:style style:name="T139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39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399" style:parent-style-name="Normal" style:family="paragraph">
      <style:paragraph-properties style:vertical-align="auto" fo:margin-top="0.0694in" fo:margin-bottom="0.0694in"/>
      <style:text-properties fo:hyphenate="true"/>
    </style:style>
    <style:style style:name="T140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401"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IN" style:language-complex="ar" style:country-complex="SA"/>
    </style:style>
    <style:style style:name="P140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0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0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0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0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0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0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0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1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1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1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1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1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1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1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1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1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1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2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2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2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2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2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2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2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2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2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2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3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3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3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3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3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3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3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3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3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3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4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4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4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4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4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4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4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4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4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4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5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5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52"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1453" style:parent-style-name="Normal" style:family="paragraph">
      <style:paragraph-properties style:vertical-align="auto" fo:margin-top="0.0694in" fo:margin-bottom="0.0694in"/>
      <style:text-properties fo:hyphenate="true"/>
    </style:style>
    <style:style style:name="T1454"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455"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456"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457" style:parent-style-name="Normal" style:family="paragraph">
      <style:paragraph-properties style:vertical-align="auto" fo:margin-top="0.0694in" fo:margin-bottom="0.0694in"/>
      <style:text-properties fo:hyphenate="true"/>
    </style:style>
    <style:style style:name="T145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459"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460" style:parent-style-name="Normal" style:family="paragraph">
      <style:paragraph-properties style:vertical-align="auto" fo:margin-top="0.0694in" fo:margin-bottom="0.0694in"/>
      <style:text-properties fo:hyphenate="true"/>
    </style:style>
    <style:style style:name="T1461"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462"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463"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464" style:parent-style-name="Normal" style:family="paragraph">
      <style:paragraph-properties style:vertical-align="auto" fo:margin-top="0.0694in" fo:margin-bottom="0.0694in"/>
      <style:text-properties fo:hyphenate="true"/>
    </style:style>
    <style:style style:name="T1465"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466"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467"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468" style:parent-style-name="Normal" style:family="paragraph">
      <style:paragraph-properties style:vertical-align="auto" fo:margin-top="0.0694in" fo:margin-bottom="0.0694in"/>
      <style:text-properties fo:hyphenate="true"/>
    </style:style>
    <style:style style:name="T1469"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470"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471"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472" style:parent-style-name="Normal" style:family="paragraph">
      <style:paragraph-properties style:vertical-align="auto"/>
      <style:text-properties fo:hyphenate="true"/>
    </style:style>
    <style:style style:name="T1473"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474"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fo:hyphenate="true"/>
    </style:style>
    <style:style style:name="P1475" style:parent-style-name="Normal" style:family="paragraph">
      <style:paragraph-properties style:vertical-align="auto" fo:margin-top="0.0694in" fo:margin-bottom="0.0694in"/>
      <style:text-properties fo:hyphenate="true"/>
    </style:style>
    <style:style style:name="T1476"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IN" style:language-complex="ar" style:country-complex="SA"/>
    </style:style>
    <style:style style:name="T1477"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478"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147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148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8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8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83"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148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8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8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8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8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8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9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9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9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9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9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9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9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9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9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49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0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0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0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0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0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0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0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0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0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0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1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1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1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1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1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1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1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1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1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1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2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2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2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2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2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2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2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2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2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2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3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3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532"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1533" style:parent-style-name="Normal" style:family="paragraph">
      <style:paragraph-properties style:vertical-align="auto" fo:margin-top="0.0694in" fo:margin-bottom="0.0694in"/>
      <style:text-properties fo:hyphenate="true"/>
    </style:style>
    <style:style style:name="T1534"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535"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536"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53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53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539"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540"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541" style:parent-style-name="Normal" style:family="paragraph">
      <style:paragraph-properties style:vertical-align="auto" fo:margin-top="0.0694in" fo:margin-bottom="0.0694in"/>
      <style:text-properties fo:hyphenate="true"/>
    </style:style>
    <style:style style:name="T1542"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543"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544"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545" style:parent-style-name="Normal" style:family="paragraph">
      <style:paragraph-properties style:vertical-align="auto" fo:margin-top="0.0694in" fo:margin-bottom="0.0694in"/>
      <style:text-properties fo:hyphenate="true"/>
    </style:style>
    <style:style style:name="T1546"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54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54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549"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550"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551" style:parent-style-name="Normal" style:family="paragraph">
      <style:paragraph-properties style:vertical-align="auto"/>
      <style:text-properties fo:hyphenate="true"/>
    </style:style>
    <style:style style:name="T1552"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553" style:parent-style-name="Normal" style:family="paragraph">
      <style:paragraph-properties style:vertical-align="auto" fo:margin-top="0.0694in" fo:margin-bottom="0.0694in"/>
      <style:text-properties fo:hyphenate="true"/>
    </style:style>
    <style:style style:name="T1554"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style:style>
    <style:style style:name="T1555"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IN" style:language-complex="ar" style:country-complex="SA"/>
    </style:style>
    <style:style style:name="T1556"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style:style>
    <style:style style:name="P1557" style:parent-style-name="Normal" style:family="paragraph">
      <style:paragraph-properties style:vertical-align="auto" fo:margin-top="0.0694in" fo:margin-bottom="0.0694in"/>
      <style:text-properties fo:hyphenate="true"/>
    </style:style>
    <style:style style:name="T1558"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IN" style:language-complex="ar" style:country-complex="SA"/>
    </style:style>
    <style:style style:name="T1559"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560"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561"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562" style:parent-style-name="Normal" style:family="paragraph">
      <style:paragraph-properties style:vertical-align="auto" fo:margin-top="0.0694in" fo:margin-bottom="0.0694in"/>
      <style:text-properties fo:hyphenate="true"/>
    </style:style>
    <style:style style:name="T156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564"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565" style:parent-style-name="Normal" style:family="paragraph">
      <style:paragraph-properties style:vertical-align="auto" fo:margin-top="0.0694in" fo:margin-bottom="0.0694in"/>
      <style:text-properties fo:hyphenate="true"/>
    </style:style>
    <style:style style:name="T1566"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56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56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569" style:parent-style-name="Standard" style:family="paragraph">
      <style:text-properties style:font-name="Calibri" style:font-name-complex="Calibri" fo:font-weight="bold" style:font-weight-asian="bold" style:font-weight-complex="bold" fo:font-size="14pt" style:font-size-asian="14pt" style:font-size-complex="14pt"/>
    </style:style>
    <style:style style:name="P1570" style:parent-style-name="Standard" style:family="paragraph">
      <style:text-properties style:font-name="Calibri" style:font-name-complex="Calibri" fo:font-weight="bold" style:font-weight-asian="bold" style:font-weight-complex="bold" fo:font-size="14pt" style:font-size-asian="14pt" style:font-size-complex="14pt"/>
    </style:style>
    <style:style style:name="P1571" style:parent-style-name="Standard" style:family="paragraph">
      <style:text-properties style:font-name="Calibri" style:font-name-complex="Calibri" fo:font-weight="bold" style:font-weight-asian="bold" style:font-weight-complex="bold" fo:font-size="14pt" style:font-size-asian="14pt" style:font-size-complex="14pt"/>
    </style:style>
    <style:style style:name="P1572" style:parent-style-name="Heading1" style:family="paragraph">
      <style:text-properties fo:font-weight="bold" style:font-weight-asian="bold" style:font-weight-complex="bold"/>
    </style:style>
    <style:style style:name="P1573" style:parent-style-name="Normal" style:family="paragraph">
      <style:paragraph-properties style:vertical-align="auto" fo:margin-top="0.0694in" fo:margin-bottom="0.0694in"/>
      <style:text-properties fo:hyphenate="true"/>
    </style:style>
    <style:style style:name="T157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575"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576"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fo:hyphenate="true"/>
    </style:style>
    <style:style style:name="P1577" style:parent-style-name="Normal" style:family="paragraph">
      <style:paragraph-properties style:vertical-align="auto" fo:margin-top="0.0694in" fo:margin-bottom="0.0694in"/>
      <style:text-properties fo:hyphenate="true"/>
    </style:style>
    <style:style style:name="T157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57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580"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58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582"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58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584"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585"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fo:hyphenate="true"/>
    </style:style>
    <style:style style:name="P1586" style:parent-style-name="Normal" style:family="paragraph">
      <style:paragraph-properties style:vertical-align="auto" fo:margin-top="0.0694in" fo:margin-bottom="0.0694in"/>
      <style:text-properties fo:hyphenate="true"/>
    </style:style>
    <style:style style:name="T158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58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58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159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1591" style:parent-style-name="Normal" style:family="paragraph">
      <style:paragraph-properties style:vertical-align="auto" fo:margin-top="0.0694in" fo:margin-bottom="0.0694in"/>
      <style:text-properties fo:hyphenate="true"/>
    </style:style>
    <style:style style:name="T159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593"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59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1595" style:parent-style-name="Normal" style:family="paragraph">
      <style:paragraph-properties style:vertical-align="auto" fo:margin-top="0.0694in" fo:margin-bottom="0.0694in"/>
      <style:text-properties fo:hyphenate="true"/>
    </style:style>
    <style:style style:name="T1596"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59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59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599" style:parent-style-name="Normal" style:family="paragraph">
      <style:paragraph-properties style:vertical-align="auto" fo:margin-top="0.0694in" fo:margin-bottom="0.0694in"/>
      <style:text-properties fo:hyphenate="true"/>
    </style:style>
    <style:style style:name="T160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601"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60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160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1604" style:parent-style-name="Normal" style:family="paragraph">
      <style:paragraph-properties style:vertical-align="auto" fo:margin-top="0.0694in" fo:margin-bottom="0.0694in"/>
      <style:text-properties fo:hyphenate="true"/>
    </style:style>
    <style:style style:name="T160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606"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60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1608" style:parent-style-name="Normal" style:family="paragraph">
      <style:paragraph-properties style:vertical-align="auto" fo:margin-top="0.0694in" fo:margin-bottom="0.0694in"/>
      <style:text-properties fo:hyphenate="true"/>
    </style:style>
    <style:style style:name="T160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610"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61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1612" style:parent-style-name="Normal" style:family="paragraph">
      <style:paragraph-properties style:vertical-align="auto" fo:margin-top="0.0694in" fo:margin-bottom="0.0694in"/>
      <style:text-properties fo:hyphenate="true"/>
    </style:style>
    <style:style style:name="T161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614"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615" style:parent-style-name="Normal" style:family="paragraph">
      <style:paragraph-properties style:vertical-align="auto" fo:margin-top="0.0694in" fo:margin-bottom="0.0694in"/>
      <style:text-properties fo:hyphenate="true"/>
    </style:style>
    <style:style style:name="T1616"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61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61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619"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620"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621" style:parent-style-name="Normal" style:family="paragraph">
      <style:paragraph-properties style:vertical-align="auto" fo:margin-top="0.0694in" fo:margin-bottom="0.0694in"/>
      <style:text-properties fo:hyphenate="true"/>
    </style:style>
    <style:style style:name="T162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623"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62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625"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626" style:parent-style-name="Normal" style:family="paragraph">
      <style:paragraph-properties style:vertical-align="auto" fo:margin-top="0.0694in" fo:margin-bottom="0.0694in"/>
      <style:text-properties fo:hyphenate="true"/>
    </style:style>
    <style:style style:name="T162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62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629" style:parent-style-name="Normal" style:family="paragraph">
      <style:paragraph-properties style:vertical-align="auto" fo:margin-top="0.0694in" fo:margin-bottom="0.0694in"/>
      <style:text-properties fo:hyphenate="true"/>
    </style:style>
    <style:style style:name="T1630"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631"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632"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fo:hyphenate="true"/>
    </style:style>
    <style:style style:name="P1633" style:parent-style-name="Normal" style:family="paragraph">
      <style:paragraph-properties style:vertical-align="auto" fo:margin-top="0.0694in" fo:margin-bottom="0.0694in"/>
      <style:text-properties fo:hyphenate="true"/>
    </style:style>
    <style:style style:name="T163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635"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636" style:parent-style-name="Normal" style:family="paragraph">
      <style:paragraph-properties style:vertical-align="auto" fo:margin-top="0.0694in" fo:margin-bottom="0.0694in"/>
      <style:text-properties fo:hyphenate="true"/>
    </style:style>
    <style:style style:name="T163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63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639" style:parent-style-name="Normal" style:family="paragraph">
      <style:paragraph-properties style:vertical-align="auto" fo:margin-top="0.0694in" fo:margin-bottom="0.0694in"/>
      <style:text-properties fo:hyphenate="true"/>
    </style:style>
    <style:style style:name="T164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641"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642" style:parent-style-name="Normal" style:family="paragraph">
      <style:paragraph-properties style:vertical-align="auto" fo:margin-top="0.0694in" fo:margin-bottom="0.0694in"/>
      <style:text-properties fo:hyphenate="true"/>
    </style:style>
    <style:style style:name="T164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644"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645"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646"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647"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fo:hyphenate="true"/>
    </style:style>
    <style:style style:name="P1648"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164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5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5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5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5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5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5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5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5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5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5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6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6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6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6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6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6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6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6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6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6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7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7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7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7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74"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167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7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7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7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7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8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8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8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8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8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8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8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8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8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8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90"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169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9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9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9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9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9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9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9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69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0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0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0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0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0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0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0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0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0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0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1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1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1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1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14"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1715" style:parent-style-name="Normal" style:family="paragraph">
      <style:paragraph-properties style:vertical-align="auto" fo:margin-top="0.0694in" fo:margin-bottom="0.0694in"/>
      <style:text-properties fo:hyphenate="true"/>
    </style:style>
    <style:style style:name="T1716"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717"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71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719"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720" style:parent-style-name="Normal" style:family="paragraph">
      <style:paragraph-properties style:vertical-align="auto" fo:margin-top="0.0694in" fo:margin-bottom="0.0694in"/>
      <style:text-properties fo:hyphenate="true"/>
    </style:style>
    <style:style style:name="T172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722"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723"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724"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725"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726"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727" style:parent-style-name="Normal" style:family="paragraph">
      <style:paragraph-properties style:vertical-align="auto" fo:margin-top="0.0694in" fo:margin-bottom="0.0694in"/>
      <style:text-properties fo:hyphenate="true"/>
    </style:style>
    <style:style style:name="T172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729"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730"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731"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732"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733"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734" style:parent-style-name="Normal" style:family="paragraph">
      <style:paragraph-properties style:vertical-align="auto" fo:margin-top="0.0694in" fo:margin-bottom="0.0694in"/>
      <style:text-properties fo:hyphenate="true"/>
    </style:style>
    <style:style style:name="T173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736"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73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73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739"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740"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741"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742"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743"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fo:hyphenate="true"/>
    </style:style>
    <style:style style:name="P1744" style:parent-style-name="Normal" style:family="paragraph">
      <style:paragraph-properties style:vertical-align="auto" fo:margin-top="0.0694in" fo:margin-bottom="0.0694in"/>
      <style:text-properties fo:hyphenate="true"/>
    </style:style>
    <style:style style:name="T1745"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746"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747"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748" style:parent-style-name="Normal" style:family="paragraph">
      <style:paragraph-properties style:vertical-align="auto" fo:margin-top="0.0694in" fo:margin-bottom="0.0694in"/>
      <style:text-properties fo:hyphenate="true"/>
    </style:style>
    <style:style style:name="T1749"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75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751"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752"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753"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754"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755"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756" style:parent-style-name="Normal" style:family="paragraph">
      <style:paragraph-properties style:vertical-align="auto" fo:margin-top="0.0694in" fo:margin-bottom="0.0694in"/>
      <style:text-properties fo:hyphenate="true"/>
    </style:style>
    <style:style style:name="T1757"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75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759"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760" style:parent-style-name="Normal" style:family="paragraph">
      <style:paragraph-properties style:vertical-align="auto" fo:margin-top="0.0694in" fo:margin-bottom="0.0694in"/>
      <style:text-properties fo:hyphenate="true"/>
    </style:style>
    <style:style style:name="T1761"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762"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763"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764" style:parent-style-name="Normal" style:family="paragraph">
      <style:paragraph-properties style:vertical-align="auto"/>
      <style:text-properties fo:hyphenate="true"/>
    </style:style>
    <style:style style:name="T1765"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766"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fo:hyphenate="true"/>
    </style:style>
    <style:style style:name="P1767" style:parent-style-name="Normal" style:family="paragraph">
      <style:paragraph-properties style:vertical-align="auto" fo:margin-top="0.0694in" fo:margin-bottom="0.0694in"/>
      <style:text-properties fo:hyphenate="true"/>
    </style:style>
    <style:style style:name="T176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76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770"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77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772"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773"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774"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77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7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7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7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7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8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8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8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8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8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8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8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8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8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8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9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9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9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79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1794" style:parent-style-name="Standard" style:family="paragraph">
      <style:text-properties style:font-name="Calibri" style:font-name-complex="Calibri" fo:font-weight="bold" style:font-weight-asian="bold" style:font-weight-complex="bold" fo:font-size="14pt" style:font-size-asian="14pt" style:font-size-complex="14pt"/>
    </style:style>
    <style:style style:name="P1795" style:parent-style-name="Standard" style:family="paragraph">
      <style:text-properties style:font-name="Calibri" style:font-name-complex="Calibri" fo:font-weight="bold" style:font-weight-asian="bold" style:font-weight-complex="bold" fo:font-size="14pt" style:font-size-asian="14pt" style:font-size-complex="14pt"/>
    </style:style>
    <style:style style:name="P1796" style:parent-style-name="Standard" style:family="paragraph">
      <style:text-properties style:font-name="Calibri" style:font-name-complex="Calibri" fo:font-weight="bold" style:font-weight-asian="bold" style:font-weight-complex="bold" fo:font-size="14pt" style:font-size-asian="14pt" style:font-size-complex="14pt"/>
    </style:style>
    <style:style style:name="P1797" style:parent-style-name="Standard" style:family="paragraph">
      <style:text-properties style:font-name="Calibri" style:font-name-complex="Calibri" fo:font-weight="bold" style:font-weight-asian="bold" style:font-weight-complex="bold" fo:font-size="14pt" style:font-size-asian="14pt" style:font-size-complex="14pt"/>
    </style:style>
    <style:style style:name="P1798" style:parent-style-name="Standard" style:family="paragraph">
      <style:text-properties style:font-name="Calibri" style:font-name-complex="Calibri" fo:font-weight="bold" style:font-weight-asian="bold" style:font-weight-complex="bold" fo:font-size="14pt" style:font-size-asian="14pt" style:font-size-complex="14pt"/>
    </style:style>
    <style:style style:name="P1799" style:parent-style-name="Standard" style:family="paragraph">
      <style:text-properties style:font-name="Calibri" style:font-name-complex="Calibri" fo:font-weight="bold" style:font-weight-asian="bold" style:font-weight-complex="bold" fo:font-size="14pt" style:font-size-asian="14pt" style:font-size-complex="14pt"/>
    </style:style>
    <style:style style:name="P1800" style:parent-style-name="Standard" style:family="paragraph">
      <style:text-properties style:font-name="Calibri" style:font-name-complex="Calibri" fo:font-weight="bold" style:font-weight-asian="bold" style:font-weight-complex="bold" fo:font-size="14pt" style:font-size-asian="14pt" style:font-size-complex="14pt"/>
    </style:style>
    <style:style style:name="P1801"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fo:hyphenate="true"/>
    </style:style>
    <style:style style:name="P1802" style:parent-style-name="Normal" style:family="paragraph">
      <style:paragraph-properties style:vertical-align="auto" fo:margin-top="0.0694in" fo:margin-bottom="0.0694in"/>
      <style:text-properties fo:hyphenate="true"/>
    </style:style>
    <style:style style:name="T180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804"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80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1806" style:parent-style-name="Normal" style:family="paragraph">
      <style:paragraph-properties style:vertical-align="auto" fo:margin-top="0.0694in" fo:margin-bottom="0.0694in"/>
      <style:text-properties fo:hyphenate="true"/>
    </style:style>
    <style:style style:name="T1807"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80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809"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810" style:parent-style-name="Normal" style:family="paragraph">
      <style:paragraph-properties style:vertical-align="auto" fo:margin-top="0.0694in" fo:margin-bottom="0.0694in"/>
      <style:text-properties fo:hyphenate="true"/>
    </style:style>
    <style:style style:name="T1811"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812"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813"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814" style:parent-style-name="Normal" style:family="paragraph">
      <style:paragraph-properties style:vertical-align="auto" fo:margin-top="0.0694in" fo:margin-bottom="0.0694in"/>
      <style:text-properties fo:hyphenate="true"/>
    </style:style>
    <style:style style:name="T1815"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816"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817"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81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1819"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fo:hyphenate="true"/>
    </style:style>
    <style:style style:name="P1820" style:parent-style-name="Normal" style:family="paragraph">
      <style:paragraph-properties style:vertical-align="auto" fo:margin-top="0.0694in" fo:margin-bottom="0.0694in"/>
      <style:text-properties fo:hyphenate="true"/>
    </style:style>
    <style:style style:name="T182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822"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823" style:parent-style-name="Normal" style:family="paragraph">
      <style:paragraph-properties style:vertical-align="auto" fo:margin-top="0.0694in" fo:margin-bottom="0.0694in"/>
      <style:text-properties fo:hyphenate="true"/>
    </style:style>
    <style:style style:name="T182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825"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826"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827"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82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829"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830" style:parent-style-name="Normal" style:family="paragraph">
      <style:paragraph-properties style:vertical-align="auto" fo:margin-top="0.0694in" fo:margin-bottom="0.0694in"/>
      <style:text-properties fo:hyphenate="true"/>
    </style:style>
    <style:style style:name="T183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832"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833" style:parent-style-name="Normal" style:family="paragraph">
      <style:paragraph-properties style:vertical-align="auto" fo:margin-top="0.0694in" fo:margin-bottom="0.0694in"/>
      <style:text-properties fo:hyphenate="true"/>
    </style:style>
    <style:style style:name="T183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835"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836"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fo:hyphenate="true"/>
    </style:style>
    <style:style style:name="P1837" style:parent-style-name="Normal" style:family="paragraph">
      <style:paragraph-properties style:vertical-align="auto" fo:margin-top="0.0694in" fo:margin-bottom="0.0694in"/>
      <style:text-properties fo:hyphenate="true"/>
    </style:style>
    <style:style style:name="T183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83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840"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841" style:parent-style-name="Normal" style:family="paragraph">
      <style:paragraph-properties style:vertical-align="auto" fo:margin-top="0.0694in" fo:margin-bottom="0.0694in"/>
      <style:text-properties fo:hyphenate="true"/>
    </style:style>
    <style:style style:name="T1842"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84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844"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84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184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1847" style:parent-style-name="Normal" style:family="paragraph">
      <style:paragraph-properties style:vertical-align="auto" fo:margin-top="0.0694in" fo:margin-bottom="0.0694in"/>
      <style:text-properties fo:hyphenate="true"/>
    </style:style>
    <style:style style:name="T184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84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850"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85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852"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853"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fo:hyphenate="true"/>
    </style:style>
    <style:style style:name="P1854" style:parent-style-name="Normal" style:family="paragraph">
      <style:paragraph-properties style:vertical-align="auto" fo:margin-top="0.0694in" fo:margin-bottom="0.0694in"/>
      <style:text-properties fo:hyphenate="true"/>
    </style:style>
    <style:style style:name="T1855"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IN" style:language-complex="ar" style:country-complex="SA"/>
    </style:style>
    <style:style style:name="T1856"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85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85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859" style:parent-style-name="Normal" style:family="paragraph">
      <style:paragraph-properties style:vertical-align="auto" fo:margin-top="0.0694in" fo:margin-bottom="0.0694in"/>
      <style:text-properties fo:hyphenate="true"/>
    </style:style>
    <style:style style:name="T1860"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IN" style:language-complex="ar" style:country-complex="SA"/>
    </style:style>
    <style:style style:name="T1861"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862" style:parent-style-name="Normal" style:family="paragraph">
      <style:paragraph-properties style:vertical-align="auto" fo:margin-top="0.0694in" fo:margin-bottom="0.0694in"/>
      <style:text-properties fo:hyphenate="true"/>
    </style:style>
    <style:style style:name="T1863"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IN" style:language-complex="ar" style:country-complex="SA"/>
    </style:style>
    <style:style style:name="T1864"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865" style:parent-style-name="Normal" style:family="paragraph">
      <style:paragraph-properties style:vertical-align="auto" fo:margin-top="0.0694in" fo:margin-bottom="0.0694in"/>
      <style:text-properties fo:hyphenate="true"/>
    </style:style>
    <style:style style:name="T1866"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IN" style:language-complex="ar" style:country-complex="SA"/>
    </style:style>
    <style:style style:name="T1867"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868"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fo:hyphenate="true"/>
    </style:style>
    <style:style style:name="P1869"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187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P187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7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7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74" style:parent-style-name="Normal" style:family="paragraph">
      <style:paragraph-properties style:vertical-align="auto" fo:margin-top="0.0694in" fo:margin-bottom="0.0694in"/>
      <style:text-properties fo:hyphenate="true"/>
    </style:style>
    <style:style style:name="T187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876"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IN" style:language-complex="ar" style:country-complex="SA"/>
    </style:style>
    <style:style style:name="P1877" style:parent-style-name="Normal" style:family="paragraph">
      <style:paragraph-properties style:vertical-align="auto" fo:margin-top="0.0694in" fo:margin-bottom="0.0694in"/>
      <style:text-properties fo:hyphenate="true"/>
    </style:style>
    <style:style style:name="T187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87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880"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88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8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8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8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8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8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8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8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8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9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9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9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9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9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9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9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9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9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89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0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0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0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0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0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0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0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0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0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0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1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1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1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1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14"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1915" style:parent-style-name="Normal" style:family="paragraph">
      <style:paragraph-properties style:vertical-align="auto" fo:margin-top="0.0694in" fo:margin-bottom="0.0694in"/>
      <style:text-properties fo:hyphenate="true"/>
    </style:style>
    <style:style style:name="T1916"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91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91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91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2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2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2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2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2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2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2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2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2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2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3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3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3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3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34" style:parent-style-name="Normal" style:family="paragraph">
      <style:paragraph-properties style:vertical-align="auto" fo:margin-top="0.0694in" fo:margin-bottom="0.0694in"/>
      <style:text-properties fo:hyphenate="true"/>
    </style:style>
    <style:style style:name="T1935"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936"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937"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93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939"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940"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941"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94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4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4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4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4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4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4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4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5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5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5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5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5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5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5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5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5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5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6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6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6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6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64" style:parent-style-name="Normal" style:family="paragraph">
      <style:paragraph-properties style:vertical-align="auto" fo:margin-top="0.0694in" fo:margin-bottom="0.0694in"/>
      <style:text-properties fo:hyphenate="true"/>
    </style:style>
    <style:style style:name="T196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966"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IN" style:language-complex="ar" style:country-complex="SA"/>
    </style:style>
    <style:style style:name="P1967" style:parent-style-name="Normal" style:family="paragraph">
      <style:paragraph-properties style:vertical-align="auto" fo:margin-top="0.0694in" fo:margin-bottom="0.0694in"/>
      <style:text-properties fo:hyphenate="true"/>
    </style:style>
    <style:style style:name="T196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96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1970"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1971"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972"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197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7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7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7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7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7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7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8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8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8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8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8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8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8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8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8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8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9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9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9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9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9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9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9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9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9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199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0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0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0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0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04" style:parent-style-name="Normal" style:family="paragraph">
      <style:paragraph-properties style:vertical-align="auto" fo:margin-top="0.0694in" fo:margin-bottom="0.0694in"/>
      <style:text-properties fo:hyphenate="true"/>
    </style:style>
    <style:style style:name="T2005"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2006"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2007"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200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0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1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1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1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1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1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1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1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1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1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1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2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2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2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2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2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2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2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2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2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2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3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3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3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3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3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3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3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3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3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3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4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4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4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P2043"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fo:hyphenate="true"/>
    </style:style>
    <style:style style:name="P2044" style:parent-style-name="Normal" style:family="paragraph">
      <style:paragraph-properties style:vertical-align="auto" fo:margin-top="0.0694in" fo:margin-bottom="0.0694in"/>
      <style:text-properties fo:hyphenate="true"/>
    </style:style>
    <style:style style:name="T2045"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2046"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2047" style:parent-style-name="Normal" style:family="paragraph">
      <style:paragraph-properties style:vertical-align="auto" fo:margin-top="0.0694in" fo:margin-bottom="0.0694in"/>
      <style:text-properties fo:hyphenate="true"/>
    </style:style>
    <style:style style:name="T204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2049"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2050"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2051"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2052"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2053"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2054"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2055"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2056" style:parent-style-name="Normal" style:family="paragraph">
      <style:paragraph-properties style:vertical-align="auto" fo:margin-top="0.0694in" fo:margin-bottom="0.0694in"/>
      <style:text-properties fo:hyphenate="true"/>
    </style:style>
    <style:style style:name="T205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205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2059"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2060"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2061"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ar" style:country-complex="SA" fo:hyphenate="true"/>
    </style:style>
    <style:style style:name="P2062" style:parent-style-name="Normal" style:family="paragraph">
      <style:paragraph-properties style:vertical-align="auto" fo:margin-top="0.0694in" fo:margin-bottom="0.0694in"/>
      <style:text-properties fo:hyphenate="true"/>
    </style:style>
    <style:style style:name="T206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language-complex="ar" style:country-complex="SA"/>
    </style:style>
    <style:style style:name="T2064"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2065"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2066"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206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2068"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T2069"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2070" style:parent-style-name="DefaultParagraphFont" style:family="text">
      <style:text-properties style:font-name="Times New Roman" style:font-name-asian="Times New Roman" style:font-name-complex="Times New Roman" style:letter-kerning="false" style:language-asian="en" style:country-asian="IN" style:language-complex="ar" style:country-complex="SA"/>
    </style:style>
    <style:style style:name="P2071" style:parent-style-name="Standard" style:family="paragraph">
      <style:text-properties style:font-name="Calibri" style:font-name-complex="Calibri" fo:font-size="14pt" style:font-size-asian="14pt" style:font-size-complex="14pt"/>
    </style:style>
    <style:style style:name="P2072" style:parent-style-name="Standard" style:family="paragraph">
      <style:text-properties style:font-name="Calibri" style:font-name-complex="Calibri" fo:font-size="14pt" style:font-size-asian="14pt" style:font-size-complex="14pt"/>
    </style:style>
    <style:style style:name="P2073" style:parent-style-name="Standard" style:family="paragraph">
      <style:text-properties style:font-name="Calibri" style:font-name-complex="Calibri" fo:font-weight="bold" style:font-weight-asian="bold" style:font-weight-complex="bold" fo:font-size="20pt" style:font-size-asian="20pt" style:font-size-complex="20pt"/>
    </style:style>
    <style:style style:name="P2074" style:parent-style-name="Standard" style:family="paragraph">
      <style:text-properties style:font-name="Calibri" style:font-name-complex="Calibri" fo:font-size="14pt" style:font-size-asian="14pt" style:font-size-complex="14pt"/>
    </style:style>
    <style:style style:name="P2075" style:parent-style-name="Standard" style:family="paragraph">
      <style:text-properties style:font-name="Calibri" style:font-name-complex="Calibri" fo:font-size="14pt" style:font-size-asian="14pt" style:font-size-complex="14pt"/>
    </style:style>
    <style:style style:name="P2076" style:parent-style-name="Standard" style:family="paragraph">
      <style:text-properties style:font-name="Calibri" style:font-name-complex="Calibri" fo:font-size="14pt" style:font-size-asian="14pt" style:font-size-complex="14pt"/>
    </style:style>
    <style:style style:name="P2077" style:parent-style-name="Standard" style:family="paragraph">
      <style:text-properties style:font-name="Calibri" style:font-name-complex="Calibri" fo:font-size="14pt" style:font-size-asian="14pt" style:font-size-complex="14pt"/>
    </style:style>
    <style:style style:name="P2078" style:parent-style-name="Standard" style:family="paragraph">
      <style:text-properties style:font-name="Calibri" style:font-name-complex="Calibri" fo:font-size="14pt" style:font-size-asian="14pt" style:font-size-complex="14pt"/>
    </style:style>
    <style:style style:name="P2079" style:parent-style-name="Standard" style:family="paragraph">
      <style:text-properties style:font-name="Calibri" style:font-name-complex="Calibri" fo:font-size="14pt" style:font-size-asian="14pt" style:font-size-complex="14pt"/>
    </style:style>
    <style:style style:name="P2080" style:parent-style-name="Standard" style:family="paragraph">
      <style:text-properties style:font-name="Calibri" style:font-name-complex="Calibri" fo:font-size="14pt" style:font-size-asian="14pt" style:font-size-complex="14pt"/>
    </style:style>
    <style:style style:name="P2081" style:parent-style-name="Standard" style:family="paragraph">
      <style:text-properties style:font-name="Calibri" style:font-name-complex="Calibri" fo:font-size="14pt" style:font-size-asian="14pt" style:font-size-complex="14pt"/>
    </style:style>
    <style:style style:name="P2082" style:parent-style-name="Standard" style:family="paragraph">
      <style:text-properties style:font-name="Calibri" style:font-name-complex="Calibri" fo:font-size="14pt" style:font-size-asian="14pt" style:font-size-complex="14pt"/>
    </style:style>
    <style:style style:name="P2083" style:parent-style-name="Standard" style:family="paragraph">
      <style:text-properties style:font-name="Calibri" style:font-name-complex="Calibri" fo:font-size="14pt" style:font-size-asian="14pt" style:font-size-complex="14pt"/>
    </style:style>
    <style:style style:name="P2084" style:parent-style-name="Standard" style:family="paragraph">
      <style:text-properties style:font-name="Calibri" style:font-name-complex="Calibri" fo:font-size="14pt" style:font-size-asian="14pt" style:font-size-complex="14pt"/>
    </style:style>
    <style:style style:name="P2085" style:parent-style-name="Standard" style:family="paragraph">
      <style:text-properties style:font-name="Calibri" style:font-name-complex="Calibri" fo:font-size="14pt" style:font-size-asian="14pt" style:font-size-complex="14pt"/>
    </style:style>
    <style:style style:name="P2086" style:parent-style-name="Standard" style:family="paragraph">
      <style:text-properties style:font-name="Calibri" style:font-name-complex="Calibri" fo:font-size="14pt" style:font-size-asian="14pt" style:font-size-complex="14pt"/>
    </style:style>
    <style:style style:name="P2087" style:parent-style-name="Standard" style:family="paragraph">
      <style:text-properties style:font-name="Calibri" style:font-name-complex="Calibri" fo:font-size="14pt" style:font-size-asian="14pt" style:font-size-complex="14pt"/>
    </style:style>
    <style:style style:name="P2088" style:parent-style-name="Standard" style:family="paragraph">
      <style:text-properties style:font-name="Calibri" style:font-name-complex="Calibri" fo:font-size="14pt" style:font-size-asian="14pt" style:font-size-complex="14pt"/>
    </style:style>
    <style:style style:name="P2089" style:parent-style-name="Standard" style:family="paragraph">
      <style:text-properties style:font-name="Calibri" style:font-name-complex="Calibri" fo:font-size="14pt" style:font-size-asian="14pt" style:font-size-complex="14pt"/>
    </style:style>
    <style:style style:name="P2090" style:parent-style-name="Standard" style:family="paragraph">
      <style:text-properties style:font-name="Calibri" style:font-name-complex="Calibri" fo:font-size="14pt" style:font-size-asian="14pt" style:font-size-complex="14pt"/>
    </style:style>
    <style:style style:name="P2091" style:parent-style-name="Standard" style:family="paragraph">
      <style:text-properties style:font-name="Calibri" style:font-name-complex="Calibri" fo:font-size="14pt" style:font-size-asian="14pt" style:font-size-complex="14pt"/>
    </style:style>
    <style:style style:name="P2092" style:parent-style-name="Standard" style:family="paragraph">
      <style:text-properties style:font-name="Calibri" style:font-name-complex="Calibri" fo:font-size="14pt" style:font-size-asian="14pt" style:font-size-complex="14pt"/>
    </style:style>
    <style:style style:name="P2093" style:parent-style-name="Standard" style:family="paragraph">
      <style:text-properties style:font-name="Calibri" style:font-name-complex="Calibri" fo:font-size="14pt" style:font-size-asian="14pt" style:font-size-complex="14pt"/>
    </style:style>
    <style:style style:name="P2094" style:parent-style-name="Standard" style:family="paragraph">
      <style:text-properties style:font-name="Calibri" style:font-name-complex="Calibri" fo:font-size="14pt" style:font-size-asian="14pt" style:font-size-complex="14pt"/>
    </style:style>
    <style:style style:name="P2095" style:parent-style-name="Standard" style:family="paragraph">
      <style:text-properties style:font-name="Calibri" style:font-name-complex="Calibri" fo:font-size="14pt" style:font-size-asian="14pt" style:font-size-complex="14pt"/>
    </style:style>
    <style:style style:name="P2096" style:parent-style-name="Standard" style:family="paragraph">
      <style:text-properties style:font-name="Calibri" style:font-name-complex="Calibri" fo:font-size="14pt" style:font-size-asian="14pt" style:font-size-complex="14pt"/>
    </style:style>
    <style:style style:name="P2097" style:parent-style-name="Standard" style:family="paragraph">
      <style:text-properties style:font-name="Calibri" style:font-name-complex="Calibri" fo:font-size="14pt" style:font-size-asian="14pt" style:font-size-complex="14pt"/>
    </style:style>
    <style:style style:name="P2098" style:parent-style-name="Standard" style:family="paragraph">
      <style:text-properties style:font-name="Calibri" style:font-name-complex="Calibri" fo:font-size="14pt" style:font-size-asian="14pt" style:font-size-complex="14pt"/>
    </style:style>
    <style:style style:name="P2099" style:parent-style-name="Standard" style:family="paragraph">
      <style:text-properties style:font-name="Calibri" style:font-name-complex="Calibri" fo:font-size="14pt" style:font-size-asian="14pt" style:font-size-complex="14pt"/>
    </style:style>
    <style:style style:name="P2100" style:parent-style-name="Standard" style:family="paragraph">
      <style:text-properties style:font-name="Calibri" style:font-name-complex="Calibri" fo:font-size="14pt" style:font-size-asian="14pt" style:font-size-complex="14pt"/>
    </style:style>
    <style:style style:name="P2101" style:parent-style-name="Standard" style:family="paragraph">
      <style:text-properties style:font-name="Calibri" style:font-name-complex="Calibri" fo:font-size="14pt" style:font-size-asian="14pt" style:font-size-complex="14pt"/>
    </style:style>
    <style:style style:name="P2102" style:parent-style-name="Standard" style:family="paragraph">
      <style:text-properties style:font-name="Calibri" style:font-name-complex="Calibri" fo:font-size="14pt" style:font-size-asian="14pt" style:font-size-complex="14pt"/>
    </style:style>
    <style:style style:name="P2103" style:parent-style-name="Standard" style:family="paragraph">
      <style:text-properties style:font-name="Calibri" style:font-name-complex="Calibri" fo:font-size="14pt" style:font-size-asian="14pt" style:font-size-complex="14pt"/>
    </style:style>
    <style:style style:name="P2104" style:parent-style-name="Standard" style:family="paragraph">
      <style:text-properties style:font-name="Calibri" style:font-name-complex="Calibri" fo:font-size="14pt" style:font-size-asian="14pt" style:font-size-complex="14pt"/>
    </style:style>
    <style:style style:name="P2105" style:parent-style-name="Standard" style:family="paragraph">
      <style:text-properties style:font-name="Calibri" style:font-name-complex="Calibri" fo:font-size="14pt" style:font-size-asian="14pt" style:font-size-complex="14pt"/>
    </style:style>
    <style:style style:name="P2106" style:parent-style-name="Standard" style:family="paragraph">
      <style:text-properties style:font-name="Calibri" style:font-name-complex="Calibri" fo:font-size="14pt" style:font-size-asian="14pt" style:font-size-complex="14pt"/>
    </style:style>
    <style:style style:name="P2107" style:parent-style-name="Standard" style:family="paragraph">
      <style:text-properties style:font-name="Calibri" style:font-name-complex="Calibri" fo:font-size="14pt" style:font-size-asian="14pt" style:font-size-complex="14pt"/>
    </style:style>
    <style:style style:name="P2108" style:parent-style-name="Standard" style:family="paragraph">
      <style:text-properties style:font-name="Calibri" style:font-name-complex="Calibri" fo:font-size="14pt" style:font-size-asian="14pt" style:font-size-complex="14pt"/>
    </style:style>
    <style:style style:name="P2109" style:parent-style-name="Standard" style:family="paragraph">
      <style:text-properties style:font-name="Calibri" style:font-name-complex="Calibri" fo:font-size="14pt" style:font-size-asian="14pt" style:font-size-complex="14pt"/>
    </style:style>
    <style:style style:name="P2110" style:parent-style-name="Standard" style:family="paragraph">
      <style:text-properties style:font-name="Calibri" style:font-name-complex="Calibri" fo:font-size="14pt" style:font-size-asian="14pt" style:font-size-complex="14pt"/>
    </style:style>
    <style:style style:name="P2111" style:parent-style-name="Standard" style:family="paragraph">
      <style:text-properties style:font-name="Calibri" style:font-name-complex="Calibri" fo:font-size="14pt" style:font-size-asian="14pt" style:font-size-complex="14pt"/>
    </style:style>
    <style:style style:name="P2112" style:parent-style-name="Standard" style:family="paragraph">
      <style:text-properties style:font-name="Calibri" style:font-name-complex="Calibri" fo:font-size="14pt" style:font-size-asian="14pt" style:font-size-complex="14pt"/>
    </style:style>
    <style:style style:name="P2113" style:parent-style-name="Standard" style:family="paragraph">
      <style:text-properties style:font-name="Calibri" style:font-name-complex="Calibri" fo:font-size="14pt" style:font-size-asian="14pt" style:font-size-complex="14pt"/>
    </style:style>
    <style:style style:name="P2114" style:parent-style-name="Standard" style:family="paragraph">
      <style:text-properties style:font-name="Calibri" style:font-name-complex="Calibri" fo:font-size="14pt" style:font-size-asian="14pt" style:font-size-complex="14pt"/>
    </style:style>
    <style:style style:name="P2115" style:parent-style-name="Standard" style:family="paragraph">
      <style:text-properties style:font-name="Calibri" style:font-name-complex="Calibri" fo:font-size="14pt" style:font-size-asian="14pt" style:font-size-complex="14pt"/>
    </style:style>
    <style:style style:name="P2116" style:parent-style-name="Standard" style:family="paragraph">
      <style:text-properties style:font-name="Calibri" style:font-name-complex="Calibri" fo:font-size="14pt" style:font-size-asian="14pt" style:font-size-complex="14pt"/>
    </style:style>
    <style:style style:name="P2117" style:parent-style-name="Standard" style:family="paragraph">
      <style:text-properties style:font-name="Calibri" style:font-name-complex="Calibri" fo:font-size="14pt" style:font-size-asian="14pt" style:font-size-complex="14pt"/>
    </style:style>
    <style:style style:name="P2118" style:parent-style-name="Standard" style:family="paragraph">
      <style:text-properties style:font-name="Calibri" style:font-name-complex="Calibri" fo:font-size="14pt" style:font-size-asian="14pt" style:font-size-complex="14pt"/>
    </style:style>
    <style:style style:name="P2119" style:parent-style-name="Standard" style:family="paragraph">
      <style:text-properties style:font-name="Calibri" style:font-name-complex="Calibri" fo:font-size="14pt" style:font-size-asian="14pt" style:font-size-complex="14pt"/>
    </style:style>
    <style:style style:name="P2120" style:parent-style-name="Standard" style:family="paragraph">
      <style:text-properties style:font-name="Calibri" style:font-name-complex="Calibri" fo:font-size="14pt" style:font-size-asian="14pt" style:font-size-complex="14pt"/>
    </style:style>
    <style:style style:name="P2121" style:parent-style-name="Standard" style:family="paragraph">
      <style:text-properties style:font-name="Calibri" style:font-name-complex="Calibri" fo:font-size="14pt" style:font-size-asian="14pt" style:font-size-complex="14pt"/>
    </style:style>
    <style:style style:name="P2122" style:parent-style-name="Standard" style:family="paragraph">
      <style:text-properties style:font-name="Calibri" style:font-name-complex="Calibri" fo:font-size="14pt" style:font-size-asian="14pt" style:font-size-complex="14pt"/>
    </style:style>
    <style:style style:name="P2123" style:parent-style-name="Standard" style:family="paragraph">
      <style:text-properties style:font-name="Calibri" style:font-name-complex="Calibri" fo:font-size="14pt" style:font-size-asian="14pt" style:font-size-complex="14pt"/>
    </style:style>
    <style:style style:name="P2124" style:parent-style-name="Standard" style:family="paragraph">
      <style:text-properties style:font-name="Calibri" style:font-name-complex="Calibri" fo:font-size="14pt" style:font-size-asian="14pt" style:font-size-complex="14pt"/>
    </style:style>
    <style:style style:name="P2125" style:parent-style-name="Standard" style:family="paragraph">
      <style:text-properties style:font-name="Calibri" style:font-name-complex="Calibri" fo:font-size="14pt" style:font-size-asian="14pt" style:font-size-complex="14pt"/>
    </style:style>
    <style:style style:name="P2126" style:parent-style-name="Standard" style:family="paragraph">
      <style:text-properties style:font-name="Calibri" style:font-name-complex="Calibri" fo:font-size="14pt" style:font-size-asian="14pt" style:font-size-complex="14pt"/>
    </style:style>
    <style:style style:name="P2127" style:parent-style-name="Standard" style:family="paragraph">
      <style:text-properties style:font-name="Calibri" style:font-name-complex="Calibri" fo:font-size="14pt" style:font-size-asian="14pt" style:font-size-complex="14pt"/>
    </style:style>
    <style:style style:name="P2128" style:parent-style-name="Standard" style:family="paragraph">
      <style:text-properties style:font-name="Calibri" style:font-name-complex="Calibri" fo:font-size="14pt" style:font-size-asian="14pt" style:font-size-complex="14pt"/>
    </style:style>
    <style:style style:name="P2129" style:parent-style-name="Standard" style:family="paragraph">
      <style:text-properties style:font-name="Calibri" style:font-name-complex="Calibri" fo:font-size="14pt" style:font-size-asian="14pt" style:font-size-complex="14pt"/>
    </style:style>
    <style:style style:name="P2130" style:parent-style-name="Standard" style:family="paragraph">
      <style:text-properties style:font-name="Calibri" style:font-name-complex="Calibri" fo:font-size="14pt" style:font-size-asian="14pt" style:font-size-complex="14pt"/>
    </style:style>
    <style:style style:name="P2131" style:parent-style-name="Standard" style:family="paragraph">
      <style:text-properties style:font-name="Calibri" style:font-name-complex="Calibri" fo:font-size="14pt" style:font-size-asian="14pt" style:font-size-complex="14pt"/>
    </style:style>
    <style:style style:name="P2132" style:parent-style-name="Standard" style:family="paragraph">
      <style:text-properties style:font-name="Calibri" style:font-name-complex="Calibri" fo:font-size="14pt" style:font-size-asian="14pt" style:font-size-complex="14pt"/>
    </style:style>
    <style:style style:name="P2133" style:parent-style-name="Standard" style:family="paragraph">
      <style:text-properties style:font-name="Calibri" style:font-name-complex="Calibri" fo:font-size="14pt" style:font-size-asian="14pt" style:font-size-complex="14pt"/>
    </style:style>
    <style:style style:name="P2134" style:parent-style-name="Standard" style:family="paragraph">
      <style:text-properties style:font-name="Calibri" style:font-name-complex="Calibri" fo:font-size="14pt" style:font-size-asian="14pt" style:font-size-complex="14pt"/>
    </style:style>
    <style:style style:name="P2135" style:parent-style-name="Standard" style:family="paragraph">
      <style:text-properties style:font-name="Calibri" style:font-name-complex="Calibri" fo:font-size="14pt" style:font-size-asian="14pt" style:font-size-complex="14pt"/>
    </style:style>
    <style:style style:name="P2136" style:parent-style-name="Standard" style:family="paragraph">
      <style:text-properties style:font-name="Calibri" style:font-name-complex="Calibri" fo:font-size="14pt" style:font-size-asian="14pt" style:font-size-complex="14pt"/>
    </style:style>
    <style:style style:name="P2137" style:parent-style-name="Standard" style:family="paragraph">
      <style:text-properties style:font-name="Calibri" style:font-name-complex="Calibri" fo:font-size="14pt" style:font-size-asian="14pt" style:font-size-complex="14pt"/>
    </style:style>
    <style:style style:name="P2138" style:parent-style-name="Standard" style:family="paragraph">
      <style:text-properties style:font-name="Calibri" style:font-name-complex="Calibri" fo:font-size="14pt" style:font-size-asian="14pt" style:font-size-complex="14pt"/>
    </style:style>
    <style:style style:name="P2139" style:parent-style-name="Standard" style:family="paragraph">
      <style:text-properties style:font-name="Calibri" style:font-name-complex="Calibri" fo:font-size="14pt" style:font-size-asian="14pt" style:font-size-complex="14pt"/>
    </style:style>
    <style:style style:name="P2140" style:parent-style-name="Standard" style:family="paragraph">
      <style:text-properties style:font-name="Calibri" style:font-name-complex="Calibri" fo:font-size="14pt" style:font-size-asian="14pt" style:font-size-complex="14pt"/>
    </style:style>
    <style:style style:name="P2141" style:parent-style-name="Standard" style:family="paragraph">
      <style:text-properties style:font-name="Calibri" style:font-name-complex="Calibri" fo:font-size="14pt" style:font-size-asian="14pt" style:font-size-complex="14pt"/>
    </style:style>
    <style:style style:name="P2142" style:parent-style-name="Standard" style:family="paragraph">
      <style:text-properties style:font-name="Calibri" style:font-name-complex="Calibri" fo:font-size="14pt" style:font-size-asian="14pt" style:font-size-complex="14pt"/>
    </style:style>
    <style:style style:name="P2143" style:parent-style-name="Standard" style:family="paragraph">
      <style:text-properties style:font-name="Calibri" style:font-name-complex="Calibri" fo:font-size="14pt" style:font-size-asian="14pt" style:font-size-complex="14pt"/>
    </style:style>
    <style:style style:name="P2144" style:parent-style-name="Standard" style:family="paragraph">
      <style:text-properties style:font-name="Calibri" style:font-name-complex="Calibri" fo:font-size="14pt" style:font-size-asian="14pt" style:font-size-complex="14pt"/>
    </style:style>
    <style:style style:name="P2145" style:parent-style-name="Standard" style:family="paragraph">
      <style:text-properties style:font-name="Calibri" style:font-name-complex="Calibri" fo:font-size="14pt" style:font-size-asian="14pt" style:font-size-complex="14pt"/>
    </style:style>
    <style:style style:name="P2146" style:parent-style-name="Standard" style:family="paragraph">
      <style:text-properties style:font-name="Calibri" style:font-name-complex="Calibri" fo:font-size="14pt" style:font-size-asian="14pt" style:font-size-complex="14pt"/>
    </style:style>
    <style:style style:name="P2147" style:parent-style-name="Standard" style:family="paragraph">
      <style:text-properties style:font-name="Calibri" style:font-name-complex="Calibri" fo:font-size="14pt" style:font-size-asian="14pt" style:font-size-complex="14pt"/>
    </style:style>
    <style:style style:name="P2148" style:parent-style-name="Standard" style:family="paragraph">
      <style:text-properties style:font-name="Calibri" style:font-name-complex="Calibri" fo:font-size="14pt" style:font-size-asian="14pt" style:font-size-complex="14pt"/>
    </style:style>
    <style:style style:name="P2149" style:parent-style-name="Standard" style:family="paragraph">
      <style:text-properties style:font-name="Calibri" style:font-name-complex="Calibri" fo:font-size="14pt" style:font-size-asian="14pt" style:font-size-complex="14pt"/>
    </style:style>
    <style:style style:name="P2150" style:parent-style-name="Standard" style:family="paragraph">
      <style:text-properties style:font-name="Calibri" style:font-name-complex="Calibri" fo:font-size="14pt" style:font-size-asian="14pt" style:font-size-complex="14pt"/>
    </style:style>
    <style:style style:name="P2151" style:parent-style-name="Standard" style:family="paragraph">
      <style:text-properties style:font-name="Calibri" style:font-name-complex="Calibri" fo:font-size="14pt" style:font-size-asian="14pt" style:font-size-complex="14pt"/>
    </style:style>
    <style:style style:name="P2152" style:parent-style-name="Standard" style:family="paragraph">
      <style:text-properties style:font-name="Calibri" style:font-name-complex="Calibri" fo:font-size="14pt" style:font-size-asian="14pt" style:font-size-complex="14pt"/>
    </style:style>
    <style:style style:name="P2153" style:parent-style-name="Standard" style:family="paragraph">
      <style:text-properties style:font-name="Calibri" style:font-name-complex="Calibri" fo:font-size="14pt" style:font-size-asian="14pt" style:font-size-complex="14pt"/>
    </style:style>
    <style:style style:name="P2154" style:parent-style-name="Standard" style:family="paragraph">
      <style:text-properties style:font-name="Calibri" style:font-name-complex="Calibri" fo:font-size="14pt" style:font-size-asian="14pt" style:font-size-complex="14pt"/>
    </style:style>
    <style:style style:name="P2155" style:parent-style-name="Standard" style:family="paragraph">
      <style:text-properties style:font-name="Calibri" style:font-name-complex="Calibri" fo:font-size="14pt" style:font-size-asian="14pt" style:font-size-complex="14pt"/>
    </style:style>
    <style:style style:name="P2156" style:parent-style-name="Standard" style:family="paragraph">
      <style:text-properties style:font-name="Calibri" style:font-name-complex="Calibri" fo:font-size="14pt" style:font-size-asian="14pt" style:font-size-complex="14pt"/>
    </style:style>
    <style:style style:name="P2157" style:parent-style-name="Standard" style:family="paragraph">
      <style:text-properties style:font-name="Calibri" style:font-name-complex="Calibri" fo:font-size="14pt" style:font-size-asian="14pt" style:font-size-complex="14pt"/>
    </style:style>
    <style:style style:name="P2158" style:parent-style-name="Standard" style:family="paragraph">
      <style:text-properties style:font-name="Calibri" style:font-name-complex="Calibri" fo:font-size="14pt" style:font-size-asian="14pt" style:font-size-complex="14pt"/>
    </style:style>
    <style:style style:name="P2159" style:parent-style-name="Standard" style:family="paragraph">
      <style:text-properties style:font-name="Calibri" style:font-name-complex="Calibri" fo:font-size="14pt" style:font-size-asian="14pt" style:font-size-complex="14pt"/>
    </style:style>
    <style:style style:name="P2160" style:parent-style-name="Standard" style:family="paragraph">
      <style:text-properties style:font-name="Calibri" style:font-name-complex="Calibri" fo:font-size="14pt" style:font-size-asian="14pt" style:font-size-complex="14pt"/>
    </style:style>
    <style:style style:name="P2161" style:parent-style-name="Standard" style:family="paragraph">
      <style:text-properties style:font-name="Calibri" style:font-name-complex="Calibri" fo:font-size="14pt" style:font-size-asian="14pt" style:font-size-complex="14pt"/>
    </style:style>
    <style:style style:name="P2162" style:parent-style-name="Standard" style:family="paragraph">
      <style:text-properties style:font-name="Calibri" style:font-name-complex="Calibri" fo:font-size="14pt" style:font-size-asian="14pt" style:font-size-complex="14pt"/>
    </style:style>
    <style:style style:name="P2163" style:parent-style-name="Standard" style:family="paragraph">
      <style:text-properties style:font-name="Calibri" style:font-name-complex="Calibri" fo:font-size="14pt" style:font-size-asian="14pt" style:font-size-complex="14pt"/>
    </style:style>
    <style:style style:name="P2164" style:parent-style-name="Standard" style:family="paragraph">
      <style:text-properties style:font-name="Calibri" style:font-name-complex="Calibri" fo:font-size="14pt" style:font-size-asian="14pt" style:font-size-complex="14pt"/>
    </style:style>
    <style:style style:name="P2165" style:parent-style-name="Standard" style:family="paragraph">
      <style:text-properties style:font-name="Calibri" style:font-name-complex="Calibri" fo:font-size="14pt" style:font-size-asian="14pt" style:font-size-complex="14pt"/>
    </style:style>
    <style:style style:name="P2166" style:parent-style-name="Standard" style:family="paragraph">
      <style:text-properties style:font-name="Calibri" style:font-name-complex="Calibri" fo:font-size="14pt" style:font-size-asian="14pt" style:font-size-complex="14pt"/>
    </style:style>
    <style:style style:name="P2167" style:parent-style-name="Standard" style:family="paragraph">
      <style:text-properties style:font-name="Calibri" style:font-name-complex="Calibri" fo:font-size="14pt" style:font-size-asian="14pt" style:font-size-complex="14pt"/>
    </style:style>
    <style:style style:name="P2168" style:parent-style-name="Standard" style:family="paragraph">
      <style:text-properties style:font-name="Calibri" style:font-name-complex="Calibri" fo:font-size="14pt" style:font-size-asian="14pt" style:font-size-complex="14pt"/>
    </style:style>
    <style:style style:name="P2169" style:parent-style-name="Standard" style:family="paragraph">
      <style:text-properties style:font-name="Calibri" style:font-name-complex="Calibri" fo:font-size="14pt" style:font-size-asian="14pt" style:font-size-complex="14pt"/>
    </style:style>
    <style:style style:name="P2170" style:parent-style-name="Standard" style:family="paragraph">
      <style:text-properties style:font-name="Calibri" style:font-name-complex="Calibri" fo:font-size="14pt" style:font-size-asian="14pt" style:font-size-complex="14pt"/>
    </style:style>
    <style:style style:name="P2171" style:parent-style-name="Standard" style:family="paragraph">
      <style:text-properties style:font-name="Calibri" style:font-name-complex="Calibri" fo:font-size="14pt" style:font-size-asian="14pt" style:font-size-complex="14pt"/>
    </style:style>
    <style:style style:name="P2172" style:parent-style-name="Standard" style:family="paragraph">
      <style:text-properties style:font-name="Calibri" style:font-name-complex="Calibri" fo:font-size="14pt" style:font-size-asian="14pt" style:font-size-complex="14pt"/>
    </style:style>
    <style:style style:name="P2173" style:parent-style-name="Standard" style:family="paragraph">
      <style:text-properties style:font-name="Calibri" style:font-name-complex="Calibri" fo:font-size="14pt" style:font-size-asian="14pt" style:font-size-complex="14pt"/>
    </style:style>
    <style:style style:name="P2174" style:parent-style-name="Standard" style:family="paragraph">
      <style:text-properties style:font-name="Calibri" style:font-name-complex="Calibri" fo:font-size="14pt" style:font-size-asian="14pt" style:font-size-complex="14pt"/>
    </style:style>
    <style:style style:name="P2175" style:parent-style-name="Standard" style:family="paragraph">
      <style:text-properties style:font-name="Calibri" style:font-name-complex="Calibri" fo:font-size="14pt" style:font-size-asian="14pt" style:font-size-complex="14pt"/>
    </style:style>
    <style:style style:name="P2176" style:parent-style-name="Standard" style:family="paragraph">
      <style:text-properties style:font-name="Calibri" style:font-name-complex="Calibri" fo:font-size="14pt" style:font-size-asian="14pt" style:font-size-complex="14pt"/>
    </style:style>
    <style:style style:name="P2177" style:parent-style-name="Standard" style:family="paragraph">
      <style:text-properties style:font-name="Calibri" style:font-name-complex="Calibri" fo:font-size="14pt" style:font-size-asian="14pt" style:font-size-complex="14pt"/>
    </style:style>
    <style:style style:name="P2178" style:parent-style-name="Standard" style:family="paragraph">
      <style:text-properties style:font-name="Calibri" style:font-name-complex="Calibri" fo:font-size="14pt" style:font-size-asian="14pt" style:font-size-complex="14pt"/>
    </style:style>
    <style:style style:name="P2179" style:parent-style-name="Standard" style:family="paragraph">
      <style:text-properties style:font-name="Calibri" style:font-name-complex="Calibri" fo:font-size="14pt" style:font-size-asian="14pt" style:font-size-complex="14pt"/>
    </style:style>
    <style:style style:name="P2180" style:parent-style-name="Standard" style:family="paragraph">
      <style:text-properties style:font-name="Calibri" style:font-name-complex="Calibri" fo:font-size="14pt" style:font-size-asian="14pt" style:font-size-complex="14pt"/>
    </style:style>
    <style:style style:name="P2181" style:parent-style-name="Standard" style:family="paragraph">
      <style:text-properties style:font-name="Calibri" style:font-name-complex="Calibri" fo:font-size="14pt" style:font-size-asian="14pt" style:font-size-complex="14pt"/>
    </style:style>
    <style:style style:name="P2182" style:parent-style-name="Standard" style:family="paragraph">
      <style:text-properties style:font-name="Calibri" style:font-name-complex="Calibri" fo:font-size="14pt" style:font-size-asian="14pt" style:font-size-complex="14pt"/>
    </style:style>
    <style:style style:name="P2183" style:parent-style-name="Standard" style:family="paragraph">
      <style:text-properties style:font-name="Calibri" style:font-name-complex="Calibri" fo:font-size="14pt" style:font-size-asian="14pt" style:font-size-complex="14pt"/>
    </style:style>
    <style:style style:name="P2184" style:parent-style-name="Standard" style:family="paragraph">
      <style:text-properties style:font-name="Calibri" style:font-name-complex="Calibri" fo:font-size="14pt" style:font-size-asian="14pt" style:font-size-complex="14pt"/>
    </style:style>
    <style:style style:name="P2185" style:parent-style-name="Standard" style:family="paragraph">
      <style:text-properties style:font-name="Calibri" style:font-name-complex="Calibri" fo:font-weight="bold" style:font-weight-asian="bold" style:font-weight-complex="bold" fo:font-size="14pt" style:font-size-asian="14pt" style:font-size-complex="14pt"/>
    </style:style>
    <style:style style:name="P2186" style:parent-style-name="Standard" style:family="paragraph">
      <style:text-properties style:font-name="Calibri" style:font-name-complex="Calibri" fo:font-weight="bold" style:font-weight-asian="bold" style:font-weight-complex="bold" fo:font-size="14pt" style:font-size-asian="14pt" style:font-size-complex="14pt"/>
    </style:style>
    <style:style style:name="P2187" style:parent-style-name="Standard" style:family="paragraph">
      <style:text-properties style:font-name="Calibri" style:font-name-complex="Calibri" fo:font-weight="bold" style:font-weight-asian="bold" style:font-weight-complex="bold" fo:font-size="14pt" style:font-size-asian="14pt" style:font-size-complex="14pt"/>
    </style:style>
    <style:style style:name="P2188" style:parent-style-name="Standard" style:family="paragraph">
      <style:text-properties style:font-name="Calibri" style:font-name-complex="Calibri" fo:font-weight="bold" style:font-weight-asian="bold" style:font-weight-complex="bold" fo:font-size="14pt" style:font-size-asian="14pt" style:font-size-complex="14pt"/>
    </style:style>
    <style:style style:name="P2189" style:parent-style-name="Standard" style:family="paragraph">
      <style:text-properties style:font-name="Calibri" style:font-name-complex="Calibri" fo:font-weight="bold" style:font-weight-asian="bold" style:font-weight-complex="bold" fo:font-size="14pt" style:font-size-asian="14pt" style:font-size-complex="14pt"/>
    </style:style>
    <style:style style:name="P2190" style:parent-style-name="Standard" style:family="paragraph">
      <style:text-properties style:font-name="Calibri" style:font-name-complex="Calibri" fo:font-weight="bold" style:font-weight-asian="bold" style:font-weight-complex="bold" fo:font-size="14pt" style:font-size-asian="14pt" style:font-size-complex="14pt"/>
    </style:style>
    <style:style style:name="P2191" style:parent-style-name="Standard" style:family="paragraph">
      <style:text-properties style:font-name="Calibri" style:font-name-complex="Calibri" fo:font-weight="bold" style:font-weight-asian="bold" style:font-weight-complex="bold" fo:font-size="14pt" style:font-size-asian="14pt" style:font-size-complex="14pt"/>
    </style:style>
    <style:style style:name="P2192" style:parent-style-name="Standard" style:family="paragraph">
      <style:text-properties style:font-name="Calibri" style:font-name-complex="Calibri" fo:font-weight="bold" style:font-weight-asian="bold" style:font-weight-complex="bold" fo:font-size="14pt" style:font-size-asian="14pt" style:font-size-complex="14pt"/>
    </style:style>
    <style:style style:name="P2193" style:parent-style-name="Standard" style:family="paragraph">
      <style:text-properties style:font-name="Calibri" style:font-name-complex="Calibri" fo:font-weight="bold" style:font-weight-asian="bold" style:font-weight-complex="bold" fo:font-size="14pt" style:font-size-asian="14pt" style:font-size-complex="14pt"/>
    </style:style>
    <style:style style:name="P2194" style:parent-style-name="Standard" style:family="paragraph">
      <style:text-properties style:font-name="Calibri" style:font-name-complex="Calibri" fo:font-weight="bold" style:font-weight-asian="bold" style:font-weight-complex="bold" fo:font-size="14pt" style:font-size-asian="14pt" style:font-size-complex="14pt"/>
    </style:style>
    <style:style style:name="P2195" style:parent-style-name="Standard" style:family="paragraph">
      <style:text-properties style:font-name="Calibri" style:font-name-complex="Calibri" fo:font-weight="bold" style:font-weight-asian="bold" style:font-weight-complex="bold" fo:font-size="14pt" style:font-size-asian="14pt" style:font-size-complex="14pt"/>
    </style:style>
    <style:style style:name="P2196" style:parent-style-name="Standard" style:family="paragraph">
      <style:text-properties style:font-name="Calibri" style:font-name-complex="Calibri" fo:font-size="14pt" style:font-size-asian="14pt" style:font-size-complex="14pt"/>
    </style:style>
    <style:style style:name="P2197" style:parent-style-name="Standard" style:family="paragraph">
      <style:text-properties style:font-name="Calibri" style:font-name-complex="Calibri" fo:font-size="14pt" style:font-size-asian="14pt" style:font-size-complex="14pt"/>
    </style:style>
    <style:style style:name="P2198" style:parent-style-name="Standard" style:family="paragraph">
      <style:text-properties style:font-name="Calibri" style:font-name-complex="Calibri" fo:font-size="14pt" style:font-size-asian="14pt" style:font-size-complex="14pt"/>
    </style:style>
    <style:style style:name="P2199" style:parent-style-name="Standard" style:family="paragraph">
      <style:text-properties style:font-name="Calibri" style:font-name-complex="Calibri" fo:font-size="14pt" style:font-size-asian="14pt" style:font-size-complex="14pt"/>
    </style:style>
    <style:style style:name="P2200" style:parent-style-name="Standard" style:family="paragraph">
      <style:text-properties style:font-name="Calibri" style:font-name-complex="Calibri" fo:font-size="14pt" style:font-size-asian="14pt" style:font-size-complex="14pt"/>
    </style:style>
    <style:style style:name="P2201" style:parent-style-name="Standard" style:family="paragraph">
      <style:text-properties style:font-name="Calibri" style:font-name-complex="Calibri" fo:font-size="14pt" style:font-size-asian="14pt" style:font-size-complex="14pt"/>
    </style:style>
    <style:style style:name="P2202" style:parent-style-name="Standard" style:family="paragraph">
      <style:text-properties style:font-name="Calibri" style:font-name-complex="Calibri" fo:font-size="14pt" style:font-size-asian="14pt" style:font-size-complex="14pt"/>
    </style:style>
    <style:style style:name="P2203" style:parent-style-name="Standard" style:family="paragraph">
      <style:text-properties style:font-name="Calibri" style:font-name-complex="Calibri" fo:font-size="14pt" style:font-size-asian="14pt" style:font-size-complex="14pt"/>
    </style:style>
    <style:style style:name="P2204" style:parent-style-name="Standard" style:family="paragraph">
      <style:text-properties style:font-name="Calibri" style:font-name-complex="Calibri" fo:font-size="14pt" style:font-size-asian="14pt" style:font-size-complex="14pt"/>
    </style:style>
    <style:style style:name="P2205" style:parent-style-name="Standard" style:family="paragraph">
      <style:text-properties style:font-name="Calibri" style:font-name-complex="Calibri" fo:font-size="14pt" style:font-size-asian="14pt" style:font-size-complex="14pt"/>
    </style:style>
    <style:style style:name="P2206" style:parent-style-name="Standard" style:family="paragraph">
      <style:text-properties style:font-name="Calibri" style:font-name-complex="Calibri" fo:font-size="14pt" style:font-size-asian="14pt" style:font-size-complex="14pt"/>
    </style:style>
    <style:style style:name="P2207" style:parent-style-name="Standard" style:family="paragraph">
      <style:text-properties style:font-name="Calibri" style:font-name-complex="Calibri" fo:font-size="14pt" style:font-size-asian="14pt" style:font-size-complex="14pt"/>
    </style:style>
    <style:style style:name="P2208" style:parent-style-name="Standard" style:family="paragraph">
      <style:text-properties style:font-name="Calibri" style:font-name-complex="Calibri" fo:font-size="14pt" style:font-size-asian="14pt" style:font-size-complex="14pt"/>
    </style:style>
    <style:style style:name="P2209" style:parent-style-name="Standard" style:family="paragraph">
      <style:text-properties style:font-name="Calibri" style:font-name-complex="Calibri" fo:font-size="14pt" style:font-size-asian="14pt" style:font-size-complex="14pt"/>
    </style:style>
    <style:style style:name="P2210" style:parent-style-name="Standard" style:family="paragraph">
      <style:text-properties style:font-name="Calibri" style:font-name-complex="Calibri" fo:font-size="14pt" style:font-size-asian="14pt" style:font-size-complex="14pt"/>
    </style:style>
    <style:style style:name="P2211" style:parent-style-name="Standard" style:family="paragraph">
      <style:text-properties style:font-name="Calibri" style:font-name-complex="Calibri" fo:font-size="14pt" style:font-size-asian="14pt" style:font-size-complex="14pt"/>
    </style:style>
    <style:style style:name="P2212" style:parent-style-name="Standard" style:family="paragraph">
      <style:text-properties style:font-name="Calibri" style:font-name-complex="Calibri" fo:font-size="14pt" style:font-size-asian="14pt" style:font-size-complex="14pt"/>
    </style:style>
    <style:style style:name="P2213" style:parent-style-name="Standard" style:family="paragraph">
      <style:text-properties style:font-name="Calibri" style:font-name-complex="Calibri" fo:font-size="14pt" style:font-size-asian="14pt" style:font-size-complex="14pt"/>
    </style:style>
    <style:style style:name="P2214" style:parent-style-name="Standard" style:family="paragraph">
      <style:text-properties style:font-name="Calibri" style:font-name-complex="Calibri" fo:font-size="14pt" style:font-size-asian="14pt" style:font-size-complex="14pt"/>
    </style:style>
    <style:style style:name="P2215" style:parent-style-name="Standard" style:family="paragraph">
      <style:text-properties style:font-name="Calibri" style:font-name-complex="Calibri" fo:font-size="14pt" style:font-size-asian="14pt" style:font-size-complex="14pt"/>
    </style:style>
    <style:style style:name="P2216" style:parent-style-name="Standard" style:family="paragraph">
      <style:text-properties style:font-name="Calibri" style:font-name-complex="Calibri" fo:font-size="14pt" style:font-size-asian="14pt" style:font-size-complex="14pt"/>
    </style:style>
    <style:style style:name="P2217" style:parent-style-name="Standard" style:family="paragraph">
      <style:text-properties style:font-name="Calibri" style:font-name-complex="Calibri" fo:font-size="14pt" style:font-size-asian="14pt" style:font-size-complex="14pt"/>
    </style:style>
    <style:style style:name="P2218" style:parent-style-name="Standard" style:family="paragraph">
      <style:text-properties style:font-name="Calibri" style:font-name-complex="Calibri" fo:font-size="14pt" style:font-size-asian="14pt" style:font-size-complex="14pt"/>
    </style:style>
    <style:style style:name="P2219" style:parent-style-name="Standard" style:family="paragraph">
      <style:text-properties style:font-name="Calibri" style:font-name-complex="Calibri" fo:font-size="14pt" style:font-size-asian="14pt" style:font-size-complex="14pt"/>
    </style:style>
    <style:style style:name="P2220" style:parent-style-name="Standard" style:family="paragraph">
      <style:text-properties style:font-name="Calibri" style:font-name-complex="Calibri" fo:font-size="14pt" style:font-size-asian="14pt" style:font-size-complex="14pt"/>
    </style:style>
    <style:style style:name="P2221" style:parent-style-name="Standard" style:family="paragraph">
      <style:text-properties style:font-name="Calibri" style:font-name-complex="Calibri" fo:font-size="14pt" style:font-size-asian="14pt" style:font-size-complex="14pt"/>
    </style:style>
    <style:style style:name="P2222" style:parent-style-name="Standard" style:family="paragraph">
      <style:text-properties style:font-name="Calibri" style:font-name-complex="Calibri" fo:font-size="14pt" style:font-size-asian="14pt" style:font-size-complex="14pt"/>
    </style:style>
    <style:style style:name="P2223" style:parent-style-name="Standard" style:family="paragraph">
      <style:text-properties style:font-name="Calibri" style:font-name-complex="Calibri" fo:font-size="14pt" style:font-size-asian="14pt" style:font-size-complex="14pt"/>
    </style:style>
    <style:style style:name="P2224" style:parent-style-name="Standard" style:family="paragraph">
      <style:text-properties style:font-name="Calibri" style:font-name-complex="Calibri" fo:font-size="14pt" style:font-size-asian="14pt" style:font-size-complex="14pt"/>
    </style:style>
    <style:style style:name="P2225" style:parent-style-name="Standard" style:family="paragraph">
      <style:text-properties style:font-name="Calibri" style:font-name-complex="Calibri" fo:font-size="14pt" style:font-size-asian="14pt" style:font-size-complex="14pt"/>
    </style:style>
    <style:style style:name="P2226" style:parent-style-name="Standard" style:family="paragraph">
      <style:text-properties style:font-name="Calibri" style:font-name-complex="Calibri" fo:font-size="14pt" style:font-size-asian="14pt" style:font-size-complex="14pt"/>
    </style:style>
    <style:style style:name="P2227" style:parent-style-name="Standard" style:family="paragraph">
      <style:text-properties style:font-name="Calibri" style:font-name-complex="Calibri" fo:font-size="14pt" style:font-size-asian="14pt" style:font-size-complex="14pt"/>
    </style:style>
    <style:style style:name="P2228" style:parent-style-name="Standard" style:family="paragraph">
      <style:text-properties style:font-name="Calibri" style:font-name-complex="Calibri" fo:font-size="14pt" style:font-size-asian="14pt" style:font-size-complex="14pt"/>
    </style:style>
    <style:style style:name="P2229" style:parent-style-name="Standard" style:family="paragraph">
      <style:text-properties style:font-name="Calibri" style:font-name-complex="Calibri" fo:font-size="14pt" style:font-size-asian="14pt" style:font-size-complex="14pt"/>
    </style:style>
    <style:style style:name="P2230" style:parent-style-name="Standard" style:family="paragraph">
      <style:text-properties style:font-name="Calibri" style:font-name-complex="Calibri" fo:font-size="14pt" style:font-size-asian="14pt" style:font-size-complex="14pt"/>
    </style:style>
    <style:style style:name="P2231" style:parent-style-name="Standard" style:family="paragraph">
      <style:text-properties style:font-name="Calibri" style:font-name-complex="Calibri" fo:font-size="14pt" style:font-size-asian="14pt" style:font-size-complex="14pt"/>
    </style:style>
    <style:style style:name="P2232" style:parent-style-name="Standard" style:family="paragraph">
      <style:text-properties style:font-name="Calibri" style:font-name-complex="Calibri" fo:font-size="14pt" style:font-size-asian="14pt" style:font-size-complex="14pt"/>
    </style:style>
    <style:style style:name="P2233" style:parent-style-name="Standard" style:family="paragraph">
      <style:text-properties style:font-name="Calibri" style:font-name-complex="Calibri" fo:font-size="14pt" style:font-size-asian="14pt" style:font-size-complex="14pt"/>
    </style:style>
    <style:style style:name="P2234" style:parent-style-name="Standard" style:family="paragraph">
      <style:text-properties style:font-name="Calibri" style:font-name-complex="Calibri" fo:font-size="14pt" style:font-size-asian="14pt" style:font-size-complex="14pt"/>
    </style:style>
    <style:style style:name="P2235" style:parent-style-name="Standard" style:family="paragraph">
      <style:text-properties style:font-name="Calibri" style:font-name-complex="Calibri" fo:font-size="14pt" style:font-size-asian="14pt" style:font-size-complex="14pt"/>
    </style:style>
    <style:style style:name="P2236" style:parent-style-name="Standard" style:family="paragraph">
      <style:text-properties style:font-name="Calibri" style:font-name-complex="Calibri" fo:font-size="14pt" style:font-size-asian="14pt" style:font-size-complex="14pt"/>
    </style:style>
    <style:style style:name="P2237" style:parent-style-name="Standard" style:family="paragraph">
      <style:text-properties style:font-name="Calibri" style:font-name-complex="Calibri" fo:font-size="14pt" style:font-size-asian="14pt" style:font-size-complex="14pt"/>
    </style:style>
    <style:style style:name="P2238" style:parent-style-name="Standard" style:family="paragraph">
      <style:text-properties style:font-name="Calibri" style:font-name-complex="Calibri" fo:font-size="14pt" style:font-size-asian="14pt" style:font-size-complex="14pt"/>
    </style:style>
    <style:style style:name="P2239" style:parent-style-name="Standard" style:family="paragraph">
      <style:text-properties style:font-name="Calibri" style:font-name-complex="Calibri" fo:font-size="14pt" style:font-size-asian="14pt" style:font-size-complex="14pt"/>
    </style:style>
    <style:style style:name="P2240" style:parent-style-name="Standard" style:family="paragraph">
      <style:text-properties style:font-name="Calibri" style:font-name-complex="Calibri" fo:font-size="14pt" style:font-size-asian="14pt" style:font-size-complex="14pt"/>
    </style:style>
    <style:style style:name="P2241" style:parent-style-name="Standard" style:family="paragraph">
      <style:text-properties style:font-name="Calibri" style:font-name-complex="Calibri" fo:font-size="14pt" style:font-size-asian="14pt" style:font-size-complex="14pt"/>
    </style:style>
    <style:style style:name="P2242" style:parent-style-name="Standard" style:family="paragraph">
      <style:text-properties style:font-name="Calibri" style:font-name-complex="Calibri" fo:font-size="14pt" style:font-size-asian="14pt" style:font-size-complex="14pt"/>
    </style:style>
    <style:style style:name="P2243" style:parent-style-name="Standard" style:family="paragraph">
      <style:text-properties style:font-name="Calibri" style:font-name-complex="Calibri" fo:font-size="14pt" style:font-size-asian="14pt" style:font-size-complex="14pt"/>
    </style:style>
    <style:style style:name="P2244" style:parent-style-name="Standard" style:family="paragraph">
      <style:text-properties style:font-name="Calibri" style:font-name-complex="Calibri" fo:font-size="14pt" style:font-size-asian="14pt" style:font-size-complex="14pt"/>
    </style:style>
    <style:style style:name="P2245" style:parent-style-name="Standard" style:family="paragraph">
      <style:text-properties style:font-name="Calibri" style:font-name-complex="Calibri" fo:font-size="14pt" style:font-size-asian="14pt" style:font-size-complex="14pt"/>
    </style:style>
    <style:style style:name="P2246" style:parent-style-name="Standard" style:family="paragraph">
      <style:text-properties style:font-name="Calibri" style:font-name-complex="Calibri" fo:font-size="14pt" style:font-size-asian="14pt" style:font-size-complex="14pt"/>
    </style:style>
    <style:style style:name="P2247" style:parent-style-name="Standard" style:family="paragraph">
      <style:text-properties style:font-name="Calibri" style:font-name-complex="Calibri" fo:font-size="14pt" style:font-size-asian="14pt" style:font-size-complex="14pt"/>
    </style:style>
    <style:style style:name="P2248" style:parent-style-name="Standard" style:family="paragraph">
      <style:text-properties style:font-name="Calibri" style:font-name-complex="Calibri" fo:font-size="14pt" style:font-size-asian="14pt" style:font-size-complex="14pt"/>
    </style:style>
    <style:style style:name="P2249" style:parent-style-name="Standard" style:family="paragraph">
      <style:text-properties style:font-name="Calibri" style:font-name-complex="Calibri" fo:font-size="14pt" style:font-size-asian="14pt" style:font-size-complex="14pt"/>
    </style:style>
    <style:style style:name="P2250" style:parent-style-name="Standard" style:family="paragraph">
      <style:text-properties style:font-name="Calibri" style:font-name-complex="Calibri" fo:font-size="14pt" style:font-size-asian="14pt" style:font-size-complex="14pt"/>
    </style:style>
    <style:style style:name="P2251" style:parent-style-name="Standard" style:family="paragraph">
      <style:text-properties style:font-name="Calibri" style:font-name-complex="Calibri" fo:font-size="14pt" style:font-size-asian="14pt" style:font-size-complex="14pt"/>
    </style:style>
    <style:style style:name="P2252" style:parent-style-name="Standard" style:family="paragraph">
      <style:text-properties style:font-name="Calibri" style:font-name-complex="Calibri" fo:font-size="14pt" style:font-size-asian="14pt" style:font-size-complex="14pt"/>
    </style:style>
    <style:style style:name="P2253" style:parent-style-name="Standard" style:family="paragraph">
      <style:text-properties style:font-name="Calibri" style:font-name-complex="Calibri" fo:font-size="14pt" style:font-size-asian="14pt" style:font-size-complex="14pt"/>
    </style:style>
    <style:style style:name="P2254" style:parent-style-name="Standard" style:family="paragraph">
      <style:text-properties style:font-name="Calibri" style:font-name-complex="Calibri" fo:font-size="14pt" style:font-size-asian="14pt" style:font-size-complex="14pt"/>
    </style:style>
    <style:style style:name="P2255" style:parent-style-name="Standard" style:family="paragraph">
      <style:text-properties style:font-name="Calibri" style:font-name-complex="Calibri" fo:font-size="14pt" style:font-size-asian="14pt" style:font-size-complex="14pt"/>
    </style:style>
    <style:style style:name="P2256" style:parent-style-name="Standard" style:family="paragraph">
      <style:text-properties style:font-name="Calibri" style:font-name-complex="Calibri" fo:font-size="14pt" style:font-size-asian="14pt" style:font-size-complex="14pt"/>
    </style:style>
    <style:style style:name="P2257" style:parent-style-name="Standard" style:family="paragraph">
      <style:text-properties style:font-name="Calibri" style:font-name-complex="Calibri" fo:font-size="14pt" style:font-size-asian="14pt" style:font-size-complex="14pt"/>
    </style:style>
    <style:style style:name="P2258" style:parent-style-name="Standard" style:family="paragraph">
      <style:text-properties style:font-name="Calibri" style:font-name-complex="Calibri" fo:font-size="14pt" style:font-size-asian="14pt" style:font-size-complex="14pt"/>
    </style:style>
    <style:style style:name="P2259" style:parent-style-name="Standard" style:family="paragraph">
      <style:text-properties style:font-name="Calibri" style:font-name-complex="Calibri" fo:font-size="14pt" style:font-size-asian="14pt" style:font-size-complex="14pt"/>
    </style:style>
    <style:style style:name="P2260" style:parent-style-name="Standard" style:family="paragraph">
      <style:text-properties style:font-name="Calibri" style:font-name-complex="Calibri" fo:font-size="14pt" style:font-size-asian="14pt" style:font-size-complex="14pt"/>
    </style:style>
    <style:style style:name="P2261" style:parent-style-name="Standard" style:family="paragraph">
      <style:text-properties style:font-name="Calibri" style:font-name-complex="Calibri" fo:font-size="14pt" style:font-size-asian="14pt" style:font-size-complex="14pt"/>
    </style:style>
    <style:style style:name="P2262" style:parent-style-name="Standard" style:family="paragraph">
      <style:text-properties style:font-name="Calibri" style:font-name-complex="Calibri" fo:font-size="14pt" style:font-size-asian="14pt" style:font-size-complex="14pt"/>
    </style:style>
    <style:style style:name="P2263" style:parent-style-name="Standard" style:family="paragraph">
      <style:text-properties style:font-name="Calibri" style:font-name-complex="Calibri" fo:font-size="14pt" style:font-size-asian="14pt" style:font-size-complex="14pt"/>
    </style:style>
    <style:style style:name="P2264" style:parent-style-name="Standard" style:family="paragraph">
      <style:text-properties style:font-name="Calibri" style:font-name-complex="Calibri" fo:font-size="14pt" style:font-size-asian="14pt" style:font-size-complex="14pt"/>
    </style:style>
    <style:style style:name="P2265" style:parent-style-name="Standard" style:family="paragraph">
      <style:text-properties style:font-name="Calibri" style:font-name-complex="Calibri" fo:font-size="14pt" style:font-size-asian="14pt" style:font-size-complex="14pt"/>
    </style:style>
    <style:style style:family="graphic" style:name="a6">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10">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tab/><text:tab/><text:tab/>React Document Document</text:p>
      <text:p text:style-name="P2"/>
      <text:p text:style-name="Standard"><text:span text:style-name="T3">Online practice :<text:s/></text:span><text:a xlink:href="https://codesandbox.io/s/old-morning-d9rc9" office:target-frame-name="_top" xlink:show="replace"><text:span text:style-name="T4">https://codesandbox.io/s/old-morning-d9rc9</text:span></text:a></text:p>
      <text:p text:style-name="P5"/>
      <text:h text:style-name="Heading1" text:outline-level="1">React CLI Commands:</text:h>
      <text:p text:style-name="P6"/>
      <text:h text:style-name="P7" text:outline-level="3">1. Creating a React Project</text:h>
      <text:h text:style-name="P8" text:outline-level="4">Basic Command:</text:h>
      <text:p text:style-name="P9"><text:span text:style-name="T10">Using<text:s/></text:span><text:span text:style-name="T11">Create React App (CRA)</text:span><text:span text:style-name="T12">, which is the standard tool for quickly creating a React app:</text:span></text:p>
      <text:p text:style-name="P13">npx create-react-app my-app</text:p>
      <text:list text:style-name="LFO1" text:continue-numbering="true">
        <text:list-item>
          <text:p text:style-name="P14"><text:span text:style-name="T15">npx</text:span><text:span text:style-name="T16">: This runs a package without installing it globally.</text:span></text:p>
        </text:list-item>
        <text:list-item>
          <text:p text:style-name="P17"><text:span text:style-name="T18">create-react-app</text:span><text:span text:style-name="T19">: The package to generate a new React app.</text:span></text:p>
        </text:list-item>
        <text:list-item>
          <text:p text:style-name="P20"><text:span text:style-name="T21">my-app</text:span><text:span text:style-name="T22">: The name of the new app you are creating.</text:span></text:p>
        </text:list-item>
      </text:list>
      <text:p text:style-name="P23">This will create a new React app with a default project structure, including all dependencies, configuration files, and scripts for development.</text:p>
      <text:h text:style-name="P24" text:outline-level="4">Advanced Commands:</text:h>
      <text:p text:style-name="P25"><text:span text:style-name="T26">If you're using<text:s/></text:span><text:span text:style-name="T27">Vite</text:span><text:span text:style-name="T28"><text:s/>(a faster alternative to CRA):</text:span></text:p>
      <text:p text:style-name="P29">npm create vite@latest my-app --template react</text:p>
      <text:list text:style-name="LFO2" text:continue-numbering="true">
        <text:list-item>
          <text:p text:style-name="P30"><text:span text:style-name="T31">vite</text:span><text:span text:style-name="T32">: A build tool optimized for speed and React-specific features.</text:span></text:p>
        </text:list-item>
        <text:list-item>
          <text:p text:style-name="P33"><text:span text:style-name="T34">--template react</text:span><text:span text:style-name="T35">: The template to use (React in this case).</text:span></text:p>
        </text:list-item>
      </text:list>
      <text:p text:style-name="P36"><text:span text:style-name="T37">Or with<text:s/></text:span><text:span text:style-name="T38">Next.js</text:span><text:span text:style-name="T39"><text:s/>for server-side rendering (SSR) or static site generation (SSG):</text:span></text:p>
      <text:p text:style-name="P40">npx create-next-app@latest my-app</text:p>
      <text:h text:style-name="P41" text:outline-level="3">2. Updating a React Project</text:h>
      <text:p text:style-name="P42"><text:span text:style-name="T43">To update a React project, the commands primarily depend on<text:s/></text:span><text:span text:style-name="T44">npm</text:span><text:span text:style-name="T45"><text:s/>or<text:s/></text:span><text:span text:style-name="T46">yarn</text:span><text:span text:style-name="T47"><text:s/>to update dependencies.</text:span></text:p>
      <text:h text:style-name="P48" text:outline-level="4">Basic Update Command:</text:h>
      <text:list text:style-name="LFO3" text:continue-numbering="true">
        <text:list-item>
          <text:p text:style-name="P49"><text:span text:style-name="T50">Update React and React DOM to the latest version:</text:span></text:p>
        </text:list-item>
      </text:list>
      <text:p text:style-name="P51">npm install react@latest react-dom@latest</text:p>
      <text:p text:style-name="P52">This updates React and React-DOM to the latest versions.</text:p>
      <text:list text:style-name="LFO4" text:continue-numbering="true">
        <text:list-item>
          <text:p text:style-name="P53"><text:span text:style-name="T54">Update all dependencies (package.json) at once:</text:span></text:p>
        </text:list-item>
      </text:list>
      <text:p text:style-name="P55">npm update</text:p>
      <text:p text:style-name="P56"><text:span text:style-name="T57">This updates all dependencies in<text:s/></text:span><text:span text:style-name="T58">node_modules</text:span><text:span text:style-name="T59"><text:s/>to the latest compatible versions based on your<text:s/></text:span><text:span text:style-name="T60">package.json</text:span><text:span text:style-name="T61">.</text:span></text:p>
      <text:list text:style-name="LFO5" text:continue-numbering="true">
        <text:list-item>
          <text:p text:style-name="P62"><text:span text:style-name="T63">If you're using Yarn:</text:span></text:p>
        </text:list-item>
      </text:list>
      <text:p text:style-name="P64">yarn upgrade</text:p>
      <text:h text:style-name="P65" text:outline-level="4">Advanced Update (with specific version ranges):</text:h>
      <text:list text:style-name="LFO6" text:continue-numbering="true">
        <text:list-item>
          <text:p text:style-name="P66"><text:span text:style-name="T67">Install a specific version of a package</text:span><text:span text:style-name="T68"><text:s/>(if you need a specific version):</text:span></text:p>
        </text:list-item>
      </text:list>
      <text:p text:style-name="P69">npm install react@17.0.2 react-dom@17.0.2</text:p>
      <text:list text:style-name="LFO7" text:continue-numbering="true">
        <text:list-item>
          <text:p text:style-name="P70"><text:span text:style-name="T71">Upgrade packages with a command like<text:s/></text:span><text:span text:style-name="T72">npx</text:span><text:span text:style-name="T73"><text:s/>to upgrade CRA</text:span><text:span text:style-name="T74">:</text:span></text:p>
        </text:list-item>
      </text:list>
      <text:p text:style-name="P75">bash</text:p>
      <text:p text:style-name="P76"><text:s/></text:p>
      <text:p text:style-name="P77">npx create-react-app@latest my-app</text:p>
      <text:p text:style-name="P78">This will upgrade the CRA boilerplate to the latest version for an already existing project.</text:p>
      <text:h text:style-name="P79" text:outline-level="3">3. Running a React Project Locally (Development Mode)</text:h>
      <text:p text:style-name="P80">To run your React project locally (for development):</text:p>
      <text:h text:style-name="P81" text:outline-level="4">Basic Command:</text:h>
      <text:p text:style-name="P82">bash</text:p>
      <text:p text:style-name="P83"><text:s/></text:p>
      <text:p text:style-name="P84">npm start</text:p>
      <text:list text:style-name="LFO8" text:continue-numbering="true">
        <text:list-item>
          <text:p text:style-name="P85"><text:span text:style-name="T86">This starts the React development server and opens your app in the browser (</text:span><text:span text:style-name="T87">http://localhost:3000</text:span><text:span text:style-name="T88">).</text:span></text:p>
        </text:list-item>
      </text:list>
      <text:h text:style-name="P89" text:outline-level="4">Advanced Command:</text:h>
      <text:p text:style-name="P90">To run the React project with custom configurations (e.g., setting a different port):</text:p>
      <text:p text:style-name="P91">bash</text:p>
      <text:p text:style-name="P92"><text:s/></text:p>
      <text:p text:style-name="P93">PORT=4000 npm start</text:p>
      <text:p text:style-name="P94"><text:span text:style-name="T95">This runs the React app on port<text:s/></text:span><text:span text:style-name="T96">4000</text:span><text:span text:style-name="T97"><text:s/>instead of the default<text:s/></text:span><text:span text:style-name="T98">3000</text:span><text:span text:style-name="T99">.</text:span></text:p>
      <text:h text:style-name="P100" text:outline-level="3">4. Building the React Project for Production</text:h>
      <text:h text:style-name="P101" text:outline-level="4">Basic Command:</text:h>
      <text:p text:style-name="P102">To prepare the project for production (optimized and minified build):</text:p>
      <text:p text:style-name="P103">bash</text:p>
      <text:p text:style-name="P104"><text:s/></text:p>
      <text:p text:style-name="P105">npm run build</text:p>
      <text:p text:style-name="P106"><text:span text:style-name="T107">This command creates a<text:s/></text:span><text:span text:style-name="T108">build</text:span><text:span text:style-name="T109"><text:s/>directory in your project, containing the optimized version of your app.</text:span></text:p>
      <text:h text:style-name="P110" text:outline-level="4">Advanced Command:</text:h>
      <text:p text:style-name="P111">To set custom configurations for the production build (e.g., using environment variables):</text:p>
      <text:p text:style-name="P112">bash</text:p>
      <text:p text:style-name="P113"><text:s/></text:p>
      <text:p text:style-name="P114">REACT_APP_API_URL=https://api.example.com npm run build</text:p>
      <text:p text:style-name="P115">This can inject environment variables into your build process (custom URLs, API keys, etc.).</text:p>
      <text:h text:style-name="P116" text:outline-level="3">5. Deploying to UAT (User Acceptance Testing) or Production</text:h>
      <text:h text:style-name="P117" text:outline-level="4">Basic Deployment (using static hosting platforms like Netlify or Vercel):</text:h>
      <text:p text:style-name="P118"><text:span text:style-name="T119">After building the project (</text:span><text:span text:style-name="T120">npm run build</text:span><text:span text:style-name="T121">), you can deploy it to static hosting services like<text:s/></text:span><text:span text:style-name="T122">Netlify</text:span><text:span text:style-name="T123"><text:s/>or<text:s/></text:span><text:span text:style-name="T124">Vercel</text:span><text:span text:style-name="T125">.</text:span></text:p>
      <text:p text:style-name="P126"><text:span text:style-name="T127">Deploying to Vercel:</text:span></text:p>
      <text:list text:style-name="LFO9" text:continue-numbering="true">
        <text:list-item>
          <text:p text:style-name="P128">Install Vercel globally:</text:p>
        </text:list-item>
      </text:list>
      <text:p text:style-name="P129">bash</text:p>
      <text:p text:style-name="P130"><text:s/></text:p>
      <text:p text:style-name="P131">npm i -g vercel</text:p>
      <text:list text:style-name="LFO10" text:continue-numbering="true">
        <text:list-item>
          <text:p text:style-name="P132">Deploy the app:</text:p>
        </text:list-item>
      </text:list>
      <text:p text:style-name="P133">bash</text:p>
      <text:p text:style-name="P134"><text:s/></text:p>
      <text:p text:style-name="P135">vercel</text:p>
      <text:p text:style-name="P136">You will be prompted to authenticate and choose your project settings. The deployment is automatic.</text:p>
      <text:p text:style-name="P137"><text:span text:style-name="T138">Deploying to Netlify:</text:span></text:p>
      <text:list text:style-name="LFO11" text:continue-numbering="true">
        <text:list-item>
          <text:p text:style-name="P139">Install Netlify CLI:</text:p>
        </text:list-item>
      </text:list>
      <text:p text:style-name="P140">bash</text:p>
      <text:p text:style-name="P141"><text:s/></text:p>
      <text:p text:style-name="P142">npm install -g netlify-cli</text:p>
      <text:list text:style-name="LFO12" text:continue-numbering="true">
        <text:list-item>
          <text:p text:style-name="P143">Login to Netlify (if not done already):</text:p>
        </text:list-item>
      </text:list>
      <text:p text:style-name="P144">bash</text:p>
      <text:p text:style-name="P145"><text:s/></text:p>
      <text:p text:style-name="P146">netlify login</text:p>
      <text:list text:style-name="LFO13" text:continue-numbering="true">
        <text:list-item>
          <text:p text:style-name="P147">Deploy the app:</text:p>
        </text:list-item>
      </text:list>
      <text:p text:style-name="P148">bash</text:p>
      <text:p text:style-name="P149"><text:s/></text:p>
      <text:p text:style-name="P150">netlify deploy --prod</text:p>
      <text:list text:style-name="LFO14" text:continue-numbering="true">
        <text:list-item>
          <text:p text:style-name="P151"><text:span text:style-name="T152">--prod</text:span><text:span text:style-name="T153">: Deploys to production.</text:span></text:p>
        </text:list-item>
      </text:list>
      <text:h text:style-name="P154" text:outline-level="4">Advanced Deployment (using custom configurations or cloud services like AWS, GCP, etc.):</text:h>
      <text:p text:style-name="P155">For advanced deployment to UAT and production environments (e.g., using AWS, Firebase, or Docker), you can build Docker containers or configure CI/CD pipelines.</text:p>
      <text:list text:style-name="LFO15" text:continue-numbering="true">
        <text:list-item>
          <text:p text:style-name="P156"><text:span text:style-name="T157">Dockerized React App Deployment:</text:span></text:p>
        </text:list-item>
      </text:list>
      <text:p text:style-name="P158">bash</text:p>
      <text:p text:style-name="P159"><text:s/></text:p>
      <text:p text:style-name="P160"># Create a Dockerfile in the project root</text:p>
      <text:p text:style-name="P161">FROM node:18-alpine</text:p>
      <text:p text:style-name="P162"/>
      <text:p text:style-name="P163">WORKDIR /app</text:p>
      <text:p text:style-name="P164"/>
      <text:p text:style-name="P165">COPY package*.json ./</text:p>
      <text:p text:style-name="P166">RUN npm install</text:p>
      <text:p text:style-name="P167"/>
      <text:p text:style-name="P168">COPY . .</text:p>
      <text:p text:style-name="P169"/>
      <text:p text:style-name="P170">RUN npm run build</text:p>
      <text:p text:style-name="P171"/>
      <text:p text:style-name="P172">CMD ["npm", "start"]</text:p>
      <text:list text:style-name="LFO16" text:continue-numbering="true">
        <text:list-item>
          <text:p text:style-name="P173"><text:span text:style-name="T174">Build and run Docker container:</text:span></text:p>
        </text:list-item>
      </text:list>
      <text:p text:style-name="P175">bash</text:p>
      <text:p text:style-name="P176"><text:s/></text:p>
      <text:p text:style-name="P177">docker build -t react-app .</text:p>
      <text:p text:style-name="P178">docker run -p 3000:3000 react-app</text:p>
      <text:list text:style-name="LFO17" text:continue-numbering="true">
        <text:list-item>
          <text:p text:style-name="P179"><text:span text:style-name="T180">Deploy using AWS Amplify:</text:span></text:p>
        </text:list-item>
      </text:list>
      <text:p text:style-name="P181">bash</text:p>
      <text:p text:style-name="P182"><text:s/></text:p>
      <text:p text:style-name="P183">npm install -g @aws-amplify/cli</text:p>
      <text:p text:style-name="P184">amplify init</text:p>
      <text:p text:style-name="P185">amplify add hosting</text:p>
      <text:p text:style-name="P186">amplify publish</text:p>
      <text:list text:style-name="LFO18" text:continue-numbering="true">
        <text:list-item>
          <text:p text:style-name="P187"><text:span text:style-name="T188">CI/CD Deployment (using GitHub Actions, Jenkins, or GitLab):</text:span></text:p>
        </text:list-item>
      </text:list>
      <text:p text:style-name="P189"><text:span text:style-name="T190">You can automate the build and deployment process using CI/CD tools like<text:s/></text:span><text:span text:style-name="T191">GitHub Actions</text:span><text:span text:style-name="T192">,<text:s/></text:span><text:span text:style-name="T193">GitLab CI</text:span><text:span text:style-name="T194">, or<text:s/></text:span><text:span text:style-name="T195">Jenkins</text:span><text:span text:style-name="T196">.</text:span></text:p>
      <text:list text:style-name="LFO19" text:continue-numbering="true">
        <text:list-item>
          <text:p text:style-name="P197"><text:span text:style-name="T198">GitHub Actions example</text:span><text:span text:style-name="T199">:</text:span></text:p>
        </text:list-item>
      </text:list>
      <text:p text:style-name="P200">yaml</text:p>
      <text:p text:style-name="P201"><text:s/></text:p>
      <text:p text:style-name="P202">name: Build and Deploy React App</text:p>
      <text:p text:style-name="P203"/>
      <text:p text:style-name="P204">on:</text:p>
      <text:p text:style-name="P205"><text:s text:c="2"/>push:</text:p>
      <text:p text:style-name="P206"><text:s text:c="4"/>branches:</text:p>
      <text:p text:style-name="P207"><text:s text:c="6"/>- main</text:p>
      <text:p text:style-name="P208"/>
      <text:p text:style-name="P209">jobs:</text:p>
      <text:p text:style-name="P210"><text:s text:c="2"/>build:</text:p>
      <text:p text:style-name="P211"><text:s text:c="4"/>runs-on: ubuntu-latest</text:p>
      <text:p text:style-name="P212"><text:s text:c="4"/>steps:</text:p>
      <text:p text:style-name="P213"><text:s text:c="6"/>- uses: actions/checkout@v2</text:p>
      <text:p text:style-name="P214"><text:s text:c="6"/>- name: Set up Node.js</text:p>
      <text:p text:style-name="P215"><text:s text:c="8"/>uses: actions/setup-node@v2</text:p>
      <text:p text:style-name="P216"><text:s text:c="8"/>with:</text:p>
      <text:p text:style-name="P217"><text:s text:c="10"/>node-version: '16'</text:p>
      <text:p text:style-name="P218"><text:s text:c="6"/>- run: npm install</text:p>
      <text:p text:style-name="P219"><text:s text:c="6"/>- run: npm run build</text:p>
      <text:p text:style-name="P220"><text:s text:c="6"/>- name: Deploy to Vercel</text:p>
      <text:p text:style-name="P221"><text:s text:c="8"/>run: vercel --prod</text:p>
      <text:p text:style-name="P222"><text:s text:c="8"/>env:</text:p>
      <text:p text:style-name="P223"><text:s text:c="10"/>VERCEL_TOKEN: ${{ secrets.VERCEL_TOKEN }}</text:p>
      <text:p text:style-name="P224"><text:span text:style-name="T225">This GitHub Action runs on every push to the<text:s/></text:span><text:span text:style-name="T226">main</text:span><text:span text:style-name="T227"><text:s/>branch and deploys to<text:s/></text:span><text:span text:style-name="T228">Vercel</text:span><text:span text:style-name="T229"><text:s/>using a secret VERCEL token.</text:span></text:p>
      <text:h text:style-name="P230" text:outline-level="3">Summary of CLI Commands</text:h>
      <table:table table:style-name="Table231">
        <table:table-columns>
          <table:table-column table:style-name="TableColumn232"/>
          <table:table-column table:style-name="TableColumn233"/>
          <table:table-column table:style-name="TableColumn234"/>
        </table:table-columns>
        <table:table-header-rows>
          <table:table-row table:style-name="TableRow235">
            <table:table-cell table:style-name="TableCell236">
              <text:p text:style-name="P237">Action</text:p>
            </table:table-cell>
            <table:table-cell table:style-name="TableCell238">
              <text:p text:style-name="P239">Basic Command</text:p>
            </table:table-cell>
            <table:table-cell table:style-name="TableCell240">
              <text:p text:style-name="P241">Advanced Command</text:p>
            </table:table-cell>
          </table:table-row>
        </table:table-header-rows>
        <table:table-row table:style-name="TableRow242">
          <table:table-cell table:style-name="TableCell243">
            <text:p text:style-name="P244"><text:span text:style-name="T245">Create a project</text:span></text:p>
          </table:table-cell>
          <table:table-cell table:style-name="TableCell246">
            <text:p text:style-name="P247"><text:span text:style-name="T248">npx create-react-app my-app</text:span></text:p>
          </table:table-cell>
          <table:table-cell table:style-name="TableCell249">
            <text:p text:style-name="P250"><text:span text:style-name="T251">npm create vite@latest my-app --template react</text:span></text:p>
          </table:table-cell>
        </table:table-row>
        <table:table-row table:style-name="TableRow252">
          <table:table-cell table:style-name="TableCell253">
            <text:p text:style-name="P254"><text:span text:style-name="T255">Start a project (dev mode)</text:span></text:p>
          </table:table-cell>
          <table:table-cell table:style-name="TableCell256">
            <text:p text:style-name="P257"><text:span text:style-name="T258">npm start</text:span></text:p>
          </table:table-cell>
          <table:table-cell table:style-name="TableCell259">
            <text:p text:style-name="P260"><text:span text:style-name="T261">PORT=4000 npm start</text:span></text:p>
          </table:table-cell>
        </table:table-row>
        <table:table-row table:style-name="TableRow262">
          <table:table-cell table:style-name="TableCell263">
            <text:p text:style-name="P264"><text:span text:style-name="T265">Build project for production</text:span></text:p>
          </table:table-cell>
          <table:table-cell table:style-name="TableCell266">
            <text:p text:style-name="P267"><text:span text:style-name="T268">npm run build</text:span></text:p>
          </table:table-cell>
          <table:table-cell table:style-name="TableCell269">
            <text:p text:style-name="P270"><text:span text:style-name="T271">REACT_APP_API_URL=https://api.example.com npm run build</text:span></text:p>
          </table:table-cell>
        </table:table-row>
        <table:table-row table:style-name="TableRow272">
          <table:table-cell table:style-name="TableCell273">
            <text:p text:style-name="P274"><text:span text:style-name="T275">Update dependencies</text:span></text:p>
          </table:table-cell>
          <table:table-cell table:style-name="TableCell276">
            <text:p text:style-name="P277"><text:span text:style-name="T278">npm update</text:span></text:p>
          </table:table-cell>
          <table:table-cell table:style-name="TableCell279">
            <text:p text:style-name="P280"><text:span text:style-name="T281">npm install react@17.0.2 react-dom@17.0.2</text:span></text:p>
          </table:table-cell>
        </table:table-row>
        <table:table-row table:style-name="TableRow282">
          <table:table-cell table:style-name="TableCell283">
            <text:p text:style-name="P284"><text:span text:style-name="T285">Deploy to Vercel</text:span></text:p>
          </table:table-cell>
          <table:table-cell table:style-name="TableCell286">
            <text:p text:style-name="P287"><text:span text:style-name="T288">vercel</text:span></text:p>
          </table:table-cell>
          <table:table-cell table:style-name="TableCell289">
            <text:p text:style-name="P290"><text:span text:style-name="T291">vercel --prod</text:span></text:p>
          </table:table-cell>
        </table:table-row>
        <table:table-row table:style-name="TableRow292">
          <table:table-cell table:style-name="TableCell293">
            <text:p text:style-name="P294"><text:span text:style-name="T295">Deploy to Netlify</text:span></text:p>
          </table:table-cell>
          <table:table-cell table:style-name="TableCell296">
            <text:p text:style-name="P297"><text:span text:style-name="T298">netlify deploy</text:span></text:p>
          </table:table-cell>
          <table:table-cell table:style-name="TableCell299">
            <text:p text:style-name="P300"><text:span text:style-name="T301">netlify deploy --prod</text:span></text:p>
          </table:table-cell>
        </table:table-row>
        <table:table-row table:style-name="TableRow302">
          <table:table-cell table:style-name="TableCell303">
            <text:p text:style-name="P304"><text:span text:style-name="T305">Deploy using Docker</text:span></text:p>
          </table:table-cell>
          <table:table-cell table:style-name="TableCell306">
            <text:p text:style-name="P307"><text:span text:style-name="T308">docker build -t react-app .</text:span></text:p>
          </table:table-cell>
          <table:table-cell table:style-name="TableCell309">
            <text:p text:style-name="P310"><text:span text:style-name="T311">docker run -p 3000:3000 react-app</text:span></text:p>
          </table:table-cell>
        </table:table-row>
      </table:table>
      <text:p text:style-name="P312">This table summarizes the key commands for creating, building, and deploying React apps. For more advanced use cases, consider using CI/CD pipelines, Docker, and cloud services.</text:p>
      <text:p text:style-name="P313"/>
      <text:p text:style-name="P314"/>
      <text:h text:style-name="Heading1" text:outline-level="1">What are components in React :</text:h>
      <text:p text:style-name="P315"/>
      <text:p text:style-name="P316"><text:span text:style-name="T317">In React,<text:s/></text:span><text:span text:style-name="T318">components</text:span><text:span text:style-name="T319"><text:s/>are the building blocks of a React application. They allow you to split the UI into independent, reusable pieces, and they can be nested, managed, and handled independently. React components manage their own state and can be composed together to form complex UIs. There are two types of components in React:</text:span></text:p>
      <text:h text:style-name="P320" text:outline-level="3">1. Functional Components</text:h>
      <text:p text:style-name="P321"><text:span text:style-name="T322">These are the simpler form of components that are just JavaScript functions. They accept<text:s/></text:span><text:span text:style-name="T323">props</text:span><text:span text:style-name="T324"><text:s/>(properties) as input and return JSX (React's syntax extension for JavaScript) as the output.</text:span></text:p>
      <text:h text:style-name="P325" text:outline-level="4">Key Characteristics:</text:h>
      <text:list text:style-name="LFO20" text:continue-numbering="true">
        <text:list-item>
          <text:p text:style-name="P326"><text:span text:style-name="T327">State Management:</text:span><text:span text:style-name="T328"><text:s/>Before React 16.8, functional components were stateless. However, with the introduction of<text:s/></text:span><text:span text:style-name="T329">Hooks</text:span><text:span text:style-name="T330">, functional components can now manage state and side effects.</text:span></text:p>
        </text:list-item>
        <text:list-item>
          <text:p text:style-name="P331"><text:span text:style-name="T332">Lifecycle methods:</text:span><text:span text:style-name="T333"><text:s/>Functional components do not have lifecycle methods like class components. However, you can use<text:s/></text:span><text:span text:style-name="T334">Hooks</text:span><text:span text:style-name="T335"><text:s/>(e.g.,<text:s/></text:span><text:span text:style-name="T336">useEffect</text:span><text:span text:style-name="T337">) to mimic lifecycle behavior.</text:span></text:p>
        </text:list-item>
      </text:list>
      <text:h text:style-name="P338" text:outline-level="4">Example of a Functional Component:</text:h>
      <text:p text:style-name="P339">jsx</text:p>
      <text:p text:style-name="P340"><text:s/></text:p>
      <text:p text:style-name="P341">import React, { useState } from 'react';</text:p>
      <text:p text:style-name="P342"/>
      <text:p text:style-name="P343">const Counter = () =&gt; {</text:p>
      <text:p text:style-name="P344"><text:s text:c="2"/>const [count, setCount] = useState(0);</text:p>
      <text:p text:style-name="P345"/>
      <text:p text:style-name="P346"><text:s text:c="2"/>return (</text:p>
      <text:p text:style-name="P347"><text:s text:c="4"/>&lt;div&gt;</text:p>
      <text:p text:style-name="P348"><text:s text:c="6"/>&lt;p&gt;You clicked {count} times&lt;/p&gt;</text:p>
      <text:p text:style-name="P349"><text:s text:c="6"/>&lt;button onClick={() =&gt; setCount(count + 1)}&gt;Click me&lt;/button&gt;</text:p>
      <text:p text:style-name="P350"><text:s text:c="4"/>&lt;/div&gt;</text:p>
      <text:p text:style-name="P351"><text:s text:c="2"/>);</text:p>
      <text:p text:style-name="P352">};</text:p>
      <text:p text:style-name="P353"/>
      <text:p text:style-name="P354">export default Counter;</text:p>
      <text:p text:style-name="P355">In the above example:</text:p>
      <text:list text:style-name="LFO21" text:continue-numbering="true">
        <text:list-item>
          <text:p text:style-name="P356"><text:span text:style-name="T357">useState</text:span><text:span text:style-name="T358"><text:s/>is a hook that adds state to the functional component.</text:span></text:p>
        </text:list-item>
        <text:list-item>
          <text:p text:style-name="P359"><text:span text:style-name="T360">count</text:span><text:span text:style-name="T361"><text:s/>holds the state, and<text:s/></text:span><text:span text:style-name="T362">setCount</text:span><text:span text:style-name="T363"><text:s/>is a function to update the state.</text:span></text:p>
        </text:list-item>
      </text:list>
      <text:h text:style-name="P364" text:outline-level="3">2. Class Components</text:h>
      <text:p text:style-name="P365"><text:span text:style-name="T366">Class components are ES6 classes that extend<text:s/></text:span><text:span text:style-name="T367">React.Component</text:span><text:span text:style-name="T368">. They provide more features than functional components, especially before hooks were introduced. These components allow you to define<text:s/></text:span><text:span text:style-name="T369">state</text:span><text:span text:style-name="T370">, manage<text:s/></text:span><text:span text:style-name="T371">lifecycle methods</text:span><text:span text:style-name="T372">, and handle more complex logic.</text:span></text:p>
      <text:h text:style-name="P373" text:outline-level="4">Key Characteristics:</text:h>
      <text:list text:style-name="LFO22" text:continue-numbering="true">
        <text:list-item>
          <text:p text:style-name="P374"><text:span text:style-name="T375">State Management:</text:span><text:span text:style-name="T376"><text:s/>Class components have a built-in<text:s/></text:span><text:span text:style-name="T377">state</text:span><text:span text:style-name="T378"><text:s/>object, which can be modified using the<text:s/></text:span><text:span text:style-name="T379">this.setState()</text:span><text:span text:style-name="T380"><text:s/>method.</text:span></text:p>
        </text:list-item>
        <text:list-item>
          <text:p text:style-name="P381"><text:span text:style-name="T382">Lifecycle Methods:</text:span><text:span text:style-name="T383"><text:s/>Class components have lifecycle methods like<text:s/></text:span><text:span text:style-name="T384">componentDidMount()</text:span><text:span text:style-name="T385">,<text:s/></text:span><text:span text:style-name="T386">shouldComponentUpdate()</text:span><text:span text:style-name="T387">, and<text:s/></text:span><text:span text:style-name="T388">componentWillUnmount()</text:span><text:span text:style-name="T389">, which allow you to hook into various points in the component's lifecycle.</text:span></text:p>
        </text:list-item>
      </text:list>
      <text:h text:style-name="P390" text:outline-level="4">Example of a Class Component:</text:h>
      <text:p text:style-name="P391">jsx</text:p>
      <text:p text:style-name="P392"><text:s/></text:p>
      <text:p text:style-name="P393">import React, { Component } from 'react';</text:p>
      <text:p text:style-name="P394"/>
      <text:p text:style-name="P395">class Counter extends Component {</text:p>
      <text:p text:style-name="P396"><text:s text:c="2"/>constructor(props) {</text:p>
      <text:p text:style-name="P397"><text:s text:c="4"/>super(props);</text:p>
      <text:p text:style-name="P398"><text:s text:c="4"/>this.state = {</text:p>
      <text:p text:style-name="P399"><text:s text:c="6"/>count: 0</text:p>
      <text:p text:style-name="P400"><text:s text:c="4"/>};</text:p>
      <text:p text:style-name="P401"><text:s text:c="2"/>}</text:p>
      <text:p text:style-name="P402"/>
      <text:p text:style-name="P403"><text:s text:c="2"/>increment = () =&gt; {</text:p>
      <text:p text:style-name="P404"><text:s text:c="4"/>this.setState({ count: this.state.count + 1 });</text:p>
      <text:p text:style-name="P405"><text:s text:c="2"/>};</text:p>
      <text:p text:style-name="P406"/>
      <text:p text:style-name="P407"><text:s text:c="2"/>render() {</text:p>
      <text:p text:style-name="P408"><text:s text:c="4"/>return (</text:p>
      <text:p text:style-name="P409"><text:s text:c="6"/>&lt;div&gt;</text:p>
      <text:p text:style-name="P410"><text:s text:c="8"/>&lt;p&gt;You clicked {this.state.count} times&lt;/p&gt;</text:p>
      <text:p text:style-name="P411"><text:s text:c="8"/>&lt;button onClick={this.increment}&gt;Click me&lt;/button&gt;</text:p>
      <text:p text:style-name="P412"><text:s text:c="6"/>&lt;/div&gt;</text:p>
      <text:p text:style-name="P413"><text:s text:c="4"/>);</text:p>
      <text:p text:style-name="P414"><text:s text:c="2"/>}</text:p>
      <text:p text:style-name="P415">}</text:p>
      <text:p text:style-name="P416"/>
      <text:p text:style-name="P417">export default Counter;</text:p>
      <text:p text:style-name="P418">In the above example:</text:p>
      <text:list text:style-name="LFO23" text:continue-numbering="true">
        <text:list-item>
          <text:p text:style-name="P419"><text:span text:style-name="T420">The<text:s/></text:span><text:span text:style-name="T421">constructor</text:span><text:span text:style-name="T422"><text:s/>initializes the state (</text:span><text:span text:style-name="T423">count</text:span><text:span text:style-name="T424">).</text:span></text:p>
        </text:list-item>
        <text:list-item>
          <text:p text:style-name="P425"><text:span text:style-name="T426">The<text:s/></text:span><text:span text:style-name="T427">increment</text:span><text:span text:style-name="T428"><text:s/>method updates the state when the button is clicked.</text:span></text:p>
        </text:list-item>
        <text:list-item>
          <text:p text:style-name="P429"><text:span text:style-name="T430">The<text:s/></text:span><text:span text:style-name="T431">render()</text:span><text:span text:style-name="T432"><text:s/>method returns the JSX to display the UI.</text:span></text:p>
        </text:list-item>
      </text:list>
      <text:h text:style-name="P433" text:outline-level="1">Key Differences Between Functional and Class Components:</text:h>
      <table:table table:style-name="Table434">
        <table:table-columns>
          <table:table-column table:style-name="TableColumn435"/>
          <table:table-column table:style-name="TableColumn436"/>
          <table:table-column table:style-name="TableColumn437"/>
        </table:table-columns>
        <table:table-header-rows>
          <table:table-row table:style-name="TableRow438">
            <table:table-cell table:style-name="TableCell439">
              <text:p text:style-name="P440">Feature</text:p>
            </table:table-cell>
            <table:table-cell table:style-name="TableCell441">
              <text:p text:style-name="P442">Functional Components</text:p>
            </table:table-cell>
            <table:table-cell table:style-name="TableCell443">
              <text:p text:style-name="P444">Class Components</text:p>
            </table:table-cell>
          </table:table-row>
        </table:table-header-rows>
        <table:table-row table:style-name="TableRow445">
          <table:table-cell table:style-name="TableCell446">
            <text:p text:style-name="P447"><text:span text:style-name="T448">State</text:span></text:p>
          </table:table-cell>
          <table:table-cell table:style-name="TableCell449">
            <text:p text:style-name="P450"><text:span text:style-name="T451">Uses<text:s/></text:span><text:span text:style-name="T452">useState</text:span><text:span text:style-name="T453"><text:s/>or other hooks for state management.</text:span></text:p>
          </table:table-cell>
          <table:table-cell table:style-name="TableCell454">
            <text:p text:style-name="P455"><text:span text:style-name="T456">State is managed through<text:s/></text:span><text:span text:style-name="T457">this.state</text:span><text:span text:style-name="T458"><text:s/>and<text:s/></text:span><text:span text:style-name="T459">this.setState()</text:span><text:span text:style-name="T460">.</text:span></text:p>
          </table:table-cell>
        </table:table-row>
        <table:table-row table:style-name="TableRow461">
          <table:table-cell table:style-name="TableCell462">
            <text:p text:style-name="P463"><text:span text:style-name="T464">Lifecycle Methods</text:span></text:p>
          </table:table-cell>
          <table:table-cell table:style-name="TableCell465">
            <text:p text:style-name="P466"><text:span text:style-name="T467">Managed through<text:s/></text:span><text:span text:style-name="T468">useEffect</text:span><text:span text:style-name="T469"><text:s/>hook or other hooks.</text:span></text:p>
          </table:table-cell>
          <table:table-cell table:style-name="TableCell470">
            <text:p text:style-name="P471"><text:span text:style-name="T472">Has built-in lifecycle methods (e.g.,<text:s/></text:span><text:span text:style-name="T473">componentDidMount()</text:span><text:span text:style-name="T474">).</text:span></text:p>
          </table:table-cell>
        </table:table-row>
        <table:table-row table:style-name="TableRow475">
          <table:table-cell table:style-name="TableCell476">
            <text:p text:style-name="P477"><text:span text:style-name="T478">Simplicity</text:span></text:p>
          </table:table-cell>
          <table:table-cell table:style-name="TableCell479">
            <text:p text:style-name="P480">Simpler and more concise.</text:p>
          </table:table-cell>
          <table:table-cell table:style-name="TableCell481">
            <text:p text:style-name="P482">More boilerplate code.</text:p>
          </table:table-cell>
        </table:table-row>
        <table:table-row table:style-name="TableRow483">
          <table:table-cell table:style-name="TableCell484">
            <text:p text:style-name="P485"><text:span text:style-name="T486">Performance</text:span></text:p>
          </table:table-cell>
          <table:table-cell table:style-name="TableCell487">
            <text:p text:style-name="P488">Generally faster and recommended for most components.</text:p>
          </table:table-cell>
          <table:table-cell table:style-name="TableCell489">
            <text:p text:style-name="P490">Slightly slower due to the complexity of class-based syntax.</text:p>
          </table:table-cell>
        </table:table-row>
        <table:table-row table:style-name="TableRow491">
          <table:table-cell table:style-name="TableCell492">
            <text:p text:style-name="P493"><text:span text:style-name="T494">Usage</text:span></text:p>
          </table:table-cell>
          <table:table-cell table:style-name="TableCell495">
            <text:p text:style-name="P496">Best for simpler components or when hooks are needed.</text:p>
          </table:table-cell>
          <table:table-cell table:style-name="TableCell497">
            <text:p text:style-name="P498">Suitable for legacy components or when class-based features are needed.</text:p>
          </table:table-cell>
        </table:table-row>
      </table:table>
      <text:h text:style-name="P499" text:outline-level="3">Why Use Components in React?</text:h>
      <text:list text:style-name="LFO24" text:continue-numbering="true">
        <text:list-item>
          <text:p text:style-name="P500"><text:span text:style-name="T501">Reusability:</text:span><text:span text:style-name="T502"><text:s/>Components can be reused throughout the application, reducing code duplication and improving maintainability.</text:span></text:p>
        </text:list-item>
        <text:list-item>
          <text:p text:style-name="P503"><text:span text:style-name="T504">Modularity:</text:span><text:span text:style-name="T505"><text:s/>Components allow you to break the UI into smaller, manageable pieces.</text:span></text:p>
        </text:list-item>
        <text:list-item>
          <text:p text:style-name="P506"><text:span text:style-name="T507">Separation of Concerns:</text:span><text:span text:style-name="T508"><text:s/>Each component manages its logic and state independently, making the code easier to understand.</text:span></text:p>
        </text:list-item>
        <text:list-item>
          <text:p text:style-name="P509"><text:span text:style-name="T510">Composition:</text:span><text:span text:style-name="T511"><text:s/>Components can be composed inside each other, forming complex UIs while keeping each part isolated.</text:span></text:p>
        </text:list-item>
      </text:list>
      <text:h text:style-name="P512" text:outline-level="1">Props in React Components:</text:h>
      <text:p text:style-name="P513">Props (short for "properties") are used to pass data from a parent component to a child component. Props are immutable (cannot be changed) and allow the component to be dynamic by passing in different values.</text:p>
      <text:h text:style-name="P514" text:outline-level="4">Example of Props in React:</text:h>
      <text:p text:style-name="P515">jsx</text:p>
      <text:p text:style-name="P516"><text:s/></text:p>
      <text:p text:style-name="P517">import React from 'react';</text:p>
      <text:p text:style-name="P518"/>
      <text:p text:style-name="P519">const WelcomeMessage = (props) =&gt; {</text:p>
      <text:p text:style-name="P520"><text:s text:c="2"/>return &lt;h1&gt;Hello, {props.name}!&lt;/h1&gt;;</text:p>
      <text:p text:style-name="P521">};</text:p>
      <text:p text:style-name="P522"/>
      <text:p text:style-name="P523">const App = () =&gt; {</text:p>
      <text:p text:style-name="P524"><text:s text:c="2"/>return &lt;WelcomeMessage name="John" /&gt;;</text:p>
      <text:p text:style-name="P525">};</text:p>
      <text:p text:style-name="P526"/>
      <text:p text:style-name="P527">export default App;</text:p>
      <text:p text:style-name="P528">In the example above:</text:p>
      <text:list text:style-name="LFO25" text:continue-numbering="true">
        <text:list-item>
          <text:p text:style-name="P529"><text:span text:style-name="T530">WelcomeMessage</text:span><text:span text:style-name="T531"><text:s/>receives<text:s/></text:span><text:span text:style-name="T532">name</text:span><text:span text:style-name="T533"><text:s/>as a prop and displays it.</text:span></text:p>
        </text:list-item>
        <text:list-item>
          <text:p text:style-name="P534"><text:span text:style-name="T535">The<text:s/></text:span><text:span text:style-name="T536">App</text:span><text:span text:style-name="T537"><text:s/>component passes the value "John" to the<text:s/></text:span><text:span text:style-name="T538">WelcomeMessage</text:span><text:span text:style-name="T539"><text:s/>component.</text:span></text:p>
        </text:list-item>
      </text:list>
      <text:h text:style-name="P540" text:outline-level="3">State in React Components:</text:h>
      <text:p text:style-name="P541">State is used to store dynamic data within a component. Unlike props, the state is local and can be changed over time. React will re-render the component whenever the state changes.</text:p>
      <text:h text:style-name="P542" text:outline-level="4">Example of State in React:</text:h>
      <text:p text:style-name="P543">jsx</text:p>
      <text:p text:style-name="P544"><text:s/></text:p>
      <text:p text:style-name="P545">import React, { useState } from 'react';</text:p>
      <text:p text:style-name="P546"/>
      <text:p text:style-name="P547">const ClickButton = () =&gt; {</text:p>
      <text:p text:style-name="P548"><text:s text:c="2"/>const [clicked, setClicked] = useState(false);</text:p>
      <text:p text:style-name="P549"/>
      <text:p text:style-name="P550"><text:s text:c="2"/>return (</text:p>
      <text:p text:style-name="P551"><text:s text:c="4"/>&lt;div&gt;</text:p>
      <text:p text:style-name="P552"><text:s text:c="6"/>&lt;button onClick={() =&gt; setClicked(!clicked)}&gt;</text:p>
      <text:p text:style-name="P553"><text:s text:c="8"/>{clicked ? 'Clicked' : 'Click me'}</text:p>
      <text:p text:style-name="P554"><text:s text:c="6"/>&lt;/button&gt;</text:p>
      <text:p text:style-name="P555"><text:s text:c="4"/>&lt;/div&gt;</text:p>
      <text:p text:style-name="P556"><text:s text:c="2"/>);</text:p>
      <text:p text:style-name="P557">};</text:p>
      <text:p text:style-name="P558"/>
      <text:p text:style-name="P559">export default ClickButton;</text:p>
      <text:p text:style-name="P560">In this example:</text:p>
      <text:list text:style-name="LFO26" text:continue-numbering="true">
        <text:list-item>
          <text:p text:style-name="P561"><text:span text:style-name="T562">The<text:s/></text:span><text:span text:style-name="T563">clicked</text:span><text:span text:style-name="T564"><text:s/>state is toggled when the button is clicked, and React re-renders the component to reflect the updated state.</text:span></text:p>
        </text:list-item>
      </text:list>
      <text:h text:style-name="P565" text:outline-level="3">Conclusion:</text:h>
      <text:list text:style-name="LFO27" text:continue-numbering="true">
        <text:list-item>
          <text:p text:style-name="P566"><text:span text:style-name="T567">Components</text:span><text:span text:style-name="T568"><text:s/>are at the core of React and allow you to build reusable, modular, and manageable UIs.</text:span></text:p>
        </text:list-item>
        <text:list-item>
          <text:p text:style-name="P569"><text:span text:style-name="T570">You can choose between<text:s/></text:span><text:span text:style-name="T571">functional components</text:span><text:span text:style-name="T572"><text:s/>and<text:s/></text:span><text:span text:style-name="T573">class components</text:span><text:span text:style-name="T574"><text:s/>based on your needs and project setup.</text:span></text:p>
        </text:list-item>
        <text:list-item>
          <text:p text:style-name="P575"><text:span text:style-name="T576">Props</text:span><text:span text:style-name="T577"><text:s/>and<text:s/></text:span><text:span text:style-name="T578">state</text:span><text:span text:style-name="T579"><text:s/>are fundamental concepts that allow React components to be dynamic and interactive.</text:span></text:p>
        </text:list-item>
      </text:list>
      <text:p text:style-name="P580"/>
      <text:h text:style-name="P581" text:outline-level="1">npm vs npx commands</text:h>
      <text:p text:style-name="P582">In the context of JavaScript and Node.js, both npm and npx are command-line tools used for managing and executing JavaScript packages, but they serve different purposes. Below is an explanation of each tool and their differences:</text:p>
      <text:p text:style-name="P583">1. npm (Node Package Manager)</text:p>
      <text:p text:style-name="P584">npm is the default package manager for Node.js. It is primarily used for managing project dependencies, installing packages, and running scripts.</text:p>
      <text:p text:style-name="P585">Common npm Commands:</text:p>
      <text:list text:style-name="LFO28" text:continue-numbering="true">
        <text:list-item>
          <text:p text:style-name="P586"><text:span text:style-name="T587">npm install &lt;package&gt; or npm i &lt;package&gt;</text:span><text:span text:style-name="T588">: Installs a package from the npm registry.</text:span></text:p>
          <text:list text:continue-numbering="true">
            <text:list-item>
              <text:p text:style-name="P589">If no package is specified, it installs all dependencies listed in the package.json file.</text:p>
            </text:list-item>
            <text:list-item>
              <text:p text:style-name="P590"><text:span text:style-name="T591">To install a specific version</text:span><text:span text:style-name="T592">: npm install &lt;package&gt;@&lt;version&gt;</text:span></text:p>
            </text:list-item>
          </text:list>
        </text:list-item>
        <text:list-item>
          <text:p text:style-name="P593"><text:span text:style-name="T594">npm install</text:span><text:span text:style-name="T595">: Installs all the dependencies listed in package.json.</text:span></text:p>
        </text:list-item>
        <text:list-item>
          <text:p text:style-name="P596"><text:span text:style-name="T597">npm init</text:span><text:span text:style-name="T598">: Creates a package.json file, prompting you to enter information about your project.</text:span></text:p>
        </text:list-item>
        <text:list-item>
          <text:p text:style-name="P599"><text:span text:style-name="T600">npm run &lt;script&gt;</text:span><text:span text:style-name="T601">: Runs a custom script defined in the package.json file.</text:span></text:p>
          <text:list text:continue-numbering="true">
            <text:list-item>
              <text:p text:style-name="P602">Example: npm run build (if there is a "build" script defined in package.json).</text:p>
            </text:list-item>
          </text:list>
        </text:list-item>
        <text:list-item>
          <text:p text:style-name="P603"><text:span text:style-name="T604">npm uninstall &lt;package&gt;</text:span><text:span text:style-name="T605">: Removes a package from your project.</text:span></text:p>
        </text:list-item>
        <text:list-item>
          <text:p text:style-name="P606"><text:span text:style-name="T607">npm update</text:span><text:span text:style-name="T608">: Updates the installed packages to their latest versions based on the version range specified in package.json.</text:span></text:p>
        </text:list-item>
      </text:list>
      <text:p text:style-name="P609">Example of Using npm:</text:p>
      <text:p text:style-name="P610">bash</text:p>
      <text:p text:style-name="P611"><text:s/></text:p>
      <text:p text:style-name="P612"># Install a package</text:p>
      <text:p text:style-name="P613">npm install lodash</text:p>
      <text:p text:style-name="P614"/>
      <text:p text:style-name="P615"># Install a specific version of a package</text:p>
      <text:p text:style-name="P616">npm install lodash@4.17.21</text:p>
      <text:p text:style-name="P617"/>
      <text:p text:style-name="P618"># Run a script</text:p>
      <text:p text:style-name="P619">npm run start</text:p>
      <text:p text:style-name="P620">2. npx (Node Package Executor)</text:p>
      <text:p text:style-name="P621">npx is a command-line tool that comes with npm (version 5.2.0 and later) and is used to execute binaries from Node modules. It allows you to run Node.js packages that are not installed globally or are not in your project's dependencies.</text:p>
      <text:p text:style-name="P622">Key Features of npx:</text:p>
      <text:list text:style-name="LFO29" text:continue-numbering="true">
        <text:list-item>
          <text:p text:style-name="P623"><text:span text:style-name="T624">Run Packages Without Installing</text:span><text:span text:style-name="T625">: You can run a package or command without installing it globally or as a dependency in your project.</text:span></text:p>
        </text:list-item>
        <text:list-item>
          <text:p text:style-name="P626"><text:span text:style-name="T627">Execute Local Packages</text:span><text:span text:style-name="T628">: If a package is installed locally in your project (i.e., in node_modules), npx can run it directly without needing to reference the full path to the binary.</text:span></text:p>
        </text:list-item>
        <text:list-item>
          <text:p text:style-name="P629"><text:span text:style-name="T630">One-time Executions</text:span><text:span text:style-name="T631">: It is particularly useful for running packages once or in an isolated manner, such as a tool or command-line utility.</text:span></text:p>
        </text:list-item>
      </text:list>
      <text:p text:style-name="P632">Common npx Use Cases:</text:p>
      <text:list text:style-name="LFO30" text:continue-numbering="true">
        <text:list-item>
          <text:p text:style-name="P633"><text:span text:style-name="T634">Run a one-time package</text:span><text:span text:style-name="T635">: npx &lt;package&gt;</text:span></text:p>
          <text:list text:continue-numbering="true">
            <text:list-item>
              <text:p text:style-name="P636">Example: Running create-react-app without installing it globally.</text:p>
            </text:list-item>
          </text:list>
        </text:list-item>
        <text:list-item>
          <text:p text:style-name="P637"><text:span text:style-name="T638">Run a locally installed package</text:span><text:span text:style-name="T639">: If the package is listed in node_modules, npx will use that version automatically.</text:span></text:p>
          <text:list text:continue-numbering="true">
            <text:list-item>
              <text:p text:style-name="P640">Example: If you have webpack installed locally, running npx webpack will execute it.</text:p>
            </text:list-item>
          </text:list>
        </text:list-item>
        <text:list-item>
          <text:p text:style-name="P641"><text:span text:style-name="T642">Run a specific version of a package</text:span><text:span text:style-name="T643">: You can specify the version you want to run.</text:span></text:p>
          <text:list text:continue-numbering="true">
            <text:list-item>
              <text:p text:style-name="P644">Example: npx create-react-app@latest my-app</text:p>
            </text:list-item>
          </text:list>
        </text:list-item>
      </text:list>
      <text:p text:style-name="P645">Example of Using npx:</text:p>
      <text:p text:style-name="P646">bash</text:p>
      <text:p text:style-name="P647"><text:s/></text:p>
      <text:p text:style-name="P648"># Create a new React app without installing create-react-app globally</text:p>
      <text:p text:style-name="P649">npx create-react-app my-app</text:p>
      <text:p text:style-name="P650"/>
      <text:p text:style-name="P651"># Run a package from node_modules without globally installing it</text:p>
      <text:p text:style-name="P652">npx webpack</text:p>
      <text:p text:style-name="P653"/>
      <text:p text:style-name="P654"># Run a specific version of a package</text:p>
      <text:p text:style-name="P655">npx create-react-app@latest my-app</text:p>
      <text:h text:style-name="P656" text:outline-level="1">Differences Between npm and npx:</text:h>
      <table:table table:style-name="Table657">
        <table:table-columns>
          <table:table-column table:style-name="TableColumn658"/>
          <table:table-column table:style-name="TableColumn659"/>
          <table:table-column table:style-name="TableColumn660"/>
        </table:table-columns>
        <table:table-header-rows>
          <table:table-row table:style-name="TableRow661">
            <table:table-cell table:style-name="TableCell662">
              <text:p text:style-name="P663">Feature</text:p>
            </table:table-cell>
            <table:table-cell table:style-name="TableCell664">
              <text:p text:style-name="P665">npm</text:p>
            </table:table-cell>
            <table:table-cell table:style-name="TableCell666">
              <text:p text:style-name="P667">npx</text:p>
            </table:table-cell>
          </table:table-row>
        </table:table-header-rows>
        <table:table-row table:style-name="TableRow668">
          <table:table-cell table:style-name="TableCell669">
            <text:p text:style-name="P670"><text:span text:style-name="T671">Purpose</text:span></text:p>
          </table:table-cell>
          <table:table-cell table:style-name="TableCell672">
            <text:p text:style-name="P673">Package manager for installing and managing packages</text:p>
          </table:table-cell>
          <table:table-cell table:style-name="TableCell674">
            <text:p text:style-name="P675">Command executor to run binaries from npm packages</text:p>
          </table:table-cell>
        </table:table-row>
        <table:table-row table:style-name="TableRow676">
          <table:table-cell table:style-name="TableCell677">
            <text:p text:style-name="P678"><text:span text:style-name="T679">Usage</text:span></text:p>
          </table:table-cell>
          <table:table-cell table:style-name="TableCell680">
            <text:p text:style-name="P681">Installing packages, managing dependencies, and running scripts</text:p>
          </table:table-cell>
          <table:table-cell table:style-name="TableCell682">
            <text:p text:style-name="P683">Running commands and packages without installing them globally</text:p>
          </table:table-cell>
        </table:table-row>
        <table:table-row table:style-name="TableRow684">
          <table:table-cell table:style-name="TableCell685">
            <text:p text:style-name="P686"><text:span text:style-name="T687">Install Packages</text:span></text:p>
          </table:table-cell>
          <table:table-cell table:style-name="TableCell688">
            <text:p text:style-name="P689">Yes, installs packages globally or locally</text:p>
          </table:table-cell>
          <table:table-cell table:style-name="TableCell690">
            <text:p text:style-name="P691">No, runs packages without installing them globally</text:p>
          </table:table-cell>
        </table:table-row>
        <table:table-row table:style-name="TableRow692">
          <table:table-cell table:style-name="TableCell693">
            <text:p text:style-name="P694"><text:span text:style-name="T695">Package Management</text:span></text:p>
          </table:table-cell>
          <table:table-cell table:style-name="TableCell696">
            <text:p text:style-name="P697">Yes, you manage package dependencies and versions</text:p>
          </table:table-cell>
          <table:table-cell table:style-name="TableCell698">
            <text:p text:style-name="P699">No, doesn't manage packages, only runs them</text:p>
          </table:table-cell>
        </table:table-row>
        <table:table-row table:style-name="TableRow700">
          <table:table-cell table:style-name="TableCell701">
            <text:p text:style-name="P702"><text:span text:style-name="T703">Run Local Binaries</text:span></text:p>
          </table:table-cell>
          <table:table-cell table:style-name="TableCell704">
            <text:p text:style-name="P705">Yes, but requires specifying the full path to the binary (e.g., ./node_modules/.bin/webpack)</text:p>
          </table:table-cell>
          <table:table-cell table:style-name="TableCell706">
            <text:p text:style-name="P707">Yes, automatically runs binaries from local or global packages</text:p>
          </table:table-cell>
        </table:table-row>
        <table:table-row table:style-name="TableRow708">
          <table:table-cell table:style-name="TableCell709">
            <text:p text:style-name="P710"><text:span text:style-name="T711">Global Packages</text:span></text:p>
          </table:table-cell>
          <table:table-cell table:style-name="TableCell712">
            <text:p text:style-name="P713">Yes, can install and manage global packages (e.g., npm install -g &lt;package&gt;)</text:p>
          </table:table-cell>
          <table:table-cell table:style-name="TableCell714">
            <text:p text:style-name="P715">Can run global packages without installation</text:p>
          </table:table-cell>
        </table:table-row>
        <table:table-row table:style-name="TableRow716">
          <table:table-cell table:style-name="TableCell717">
            <text:p text:style-name="P718"><text:span text:style-name="T719">Temporary Usage</text:span></text:p>
          </table:table-cell>
          <table:table-cell table:style-name="TableCell720">
            <text:p text:style-name="P721">No, packages need to be installed</text:p>
          </table:table-cell>
          <table:table-cell table:style-name="TableCell722">
            <text:p text:style-name="P723">Yes, runs packages temporarily without installation</text:p>
          </table:table-cell>
        </table:table-row>
      </table:table>
      <text:h text:style-name="P724" text:outline-level="1">When to Use npm vs npx:</text:h>
      <text:list text:style-name="LFO31" text:continue-numbering="true">
        <text:list-item>
          <text:p text:style-name="P725"><text:span text:style-name="T726">Use npm when:</text:span></text:p>
          <text:list text:continue-numbering="true">
            <text:list-item>
              <text:p text:style-name="P727">You need to manage dependencies for a project.</text:p>
            </text:list-item>
            <text:list-item>
              <text:p text:style-name="P728">You want to install packages globally or locally.</text:p>
            </text:list-item>
            <text:list-item>
              <text:p text:style-name="P729">You need to define scripts in your package.json to automate workflows (e.g., testing, building, or running a development server).</text:p>
            </text:list-item>
          </text:list>
        </text:list-item>
        <text:list-item>
          <text:p text:style-name="P730"><text:span text:style-name="T731">Use npx when:</text:span></text:p>
          <text:list text:continue-numbering="true">
            <text:list-item>
              <text:p text:style-name="P732">You need to run a package temporarily without installing it (e.g., creating a React app, running a one-off script).</text:p>
            </text:list-item>
            <text:list-item>
              <text:p text:style-name="P733">You want to execute a binary installed in node_modules without referencing its full path.</text:p>
            </text:list-item>
            <text:list-item>
              <text:p text:style-name="P734">You want to run specific versions of packages.</text:p>
            </text:list-item>
          </text:list>
        </text:list-item>
      </text:list>
      <text:p text:style-name="P735">Conclusion:</text:p>
      <text:list text:style-name="LFO32" text:continue-numbering="true">
        <text:list-item>
          <text:p text:style-name="P736">npm is primarily used for installing and managing dependencies, while npx is a command-line tool for executing binaries, especially for running one-time or local packages without installing them globally.</text:p>
        </text:list-item>
      </text:list>
      <text:p text:style-name="P737"/>
      <text:p text:style-name="P738">Npm install React-router-dom@6<text:s/></text:p>
      <text:p text:style-name="P739"/>
      <text:h text:style-name="Heading1" text:outline-level="1">What are React Hooks:</text:h>
      <text:p text:style-name="P740"/>
      <text:p text:style-name="P741"><text:span text:style-name="T742">In React,<text:s/></text:span><text:span text:style-name="T743">Hooks</text:span><text:span text:style-name="T744"><text:s/>are functions that allow you to manage state and side effects in functional components. Before Hooks were introduced in React 16.8, only class components could use state, lifecycle methods, and other features. Hooks allow functional components to have the same capabilities, making them more powerful and enabling a more concise and cleaner codebase.</text:span></text:p>
      <text:h text:style-name="P745" text:outline-level="3">Common React Hooks and Their Use Cases:</text:h>
      <text:h text:style-name="Heading2" text:outline-level="2"><text:span text:style-name="T746">useState</text:span></text:h>
      <text:list text:style-name="LFO33" text:continue-numbering="true">
        <text:list-item>
          <text:list>
            <text:list-item>
              <text:p text:style-name="P747"><text:span text:style-name="T748">Purpose:</text:span><text:span text:style-name="T749"><text:s/>Allows you to add state to a functional component.</text:span></text:p>
            </text:list-item>
            <text:list-item>
              <text:p text:style-name="P750"><text:span text:style-name="T751">Usage:</text:span><text:span text:style-name="T752"><text:s/>This hook returns an array with two values: the current state value and a function to update that value.</text:span></text:p>
            </text:list-item>
          </text:list>
        </text:list-item>
      </text:list>
      <text:h text:style-name="P753" text:outline-level="4">Example:</text:h>
      <text:p text:style-name="P754">jsx</text:p>
      <text:p text:style-name="P755"><text:s/></text:p>
      <text:p text:style-name="P756">import React, { useState } from 'react';</text:p>
      <text:p text:style-name="P757"/>
      <text:p text:style-name="P758">const Counter = () =&gt; {</text:p>
      <text:p text:style-name="P759"><text:s text:c="2"/>const [count, setCount] = useState(0);</text:p>
      <text:p text:style-name="P760"/>
      <text:p text:style-name="P761"><text:s text:c="2"/>return (</text:p>
      <text:p text:style-name="P762"><text:s text:c="4"/>&lt;div&gt;</text:p>
      <text:p text:style-name="P763"><text:s text:c="6"/>&lt;p&gt;Count: {count}&lt;/p&gt;</text:p>
      <text:p text:style-name="P764"><text:s text:c="6"/>&lt;button onClick={() =&gt; setCount(count + 1)}&gt;Increment&lt;/button&gt;</text:p>
      <text:p text:style-name="P765"><text:s text:c="4"/>&lt;/div&gt;</text:p>
      <text:p text:style-name="P766"><text:s text:c="2"/>);</text:p>
      <text:p text:style-name="P767">};</text:p>
      <text:p text:style-name="P768"/>
      <text:p text:style-name="P769">export default Counter;</text:p>
      <text:h text:style-name="P770" text:outline-level="4">Use Case:</text:h>
      <text:list text:style-name="LFO33" text:continue-numbering="true">
        <text:list-item>
          <text:list>
            <text:list-item>
              <text:p text:style-name="P771">Managing simple state like form inputs, counters, toggles, etc.</text:p>
            </text:list-item>
          </text:list>
        </text:list-item>
      </text:list>
      <text:p text:style-name="P772"><text:span text:style-name="T773"><draw:custom-shape svg:x="0in" svg:y="0in" svg:width="5.5in" svg:height="0.025in" draw:id="id0" draw:style-name="a0" draw:name="Horizontal Line 1" text:anchor-type="as-char"><svg:title/><svg:desc/><draw:enhanced-geometry draw:type="non-primitive" svg:viewBox="0 0 21600 21600" draw:enhanced-path="M 0 0 L 21600 0 21600 21600 0 21600 Z N"/></draw:custom-shape></text:span></text:p>
      <text:h text:style-name="Heading2" text:outline-level="2"><text:span text:style-name="T774">useEffect</text:span></text:h>
      <text:list text:style-name="LFO34" text:continue-numbering="true">
        <text:list-item>
          <text:list>
            <text:list-item>
              <text:p text:style-name="P775"><text:span text:style-name="T776">Purpose:</text:span><text:span text:style-name="T777"><text:s/>Allows you to perform side effects in functional components. It runs after the render and can be used for things like data fetching, setting up subscriptions, or manually changing the DOM.</text:span></text:p>
            </text:list-item>
            <text:list-item>
              <text:p text:style-name="P778"><text:span text:style-name="T779">Usage:</text:span><text:span text:style-name="T780"><text:s/>It accepts two arguments: a function to run the side effect and an optional dependency array to control when the effect should run.</text:span></text:p>
            </text:list-item>
          </text:list>
        </text:list-item>
      </text:list>
      <text:h text:style-name="P781" text:outline-level="4">Example:</text:h>
      <text:p text:style-name="P782">jsx</text:p>
      <text:p text:style-name="P783"><text:s/></text:p>
      <text:p text:style-name="P784">import React, { useState, useEffect } from 'react';</text:p>
      <text:p text:style-name="P785"/>
      <text:p text:style-name="P786">const FetchData = () =&gt; {</text:p>
      <text:p text:style-name="P787"><text:s text:c="2"/>const [data, setData] = useState(null);</text:p>
      <text:p text:style-name="P788"/>
      <text:p text:style-name="P789"><text:s text:c="2"/>useEffect(() =&gt; {</text:p>
      <text:p text:style-name="P790"><text:s text:c="4"/>fetch('https://api.example.com/data')</text:p>
      <text:p text:style-name="P791"><text:s text:c="6"/>.then(response =&gt; response.json())</text:p>
      <text:p text:style-name="P792"><text:s text:c="6"/>.then(data =&gt; setData(data));</text:p>
      <text:p text:style-name="P793"><text:s text:c="2"/>}, []); // Empty array means the effect runs only once when the component mounts</text:p>
      <text:p text:style-name="P794"/>
      <text:p text:style-name="P795"><text:s text:c="2"/>return (</text:p>
      <text:p text:style-name="P796"><text:s text:c="4"/>&lt;div&gt;</text:p>
      <text:p text:style-name="P797"><text:s text:c="6"/>&lt;h1&gt;Fetched Data:&lt;/h1&gt;</text:p>
      <text:p text:style-name="P798"><text:s text:c="6"/>&lt;pre&gt;{JSON.stringify(data, null, 2)}&lt;/pre&gt;</text:p>
      <text:p text:style-name="P799"><text:s text:c="4"/>&lt;/div&gt;</text:p>
      <text:p text:style-name="P800"><text:s text:c="2"/>);</text:p>
      <text:p text:style-name="P801">};</text:p>
      <text:p text:style-name="P802"/>
      <text:p text:style-name="P803">export default FetchData;</text:p>
      <text:h text:style-name="P804" text:outline-level="4">Use Case:</text:h>
      <text:list text:style-name="LFO34" text:continue-numbering="true">
        <text:list-item>
          <text:list>
            <text:list-item>
              <text:p text:style-name="P805">Fetching data from APIs after the component mounts.</text:p>
            </text:list-item>
            <text:list-item>
              <text:p text:style-name="P806"><text:span text:style-name="T807">Setting up event listeners (like<text:s/></text:span><text:span text:style-name="T808">window.addEventListener</text:span><text:span text:style-name="T809">).</text:span></text:p>
            </text:list-item>
            <text:list-item>
              <text:p text:style-name="P810">Cleaning up resources when a component unmounts.</text:p>
            </text:list-item>
          </text:list>
        </text:list-item>
      </text:list>
      <text:p text:style-name="P811"><text:span text:style-name="T812"><draw:custom-shape svg:x="0in" svg:y="0in" svg:width="5.5in" svg:height="0.025in" draw:id="id1" draw:style-name="a1" draw:name="Horizontal Line 2" text:anchor-type="as-char"><svg:title/><svg:desc/><draw:enhanced-geometry draw:type="non-primitive" svg:viewBox="0 0 21600 21600" draw:enhanced-path="M 0 0 L 21600 0 21600 21600 0 21600 Z N"/></draw:custom-shape></text:span></text:p>
      <text:h text:style-name="Heading2" text:outline-level="2"><text:span text:style-name="T813">useContext</text:span></text:h>
      <text:list text:style-name="LFO35" text:continue-numbering="true">
        <text:list-item>
          <text:list>
            <text:list-item>
              <text:p text:style-name="P814"><text:span text:style-name="T815">Purpose:</text:span><text:span text:style-name="T816"><text:s/>Allows you to consume context values in a functional component. It helps avoid prop drilling (passing props through many layers of components).</text:span></text:p>
            </text:list-item>
            <text:list-item>
              <text:p text:style-name="P817"><text:span text:style-name="T818">Usage:</text:span><text:span text:style-name="T819"><text:s/>It accepts a context object created by<text:s/></text:span><text:span text:style-name="T820">React.createContext()</text:span><text:span text:style-name="T821"><text:s/>and returns the current context value.</text:span></text:p>
            </text:list-item>
          </text:list>
        </text:list-item>
      </text:list>
      <text:h text:style-name="P822" text:outline-level="4">Example:</text:h>
      <text:p text:style-name="P823">jsx</text:p>
      <text:p text:style-name="P824"><text:s/></text:p>
      <text:p text:style-name="P825">import React, { createContext, useContext } from 'react';</text:p>
      <text:p text:style-name="P826"/>
      <text:p text:style-name="P827">// Create context</text:p>
      <text:p text:style-name="P828">const ThemeContext = createContext('light');</text:p>
      <text:p text:style-name="P829"/>
      <text:p text:style-name="P830">const ThemeDisplay = () =&gt; {</text:p>
      <text:p text:style-name="P831"><text:s text:c="2"/>const theme = useContext(ThemeContext);</text:p>
      <text:p text:style-name="P832"><text:s text:c="2"/>return &lt;p&gt;Current theme is {theme}&lt;/p&gt;;</text:p>
      <text:p text:style-name="P833">};</text:p>
      <text:p text:style-name="P834"/>
      <text:p text:style-name="P835">const App = () =&gt; {</text:p>
      <text:p text:style-name="P836"><text:s text:c="2"/>return (</text:p>
      <text:p text:style-name="P837"><text:s text:c="4"/>&lt;ThemeContext.Provider value="dark"&gt;</text:p>
      <text:p text:style-name="P838"><text:s text:c="6"/>&lt;ThemeDisplay /&gt;</text:p>
      <text:p text:style-name="P839"><text:s text:c="4"/>&lt;/ThemeContext.Provider&gt;</text:p>
      <text:p text:style-name="P840"><text:s text:c="2"/>);</text:p>
      <text:p text:style-name="P841">};</text:p>
      <text:p text:style-name="P842"/>
      <text:p text:style-name="P843">export default App;</text:p>
      <text:h text:style-name="P844" text:outline-level="4">Use Case:</text:h>
      <text:list text:style-name="LFO35" text:continue-numbering="true">
        <text:list-item>
          <text:list>
            <text:list-item>
              <text:p text:style-name="P845">Managing global state or configurations (e.g., theme, user authentication status) shared across many components without passing props down manually.</text:p>
            </text:list-item>
          </text:list>
        </text:list-item>
      </text:list>
      <text:p text:style-name="P846"><text:span text:style-name="T847"><draw:custom-shape svg:x="0in" svg:y="0in" svg:width="5.5in" svg:height="0.025in" draw:id="id2" draw:style-name="a2" draw:name="Horizontal Line 3" text:anchor-type="as-char"><svg:title/><svg:desc/><draw:enhanced-geometry draw:type="non-primitive" svg:viewBox="0 0 21600 21600" draw:enhanced-path="M 0 0 L 21600 0 21600 21600 0 21600 Z N"/></draw:custom-shape></text:span></text:p>
      <text:h text:style-name="Heading2" text:outline-level="2"><text:span text:style-name="T848">useReducer</text:span></text:h>
      <text:list text:style-name="LFO36" text:continue-numbering="true">
        <text:list-item>
          <text:list>
            <text:list-item>
              <text:p text:style-name="P849"><text:span text:style-name="T850">Purpose:</text:span><text:span text:style-name="T851"><text:s/>Similar to<text:s/></text:span><text:span text:style-name="T852">useState</text:span><text:span text:style-name="T853">, but more suited for complex state logic where multiple sub-values are involved or when the next state depends on the previous one.</text:span></text:p>
            </text:list-item>
            <text:list-item>
              <text:p text:style-name="P854"><text:span text:style-name="T855">Usage:</text:span><text:span text:style-name="T856"><text:s/>It accepts a reducer function and an initial state, and returns the current state and a dispatch function.</text:span></text:p>
            </text:list-item>
          </text:list>
        </text:list-item>
      </text:list>
      <text:h text:style-name="P857" text:outline-level="4">Example:</text:h>
      <text:p text:style-name="P858">jsx</text:p>
      <text:p text:style-name="P859"><text:s/></text:p>
      <text:p text:style-name="P860">import React, { useReducer } from 'react';</text:p>
      <text:p text:style-name="P861"/>
      <text:p text:style-name="P862">const initialState = { count: 0 };</text:p>
      <text:p text:style-name="P863"/>
      <text:p text:style-name="P864">const reducer = (state, action) =&gt; {</text:p>
      <text:p text:style-name="P865"><text:s text:c="2"/>switch (action.type) {</text:p>
      <text:p text:style-name="P866"><text:s text:c="4"/>case 'increment':</text:p>
      <text:p text:style-name="P867"><text:s text:c="6"/>return { count: state.count + 1 };</text:p>
      <text:p text:style-name="P868"><text:s text:c="4"/>case 'decrement':</text:p>
      <text:p text:style-name="P869"><text:s text:c="6"/>return { count: state.count - 1 };</text:p>
      <text:p text:style-name="P870"><text:s text:c="4"/>default:</text:p>
      <text:p text:style-name="P871"><text:s text:c="6"/>return state;</text:p>
      <text:p text:style-name="P872"><text:s text:c="2"/>}</text:p>
      <text:p text:style-name="P873">};</text:p>
      <text:p text:style-name="P874"/>
      <text:p text:style-name="P875">const Counter = () =&gt; {</text:p>
      <text:p text:style-name="P876"><text:s text:c="2"/>const [state, dispatch] = useReducer(reducer, initialState);</text:p>
      <text:p text:style-name="P877"/>
      <text:p text:style-name="P878"><text:s text:c="2"/>return (</text:p>
      <text:p text:style-name="P879"><text:s text:c="4"/>&lt;div&gt;</text:p>
      <text:p text:style-name="P880"><text:s text:c="6"/>&lt;p&gt;Count: {state.count}&lt;/p&gt;</text:p>
      <text:p text:style-name="P881"><text:s text:c="6"/>&lt;button onClick={() =&gt; dispatch({ type: 'increment' })}&gt;Increment&lt;/button&gt;</text:p>
      <text:p text:style-name="P882"><text:s text:c="6"/>&lt;button onClick={() =&gt; dispatch({ type: 'decrement' })}&gt;Decrement&lt;/button&gt;</text:p>
      <text:p text:style-name="P883"><text:s text:c="4"/>&lt;/div&gt;</text:p>
      <text:p text:style-name="P884"><text:s text:c="2"/>);</text:p>
      <text:p text:style-name="P885">};</text:p>
      <text:p text:style-name="P886"/>
      <text:p text:style-name="P887">export default Counter;</text:p>
      <text:h text:style-name="P888" text:outline-level="4">Use Case:</text:h>
      <text:list text:style-name="LFO36" text:continue-numbering="true">
        <text:list-item>
          <text:list>
            <text:list-item>
              <text:p text:style-name="P889">Managing complex state transitions, especially when state depends on multiple actions or requires logic like conditionals and updates based on previous state.</text:p>
            </text:list-item>
          </text:list>
        </text:list-item>
      </text:list>
      <text:p text:style-name="P890"><text:span text:style-name="T891"><draw:custom-shape svg:x="0in" svg:y="0in" svg:width="5.5in" svg:height="0.025in" draw:id="id3" draw:style-name="a3" draw:name="Horizontal Line 4" text:anchor-type="as-char"><svg:title/><svg:desc/><draw:enhanced-geometry draw:type="non-primitive" svg:viewBox="0 0 21600 21600" draw:enhanced-path="M 0 0 L 21600 0 21600 21600 0 21600 Z N"/></draw:custom-shape></text:span></text:p>
      <text:h text:style-name="Heading2" text:outline-level="2"><text:span text:style-name="T892">useMemo</text:span></text:h>
      <text:list text:style-name="LFO37" text:continue-numbering="true">
        <text:list-item>
          <text:list>
            <text:list-item>
              <text:p text:style-name="P893"><text:span text:style-name="T894">Purpose:</text:span><text:span text:style-name="T895"><text:s/>Memoizes a value to avoid recalculating it on every render. Useful for expensive computations.</text:span></text:p>
            </text:list-item>
            <text:list-item>
              <text:p text:style-name="P896"><text:span text:style-name="T897">Usage:</text:span><text:span text:style-name="T898"><text:s/>It returns a memoized value, recalculating it only when the dependencies change.</text:span></text:p>
            </text:list-item>
          </text:list>
        </text:list-item>
      </text:list>
      <text:h text:style-name="P899" text:outline-level="4">Example:</text:h>
      <text:p text:style-name="P900">jsx</text:p>
      <text:p text:style-name="P901"><text:s/></text:p>
      <text:p text:style-name="P902">import React, { useMemo } from 'react';</text:p>
      <text:p text:style-name="P903"/>
      <text:p text:style-name="P904">const ExpensiveCalculation = ({ number }) =&gt; {</text:p>
      <text:p text:style-name="P905"><text:s text:c="2"/>const expensiveResult = useMemo(() =&gt; {</text:p>
      <text:p text:style-name="P906"><text:s text:c="4"/>console.log('Calculating...');</text:p>
      <text:p text:style-name="P907"><text:s text:c="4"/>return number * 2;</text:p>
      <text:p text:style-name="P908"><text:s text:c="2"/>}, [number]);</text:p>
      <text:p text:style-name="P909"/>
      <text:p text:style-name="P910"><text:s text:c="2"/>return &lt;p&gt;Calculated Value: {expensiveResult}&lt;/p&gt;;</text:p>
      <text:p text:style-name="P911">};</text:p>
      <text:p text:style-name="P912"/>
      <text:p text:style-name="P913">export default ExpensiveCalculation;</text:p>
      <text:h text:style-name="P914" text:outline-level="4">Use Case:</text:h>
      <text:list text:style-name="LFO37" text:continue-numbering="true">
        <text:list-item>
          <text:list>
            <text:list-item>
              <text:p text:style-name="P915">Memoizing expensive computations that don’t need to be recalculated unless their dependencies change.</text:p>
            </text:list-item>
          </text:list>
        </text:list-item>
      </text:list>
      <text:p text:style-name="P916"><text:span text:style-name="T917"><draw:custom-shape svg:x="0in" svg:y="0in" svg:width="5.5in" svg:height="0.025in" draw:id="id4" draw:style-name="a4" draw:name="Horizontal Line 5" text:anchor-type="as-char"><svg:title/><svg:desc/><draw:enhanced-geometry draw:type="non-primitive" svg:viewBox="0 0 21600 21600" draw:enhanced-path="M 0 0 L 21600 0 21600 21600 0 21600 Z N"/></draw:custom-shape></text:span></text:p>
      <text:h text:style-name="Heading2" text:outline-level="2"><text:span text:style-name="T918">useCallback</text:span></text:h>
      <text:list text:style-name="LFO38" text:continue-numbering="true">
        <text:list-item>
          <text:list>
            <text:list-item>
              <text:p text:style-name="P919"><text:span text:style-name="T920">Purpose:</text:span><text:span text:style-name="T921"><text:s/>Returns a memoized version of a function that only changes if one of the dependencies changes. It helps avoid unnecessary re-renders of components that depend on the function.</text:span></text:p>
            </text:list-item>
            <text:list-item>
              <text:p text:style-name="P922"><text:span text:style-name="T923">Usage:</text:span><text:span text:style-name="T924"><text:s/>It is often used when passing callbacks to child components to prevent them from being recreated on every render.</text:span></text:p>
            </text:list-item>
          </text:list>
        </text:list-item>
      </text:list>
      <text:h text:style-name="P925" text:outline-level="4">Example:</text:h>
      <text:p text:style-name="P926">jsx</text:p>
      <text:p text:style-name="P927"><text:s/></text:p>
      <text:p text:style-name="P928">import React, { useState, useCallback } from 'react';</text:p>
      <text:p text:style-name="P929"/>
      <text:p text:style-name="P930">const Button = React.memo(({ onClick }) =&gt; {</text:p>
      <text:p text:style-name="P931"><text:s text:c="2"/>console.log('Button rendered');</text:p>
      <text:p text:style-name="P932"><text:s text:c="2"/>return &lt;button onClick={onClick}&gt;Click me&lt;/button&gt;;</text:p>
      <text:p text:style-name="P933">});</text:p>
      <text:p text:style-name="P934"/>
      <text:p text:style-name="P935">const Parent = () =&gt; {</text:p>
      <text:p text:style-name="P936"><text:s text:c="2"/>const [count, setCount] = useState(0);</text:p>
      <text:p text:style-name="P937"/>
      <text:p text:style-name="P938"><text:s text:c="2"/>const increment = useCallback(() =&gt; {</text:p>
      <text:p text:style-name="P939"><text:s text:c="4"/>setCount(count + 1);</text:p>
      <text:p text:style-name="P940"><text:s text:c="2"/>}, [count]);</text:p>
      <text:p text:style-name="P941"/>
      <text:p text:style-name="P942"><text:s text:c="2"/>return (</text:p>
      <text:p text:style-name="P943"><text:s text:c="4"/>&lt;div&gt;</text:p>
      <text:p text:style-name="P944"><text:s text:c="6"/>&lt;p&gt;Count: {count}&lt;/p&gt;</text:p>
      <text:p text:style-name="P945"><text:s text:c="6"/>&lt;Button onClick={increment} /&gt;</text:p>
      <text:p text:style-name="P946"><text:s text:c="4"/>&lt;/div&gt;</text:p>
      <text:p text:style-name="P947"><text:s text:c="2"/>);</text:p>
      <text:p text:style-name="P948">};</text:p>
      <text:p text:style-name="P949"/>
      <text:p text:style-name="P950">export default Parent;</text:p>
      <text:h text:style-name="P951" text:outline-level="4">Use Case:</text:h>
      <text:list text:style-name="LFO38" text:continue-numbering="true">
        <text:list-item>
          <text:list>
            <text:list-item>
              <text:p text:style-name="P952">Prevent unnecessary re-renders of child components when passing functions as props.</text:p>
            </text:list-item>
          </text:list>
        </text:list-item>
      </text:list>
      <text:p text:style-name="P953"><text:span text:style-name="T954"><draw:custom-shape svg:x="0in" svg:y="0in" svg:width="5.5in" svg:height="0.025in" draw:id="id5" draw:style-name="a5" draw:name="Horizontal Line 6" text:anchor-type="as-char"><svg:title/><svg:desc/><draw:enhanced-geometry draw:type="non-primitive" svg:viewBox="0 0 21600 21600" draw:enhanced-path="M 0 0 L 21600 0 21600 21600 0 21600 Z N"/></draw:custom-shape></text:span></text:p>
      <text:h text:style-name="Heading2" text:outline-level="2"><text:span text:style-name="T955">useRef</text:span></text:h>
      <text:list text:style-name="LFO39" text:continue-numbering="true">
        <text:list-item>
          <text:list>
            <text:list-item>
              <text:p text:style-name="P956"><text:span text:style-name="T957">Purpose:</text:span><text:span text:style-name="T958"><text:s/>Returns a mutable object which persists across renders. It is often used to reference a DOM element or to store a value that doesn't trigger a re-render when updated.</text:span></text:p>
            </text:list-item>
            <text:list-item>
              <text:p text:style-name="P959"><text:span text:style-name="T960">Usage:</text:span><text:span text:style-name="T961"><text:s/>It provides a<text:s/></text:span><text:span text:style-name="T962">current</text:span><text:span text:style-name="T963"><text:s/>property that you can assign to a DOM element or any value that should persist across renders.</text:span></text:p>
            </text:list-item>
            <text:list-item>
              <text:p text:style-name="P964"><text:span text:style-name="T965">The<text:s/></text:span><text:span text:style-name="T966">useRef</text:span><text:span text:style-name="T967"><text:s/>hook in React is particularly useful when you want to keep a mutable value without triggering a re-render of the component when the value changes. Unlike state variables, updating a<text:s/></text:span><text:span text:style-name="T968">ref</text:span><text:span text:style-name="T969"><text:s/>value doesn’t cause the component to re-render.</text:span></text:p>
            </text:list-item>
          </text:list>
        </text:list-item>
      </text:list>
      <text:h text:style-name="P970" text:outline-level="4">Example:</text:h>
      <text:p text:style-name="P971">jsx</text:p>
      <text:p text:style-name="P972"><text:s/></text:p>
      <text:p text:style-name="P973">import React, { useRef } from 'react';</text:p>
      <text:p text:style-name="P974"/>
      <text:p text:style-name="P975">const FocusInput = () =&gt; {</text:p>
      <text:p text:style-name="P976"><text:s text:c="2"/>const inputRef = useRef(null);</text:p>
      <text:p text:style-name="P977"/>
      <text:p text:style-name="P978"><text:s text:c="2"/>const focusInput = () =&gt; {</text:p>
      <text:p text:style-name="P979"><text:s text:c="4"/>inputRef.current.focus();</text:p>
      <text:p text:style-name="P980"><text:s text:c="2"/>};</text:p>
      <text:p text:style-name="P981"/>
      <text:p text:style-name="P982"><text:s text:c="2"/>return (</text:p>
      <text:p text:style-name="P983"><text:s text:c="4"/>&lt;div&gt;</text:p>
      <text:p text:style-name="P984"><text:s text:c="6"/>&lt;input ref={inputRef} type="text" /&gt;</text:p>
      <text:p text:style-name="P985"><text:s text:c="6"/>&lt;button onClick={focusInput}&gt;Focus Input&lt;/button&gt;</text:p>
      <text:p text:style-name="P986"><text:s text:c="4"/>&lt;/div&gt;</text:p>
      <text:p text:style-name="P987"><text:s text:c="2"/>);</text:p>
      <text:p text:style-name="P988">};</text:p>
      <text:p text:style-name="P989"/>
      <text:p text:style-name="P990">export default FocusInput;</text:p>
      <text:p text:style-name="P991"/>
      <text:p text:style-name="P992"/>
      <text:list text:style-name="LFO61" text:continue-numbering="true">
        <text:list-item>
          <text:p text:style-name="P993">Example: Tracking a Count Without Triggering Re-Renders</text:p>
        </text:list-item>
      </text:list>
      <text:p text:style-name="P994">javascript</text:p>
      <text:p text:style-name="P995">Copy code</text:p>
      <text:p text:style-name="P996">import React, { useRef, useState } from 'react';</text:p>
      <text:p text:style-name="P997"/>
      <text:p text:style-name="P998">const Counter = () =&gt; {</text:p>
      <text:p text:style-name="P999"><text:s text:c="2"/>const countRef = useRef(0); <text:s/>// useRef keeps a mutable value</text:p>
      <text:p text:style-name="P1000"><text:s text:c="2"/>const [renderCount, setRenderCount] = useState(0); <text:s/>// this is for tracking renders</text:p>
      <text:p text:style-name="P1001"/>
      <text:p text:style-name="P1002"><text:s text:c="2"/>const handleClick = () =&gt; {</text:p>
      <text:p text:style-name="P1003"><text:s text:c="4"/>countRef.current += 1; <text:s/>// Increment the ref's value directly</text:p>
      <text:p text:style-name="P1004"><text:s text:c="4"/>console.log("Ref count value:", countRef.current); <text:s/>// Logs the updated value without re-rendering</text:p>
      <text:p text:style-name="P1005"><text:s text:c="2"/>};</text:p>
      <text:p text:style-name="P1006"/>
      <text:p text:style-name="P1007"><text:s text:c="2"/>const handleRender = () =&gt; {</text:p>
      <text:p text:style-name="P1008"><text:s text:c="4"/>setRenderCount(prev =&gt; prev + 1); <text:s/>// Force a re-render to show how many times it happened</text:p>
      <text:p text:style-name="P1009"><text:s text:c="2"/>};</text:p>
      <text:p text:style-name="P1010"/>
      <text:p text:style-name="P1011"><text:s text:c="2"/>return (</text:p>
      <text:p text:style-name="P1012"><text:s text:c="4"/>&lt;div&gt;</text:p>
      <text:p text:style-name="P1013"><text:s text:c="6"/>&lt;p&gt;Ref Count: {countRef.current}&lt;/p&gt; {/* This won’t update on ref change */}</text:p>
      <text:p text:style-name="P1014"><text:s text:c="6"/>&lt;p&gt;Render Count: {renderCount}&lt;/p&gt; <text:s text:c="2"/>{/* This tracks actual renders */}</text:p>
      <text:p text:style-name="P1015"><text:s text:c="6"/>&lt;button onClick={handleClick}&gt;Increment Ref Count&lt;/button&gt;</text:p>
      <text:p text:style-name="P1016"><text:s text:c="6"/>&lt;button onClick={handleRender}&gt;Force Render&lt;/button&gt;</text:p>
      <text:p text:style-name="P1017"><text:s text:c="4"/>&lt;/div&gt;</text:p>
      <text:p text:style-name="P1018"><text:s text:c="2"/>);</text:p>
      <text:p text:style-name="P1019">};</text:p>
      <text:p text:style-name="P1020"/>
      <text:p text:style-name="P1021">export default Counter;</text:p>
      <text:p text:style-name="P1022"/>
      <text:h text:style-name="P1023" text:outline-level="4">Use Case:</text:h>
      <text:list text:style-name="LFO39" text:continue-numbering="true">
        <text:list-item>
          <text:list>
            <text:list-item>
              <text:p text:style-name="P1024">Accessing or manipulating DOM elements directly (e.g., focusing an input element).</text:p>
            </text:list-item>
            <text:list-item>
              <text:p text:style-name="P1025">Storing mutable values that don't trigger re-renders.</text:p>
            </text:list-item>
          </text:list>
        </text:list-item>
      </text:list>
      <text:p text:style-name="P1026"><text:span text:style-name="T1027"><draw:custom-shape svg:x="0in" svg:y="0in" svg:width="5.5in" svg:height="0.025in" draw:id="id6" draw:style-name="a6" draw:name="Horizontal Line 7" text:anchor-type="as-char"><svg:title/><svg:desc/><draw:enhanced-geometry draw:type="non-primitive" svg:viewBox="0 0 21600 21600" draw:enhanced-path="M 0 0 L 21600 0 21600 21600 0 21600 Z N"/></draw:custom-shape></text:span></text:p>
      <text:h text:style-name="P1028" text:outline-level="3">Other Important Hooks:</text:h>
      <text:list text:style-name="LFO40" text:continue-numbering="true">
        <text:list-item>
          <text:p text:style-name="P1029"><text:span text:style-name="T1030">useLayoutEffect</text:span><text:span text:style-name="T1031">: Works similarly to<text:s/></text:span><text:span text:style-name="T1032">useEffect</text:span><text:span text:style-name="T1033">, but it fires synchronously after all DOM mutations. It's useful for reading and modifying the DOM layout before the browser paints.</text:span></text:p>
        </text:list-item>
        <text:list-item>
          <text:p text:style-name="P1034"><text:span text:style-name="T1035">useImperativeHandle</text:span><text:span text:style-name="T1036">: Customizes the instance value that is exposed when using<text:s/></text:span><text:span text:style-name="T1037">ref</text:span><text:span text:style-name="T1038"><text:s/>in a parent component.</text:span></text:p>
        </text:list-item>
      </text:list>
      <text:p text:style-name="P1039"><text:span text:style-name="T1040"><draw:custom-shape svg:x="0in" svg:y="0in" svg:width="6in" svg:height="0.025in" draw:id="id7" draw:style-name="a7" draw:name="Horizontal Line 8" text:anchor-type="as-char"><svg:title/><svg:desc/><draw:enhanced-geometry draw:type="non-primitive" svg:viewBox="0 0 21600 21600" draw:enhanced-path="M 0 0 L 21600 0 21600 21600 0 21600 Z N"/></draw:custom-shape></text:span></text:p>
      <text:h text:style-name="P1041" text:outline-level="3">Conclusion:</text:h>
      <text:p text:style-name="P1042"><text:span text:style-name="T1043">Hooks are a powerful addition to React that allow developers to write cleaner, more maintainable functional components with the same capabilities as class components. The most commonly used hooks—</text:span><text:span text:style-name="T1044">useState</text:span><text:span text:style-name="T1045">,<text:s/></text:span><text:span text:style-name="T1046">useEffect</text:span><text:span text:style-name="T1047">,<text:s/></text:span><text:span text:style-name="T1048">useContext</text:span><text:span text:style-name="T1049">,<text:s/></text:span><text:span text:style-name="T1050">useReducer</text:span><text:span text:style-name="T1051">, and<text:s/></text:span><text:span text:style-name="T1052">useMemo</text:span><text:span text:style-name="T1053">—each address different needs in managing state, side effects, performance, and context in a React app. Hooks promote better code organization, and using them correctly can simplify your component logic.</text:span></text:p>
      <text:h text:style-name="Heading1" text:outline-level="1">Routers in React: -</text:h>
      <text:p text:style-name="P1054"><text:span text:style-name="T1055">Routers</text:span><text:span text:style-name="T1056"><text:s/>are tools that enable navigation between different views or pages within a single-page application (SPA). They help manage the URL and ensure that the correct components are displayed based on the URL path, without requiring a full page reload. React Router is the most widely used library for handling routing in React applications.</text:span></text:p>
      <text:h text:style-name="P1057" text:outline-level="1">Types of Routers in React</text:h>
      <text:h text:style-name="Heading2" text:outline-level="2"><text:span text:style-name="T1058">BrowserRouter</text:span></text:h>
      <text:list text:style-name="LFO41" text:continue-numbering="true">
        <text:list-item>
          <text:list>
            <text:list-item>
              <text:p text:style-name="P1059">This router uses the HTML5 history API to keep the UI in sync with the URL.</text:p>
            </text:list-item>
            <text:list-item>
              <text:p text:style-name="P1060">It’s the most commonly used router and allows you to have clean URLs (without hash symbols).</text:p>
            </text:list-item>
            <text:list-item>
              <text:p text:style-name="P1061"><text:span text:style-name="T1062">Example</text:span><text:span text:style-name="T1063">:</text:span></text:p>
            </text:list-item>
          </text:list>
        </text:list-item>
      </text:list>
      <text:p text:style-name="P1064">javascript</text:p>
      <text:p text:style-name="P1065"><text:s/></text:p>
      <text:p text:style-name="P1066">import { BrowserRouter, Route, Routes } from 'react-router-dom';</text:p>
      <text:p text:style-name="P1067">import Home from './Home';</text:p>
      <text:p text:style-name="P1068">import About from './About';</text:p>
      <text:p text:style-name="P1069"/>
      <text:p text:style-name="P1070">function App() {</text:p>
      <text:p text:style-name="P1071"><text:s text:c="2"/>return (</text:p>
      <text:p text:style-name="P1072"><text:s text:c="4"/>&lt;BrowserRouter&gt;</text:p>
      <text:p text:style-name="P1073"><text:s text:c="6"/>&lt;Routes&gt;</text:p>
      <text:p text:style-name="P1074"><text:s text:c="8"/>&lt;Route path="/" element={&lt;Home /&gt;} /&gt;</text:p>
      <text:p text:style-name="P1075"><text:s text:c="8"/>&lt;Route path="/about" element={&lt;About /&gt;} /&gt;</text:p>
      <text:p text:style-name="P1076"><text:s text:c="6"/>&lt;/Routes&gt;</text:p>
      <text:p text:style-name="P1077"><text:s text:c="4"/>&lt;/BrowserRouter&gt;</text:p>
      <text:p text:style-name="P1078"><text:s text:c="2"/>);</text:p>
      <text:p text:style-name="P1079">}</text:p>
      <text:p text:style-name="P1080">export default App;</text:p>
      <text:list text:style-name="LFO41" text:continue-numbering="true">
        <text:list-item>
          <text:list>
            <text:list-item>
              <text:p text:style-name="P1081">In this example, navigating to /about will render the About component, and navigating to / will render the Home component.</text:p>
            </text:list-item>
          </text:list>
        </text:list-item>
      </text:list>
      <text:h text:style-name="Heading2" text:outline-level="2"><text:span text:style-name="T1082">HashRouter</text:span></text:h>
      <text:list text:style-name="LFO41" text:continue-numbering="true">
        <text:list-item>
          <text:list>
            <text:list-item>
              <text:p text:style-name="P1083">This router uses the URL hash (#) to simulate different paths. It’s often used for older browsers that don’t support the HTML5 history API.</text:p>
            </text:list-item>
            <text:list-item>
              <text:p text:style-name="P1084">URLs are appended with a hash symbol (e.g., example.com/#/about).</text:p>
            </text:list-item>
            <text:list-item>
              <text:p text:style-name="P1085"><text:span text:style-name="T1086">Example</text:span><text:span text:style-name="T1087">:</text:span></text:p>
            </text:list-item>
          </text:list>
        </text:list-item>
      </text:list>
      <text:p text:style-name="P1088">javascript</text:p>
      <text:p text:style-name="P1089"><text:s/></text:p>
      <text:p text:style-name="P1090">import { HashRouter, Route, Routes } from 'react-router-dom';</text:p>
      <text:p text:style-name="P1091">import Home from './Home';</text:p>
      <text:p text:style-name="P1092">import About from './About';</text:p>
      <text:p text:style-name="P1093"/>
      <text:p text:style-name="P1094">function App() {</text:p>
      <text:p text:style-name="P1095"><text:s text:c="2"/>return (</text:p>
      <text:p text:style-name="P1096"><text:s text:c="4"/>&lt;HashRouter&gt;</text:p>
      <text:p text:style-name="P1097"><text:s text:c="6"/>&lt;Routes&gt;</text:p>
      <text:p text:style-name="P1098"><text:s text:c="8"/>&lt;Route path="/" element={&lt;Home /&gt;} /&gt;</text:p>
      <text:p text:style-name="P1099"><text:s text:c="8"/>&lt;Route path="/about" element={&lt;About /&gt;} /&gt;</text:p>
      <text:p text:style-name="P1100"><text:s text:c="6"/>&lt;/Routes&gt;</text:p>
      <text:p text:style-name="P1101"><text:s text:c="4"/>&lt;/HashRouter&gt;</text:p>
      <text:p text:style-name="P1102"><text:s text:c="2"/>);</text:p>
      <text:p text:style-name="P1103">}</text:p>
      <text:p text:style-name="P1104">export default App;</text:p>
      <text:list text:style-name="LFO41" text:continue-numbering="true">
        <text:list-item>
          <text:list>
            <text:list-item>
              <text:p text:style-name="P1105">This configuration is helpful when deploying a React app to static file servers that don’t support dynamic routing.</text:p>
            </text:list-item>
          </text:list>
        </text:list-item>
      </text:list>
      <text:h text:style-name="Heading2" text:outline-level="2"><text:span text:style-name="T1106">MemoryRouter</text:span></text:h>
      <text:list text:style-name="LFO41" text:continue-numbering="true">
        <text:list-item>
          <text:list>
            <text:list-item>
              <text:p text:style-name="P1107">This router keeps the URL changes in memory, rather than updating the browser’s URL. It’s useful for mobile applications or testing environments where you don’t need an actual URL.</text:p>
            </text:list-item>
            <text:list-item>
              <text:p text:style-name="P1108"><text:span text:style-name="T1109">Example</text:span><text:span text:style-name="T1110">:</text:span></text:p>
            </text:list-item>
          </text:list>
        </text:list-item>
      </text:list>
      <text:p text:style-name="P1111">javascript</text:p>
      <text:p text:style-name="P1112"><text:s/></text:p>
      <text:p text:style-name="P1113">import { MemoryRouter, Route, Routes } from 'react-router-dom';</text:p>
      <text:p text:style-name="P1114">import Home from './Home';</text:p>
      <text:p text:style-name="P1115">import About from './About';</text:p>
      <text:p text:style-name="P1116"/>
      <text:p text:style-name="P1117">function App() {</text:p>
      <text:p text:style-name="P1118"><text:s text:c="2"/>return (</text:p>
      <text:p text:style-name="P1119"><text:s text:c="4"/>&lt;MemoryRouter&gt;</text:p>
      <text:p text:style-name="P1120"><text:s text:c="6"/>&lt;Routes&gt;</text:p>
      <text:p text:style-name="P1121"><text:s text:c="8"/>&lt;Route path="/" element={&lt;Home /&gt;} /&gt;</text:p>
      <text:p text:style-name="P1122"><text:s text:c="8"/>&lt;Route path="/about" element={&lt;About /&gt;} /&gt;</text:p>
      <text:p text:style-name="P1123"><text:s text:c="6"/>&lt;/Routes&gt;</text:p>
      <text:p text:style-name="P1124"><text:s text:c="4"/>&lt;/MemoryRouter&gt;</text:p>
      <text:p text:style-name="P1125"><text:s text:c="2"/>);</text:p>
      <text:p text:style-name="P1126">}</text:p>
      <text:p text:style-name="P1127">export default App;</text:p>
      <text:list text:style-name="LFO41" text:continue-numbering="true">
        <text:list-item>
          <text:list>
            <text:list-item>
              <text:p text:style-name="P1128">Since the routes are stored in memory, they won’t affect the browser’s actual URL, making it suitable for non-web platforms or controlled testing.</text:p>
            </text:list-item>
          </text:list>
        </text:list-item>
      </text:list>
      <text:h text:style-name="Heading2" text:outline-level="2"><text:span text:style-name="T1129">StaticRouter</text:span></text:h>
      <text:list text:style-name="LFO41" text:continue-numbering="true">
        <text:list-item>
          <text:list>
            <text:list-item>
              <text:p text:style-name="P1130">This router is typically used for server-side rendering (SSR) with React.</text:p>
            </text:list-item>
            <text:list-item>
              <text:p text:style-name="P1131">It doesn’t change the URL or perform navigation on the client side. Instead, it renders components based on a static location prop.</text:p>
            </text:list-item>
            <text:list-item>
              <text:p text:style-name="P1132"><text:span text:style-name="T1133">Example</text:span><text:span text:style-name="T1134">:</text:span></text:p>
            </text:list-item>
          </text:list>
        </text:list-item>
      </text:list>
      <text:p text:style-name="P1135">javascript</text:p>
      <text:p text:style-name="P1136"><text:s/></text:p>
      <text:p text:style-name="P1137">import { StaticRouter, Route, Routes } from 'react-router-dom';</text:p>
      <text:p text:style-name="P1138">import Home from './Home';</text:p>
      <text:p text:style-name="P1139">import About from './About';</text:p>
      <text:p text:style-name="P1140"/>
      <text:p text:style-name="P1141">function App({ location }) {</text:p>
      <text:p text:style-name="P1142"><text:s text:c="2"/>return (</text:p>
      <text:p text:style-name="P1143"><text:s text:c="4"/>&lt;StaticRouter location={location}&gt;</text:p>
      <text:p text:style-name="P1144"><text:s text:c="6"/>&lt;Routes&gt;</text:p>
      <text:p text:style-name="P1145"><text:s text:c="8"/>&lt;Route path="/" element={&lt;Home /&gt;} /&gt;</text:p>
      <text:p text:style-name="P1146"><text:s text:c="8"/>&lt;Route path="/about" element={&lt;About /&gt;} /&gt;</text:p>
      <text:p text:style-name="P1147"><text:s text:c="6"/>&lt;/Routes&gt;</text:p>
      <text:p text:style-name="P1148"><text:s text:c="4"/>&lt;/StaticRouter&gt;</text:p>
      <text:p text:style-name="P1149"><text:s text:c="2"/>);</text:p>
      <text:p text:style-name="P1150">}</text:p>
      <text:p text:style-name="P1151">export default App;</text:p>
      <text:list text:style-name="LFO41" text:continue-numbering="true">
        <text:list-item>
          <text:list>
            <text:list-item>
              <text:p text:style-name="P1152">This is used mostly in SSR setups, where the server renders the page and sends the HTML to the client based on the URL.</text:p>
            </text:list-item>
          </text:list>
        </text:list-item>
      </text:list>
      <text:p text:style-name="P1153"/>
      <text:h text:style-name="P1154" text:outline-level="2">Example of Dynamic Router in BrowserRouter</text:h>
      <text:p text:style-name="P1155">Dynamic routes allow you to handle paths that can change based on parameters in the URL. A common use case is handling user profiles where the URL might include a dynamic user ID.</text:p>
      <text:h text:style-name="P1156" text:outline-level="4">Example: Dynamic Routing</text:h>
      <text:p text:style-name="P1157">import React from 'react';</text:p>
      <text:p text:style-name="P1158"><text:span text:style-name="T1159">import { BrowserRouter, Route, Routes,<text:s/></text:span><text:span text:style-name="T1160">useParams<text:s/></text:span><text:span text:style-name="T1161">} from 'react-router-dom';</text:span></text:p>
      <text:p text:style-name="P1162"/>
      <text:p text:style-name="P1163">function Home() {</text:p>
      <text:p text:style-name="P1164"><text:s text:c="2"/>return &lt;h2&gt;Home Page&lt;/h2&gt;;</text:p>
      <text:p text:style-name="P1165">}</text:p>
      <text:p text:style-name="P1166"/>
      <text:p text:style-name="P1167">function UserProfile() {</text:p>
      <text:p text:style-name="P1168"><text:s text:c="2"/>// useParams hook to access dynamic parameter from URL</text:p>
      <text:p text:style-name="P1169"><text:span text:style-name="T1170"><text:s text:c="2"/>const { userId } =<text:s/></text:span><text:span text:style-name="T1171">useParams</text:span><text:span text:style-name="T1172">();</text:span></text:p>
      <text:p text:style-name="P1173"><text:s text:c="2"/>return &lt;h2&gt;User Profile for {userId}&lt;/h2&gt;;</text:p>
      <text:p text:style-name="P1174">}</text:p>
      <text:p text:style-name="P1175"/>
      <text:p text:style-name="P1176">function App() {</text:p>
      <text:p text:style-name="P1177"><text:s text:c="2"/>return (</text:p>
      <text:p text:style-name="P1178"><text:s text:c="4"/>&lt;BrowserRouter&gt;</text:p>
      <text:p text:style-name="P1179"><text:s text:c="6"/>&lt;Routes&gt;</text:p>
      <text:p text:style-name="P1180"><text:s text:c="8"/>&lt;Route path="/" element={&lt;Home /&gt;} /&gt;</text:p>
      <text:p text:style-name="P1181"><text:s text:c="8"/>&lt;Route path="/user/:userId" element={&lt;UserProfile /&gt;} /&gt;</text:p>
      <text:p text:style-name="P1182"><text:s text:c="6"/>&lt;/Routes&gt;</text:p>
      <text:p text:style-name="P1183"><text:s text:c="4"/>&lt;/BrowserRouter&gt;</text:p>
      <text:p text:style-name="P1184"><text:s text:c="2"/>);</text:p>
      <text:p text:style-name="P1185">}</text:p>
      <text:p text:style-name="P1186"/>
      <text:p text:style-name="P1187">export default App;</text:p>
      <text:h text:style-name="P1188" text:outline-level="4">Explanation:</text:h>
      <text:list text:style-name="LFO42" text:continue-numbering="true">
        <text:list-item>
          <text:p text:style-name="P1189">The UserProfile component uses the useParams hook to extract the userId from the URL.</text:p>
        </text:list-item>
        <text:list-item>
          <text:p text:style-name="P1190">The route /user/:userId is dynamic, where :userId is a placeholder for any value (like user/123).</text:p>
        </text:list-item>
        <text:list-item>
          <text:p text:style-name="P1191">When navigating to /user/123, the UserProfile component will display User Profile for 123.</text:p>
        </text:list-item>
      </text:list>
      <text:h text:style-name="P1192" text:outline-level="3">Example of Inner Router (Nested Routes) in BrowserRouter</text:h>
      <text:p text:style-name="P1193">An inner router is used when you want to create routes inside a parent route. This allows you to organize your application and handle nested views.</text:p>
      <text:h text:style-name="P1194" text:outline-level="2">Example: Nested Routing</text:h>
      <text:p text:style-name="P1195">javascript</text:p>
      <text:p text:style-name="P1196"><text:s/></text:p>
      <text:p text:style-name="P1197">import React from 'react';</text:p>
      <text:p text:style-name="P1198">import { BrowserRouter, Route, Routes, Link } from 'react-router-dom';</text:p>
      <text:p text:style-name="P1199"/>
      <text:p text:style-name="P1200">function Home() {</text:p>
      <text:p text:style-name="P1201"><text:s text:c="2"/>return &lt;h2&gt;Home Page&lt;/h2&gt;;</text:p>
      <text:p text:style-name="P1202">}</text:p>
      <text:p text:style-name="P1203"/>
      <text:p text:style-name="P1204">function Dashboard() {</text:p>
      <text:p text:style-name="P1205"><text:s text:c="2"/>return (</text:p>
      <text:p text:style-name="P1206"><text:s text:c="4"/>&lt;div&gt;</text:p>
      <text:p text:style-name="P1207"><text:s text:c="6"/>&lt;h2&gt;Dashboard&lt;/h2&gt;</text:p>
      <text:p text:style-name="P1208"><text:s text:c="6"/>&lt;nav&gt;</text:p>
      <text:p text:style-name="P1209"><text:s text:c="8"/>&lt;Link to="settings"&gt;Go to Settings&lt;/Link&gt; |<text:s/></text:p>
      <text:p text:style-name="P1210"><text:s text:c="8"/>&lt;Link to="profile"&gt;Go to Profile&lt;/Link&gt;</text:p>
      <text:p text:style-name="P1211"><text:s text:c="6"/>&lt;/nav&gt;</text:p>
      <text:p text:style-name="P1212"><text:s text:c="6"/>&lt;Routes&gt;</text:p>
      <text:p text:style-name="P1213"><text:s text:c="8"/>&lt;Route path="settings" element={&lt;Settings /&gt;} /&gt;</text:p>
      <text:p text:style-name="P1214"><text:s text:c="8"/>&lt;Route path="profile" element={&lt;Profile /&gt;} /&gt;</text:p>
      <text:p text:style-name="P1215"><text:s text:c="6"/>&lt;/Routes&gt;</text:p>
      <text:p text:style-name="P1216"><text:s text:c="4"/>&lt;/div&gt;</text:p>
      <text:p text:style-name="P1217"><text:s text:c="2"/>);</text:p>
      <text:p text:style-name="P1218">}</text:p>
      <text:p text:style-name="P1219"/>
      <text:p text:style-name="P1220">function Settings() {</text:p>
      <text:p text:style-name="P1221"><text:s text:c="2"/>return &lt;h3&gt;Settings Page&lt;/h3&gt;;</text:p>
      <text:p text:style-name="P1222">}</text:p>
      <text:p text:style-name="P1223"/>
      <text:p text:style-name="P1224">function Profile() {</text:p>
      <text:p text:style-name="P1225"><text:s text:c="2"/>return &lt;h3&gt;Profile Page&lt;/h3&gt;;</text:p>
      <text:p text:style-name="P1226">}</text:p>
      <text:p text:style-name="P1227"/>
      <text:p text:style-name="P1228">function App() {</text:p>
      <text:p text:style-name="P1229"><text:s text:c="2"/>return (</text:p>
      <text:p text:style-name="P1230"><text:s text:c="4"/>&lt;BrowserRouter&gt;</text:p>
      <text:p text:style-name="P1231"><text:s text:c="6"/>&lt;Routes&gt;</text:p>
      <text:p text:style-name="P1232"><text:s text:c="8"/>&lt;Route path="/" element={&lt;Home /&gt;} /&gt;</text:p>
      <text:p text:style-name="P1233"><text:s text:c="8"/>&lt;Route path="/dashboard/*" element={&lt;Dashboard /&gt;} /&gt;</text:p>
      <text:p text:style-name="P1234"><text:s text:c="6"/>&lt;/Routes&gt;</text:p>
      <text:p text:style-name="P1235"><text:s text:c="4"/>&lt;/BrowserRouter&gt;</text:p>
      <text:p text:style-name="P1236"><text:s text:c="2"/>);</text:p>
      <text:p text:style-name="P1237">}</text:p>
      <text:p text:style-name="P1238"/>
      <text:p text:style-name="P1239">export default App;</text:p>
      <text:h text:style-name="P1240" text:outline-level="4">Explanation:</text:h>
      <text:list text:style-name="LFO43" text:continue-numbering="true">
        <text:list-item>
          <text:p text:style-name="P1241">The Dashboard component is the parent route (/dashboard), and inside it, there are nested routes (/dashboard/settings and /dashboard/profile).</text:p>
        </text:list-item>
        <text:list-item>
          <text:p text:style-name="P1242">The Routes inside the Dashboard component define how to render the inner components based on the sub-paths settings and profile.</text:p>
        </text:list-item>
        <text:list-item>
          <text:p text:style-name="P1243">When you navigate to /dashboard/settings, the Settings component will be displayed, and similarly for /dashboard/profile.</text:p>
        </text:list-item>
      </text:list>
      <text:h text:style-name="P1244" text:outline-level="3">Summary:</text:h>
      <text:list text:style-name="LFO44" text:continue-numbering="true">
        <text:list-item>
          <text:p text:style-name="P1245">Dynamic Routing: Routes that change based on URL parameters (e.g., user profiles).</text:p>
        </text:list-item>
        <text:list-item>
          <text:p text:style-name="P1246">Inner (Nested) Routing: Defines child routes inside a parent route, which can be used for organizing related views or components within the same section of the app.</text:p>
        </text:list-item>
      </text:list>
      <text:p text:style-name="P1247"/>
      <text:p text:style-name="P1248"/>
      <text:p text:style-name="P1249">import React from 'react';</text:p>
      <text:p text:style-name="P1250">import { BrowserRouter, Route, Routes, Link, useParams } from 'react-router-dom';</text:p>
      <text:p text:style-name="P1251"/>
      <text:p text:style-name="P1252">function Home() {</text:p>
      <text:p text:style-name="P1253"><text:s text:c="2"/>return &lt;h2&gt;Home Page&lt;/h2&gt;;</text:p>
      <text:p text:style-name="P1254">}</text:p>
      <text:p text:style-name="P1255"/>
      <text:p text:style-name="P1256"/>
      <text:p text:style-name="P1257"/>
      <text:p text:style-name="P1258">function UserProfile() {</text:p>
      <text:p text:style-name="P1259"><text:s text:c="2"/>// useParams hook to access dynamic parameter from URL</text:p>
      <text:p text:style-name="P1260"><text:s text:c="2"/>const { params } = useParams();</text:p>
      <text:p text:style-name="P1261"><text:s text:c="2"/>return &lt;h2&gt;User Profile for {params. userId }&lt;/h2&gt;;</text:p>
      <text:p text:style-name="P1262">}</text:p>
      <text:p text:style-name="P1263"/>
      <text:p text:style-name="P1264">function Home() {</text:p>
      <text:p text:style-name="P1265"><text:s text:c="2"/>return &lt;h2&gt;Home Page&lt;/h2&gt;;</text:p>
      <text:p text:style-name="P1266">}</text:p>
      <text:p text:style-name="P1267"/>
      <text:p text:style-name="P1268">function Dashboard() {</text:p>
      <text:p text:style-name="P1269"><text:s text:c="2"/>return (</text:p>
      <text:p text:style-name="P1270"><text:s text:c="4"/>&lt;div&gt;</text:p>
      <text:p text:style-name="P1271"><text:s text:c="6"/>&lt;h2&gt;Dashboard&lt;/h2&gt;</text:p>
      <text:p text:style-name="P1272"><text:s text:c="6"/>&lt;nav&gt;</text:p>
      <text:p text:style-name="P1273"><text:s text:c="8"/>&lt;Link to="settings"&gt;Go to Settings&lt;/Link&gt; |<text:s/></text:p>
      <text:p text:style-name="P1274"><text:s text:c="8"/>&lt;Link to="profile"&gt;Go to Profile&lt;/Link&gt;</text:p>
      <text:p text:style-name="P1275"><text:s text:c="6"/>&lt;/nav&gt;</text:p>
      <text:p text:style-name="P1276"><text:s text:c="6"/>&lt;Routes&gt;</text:p>
      <text:p text:style-name="P1277"><text:s text:c="8"/>&lt;Route path="settings" element={&lt;Settings /&gt;} /&gt;</text:p>
      <text:p text:style-name="P1278"><text:s text:c="8"/>&lt;Route path="profile" element={&lt;Profile /&gt;} /&gt;</text:p>
      <text:p text:style-name="P1279"><text:s text:c="6"/>&lt;/Routes&gt;</text:p>
      <text:p text:style-name="P1280"><text:s text:c="4"/>&lt;/div&gt;</text:p>
      <text:p text:style-name="P1281"><text:s text:c="2"/>);</text:p>
      <text:p text:style-name="P1282">}</text:p>
      <text:p text:style-name="P1283"/>
      <text:p text:style-name="P1284">function Settings() {</text:p>
      <text:p text:style-name="P1285"><text:s text:c="2"/>return &lt;h3&gt;Settings Page&lt;/h3&gt;;</text:p>
      <text:p text:style-name="P1286">}</text:p>
      <text:p text:style-name="P1287"/>
      <text:p text:style-name="P1288">function Profile() {</text:p>
      <text:p text:style-name="P1289"><text:s text:c="2"/>return &lt;h3&gt;Profile Page&lt;/h3&gt;;</text:p>
      <text:p text:style-name="P1290">}</text:p>
      <text:p text:style-name="P1291"/>
      <text:p text:style-name="P1292">function App() {</text:p>
      <text:p text:style-name="P1293"><text:s text:c="2"/>return (</text:p>
      <text:p text:style-name="P1294"><text:s text:c="4"/>&lt;BrowserRouter&gt;</text:p>
      <text:p text:style-name="P1295"><text:s text:c="6"/>&lt;Routes&gt;</text:p>
      <text:p text:style-name="P1296"><text:s text:c="8"/>&lt;Route path="/" element={&lt;Home /&gt;} /&gt;</text:p>
      <text:p text:style-name="P1297"><text:s text:c="8"/>&lt;Route path="/dashboard/*" element={&lt;Dashboard /&gt;} /&gt;</text:p>
      <text:p text:style-name="P1298"><text:s text:c="8"/>&lt;Route path="/account/profile" element={&lt;Dashboard /&gt;} /&gt;</text:p>
      <text:p text:style-name="P1299"><text:s text:c="9"/>&lt;Route path="/user/:userId" element={&lt;UserProfile /&gt;} /&gt;</text:p>
      <text:p text:style-name="P1300"/>
      <text:p text:style-name="P1301"><text:s text:c="6"/>&lt;/Routes&gt;</text:p>
      <text:p text:style-name="P1302"><text:s text:c="4"/>&lt;/BrowserRouter&gt;</text:p>
      <text:p text:style-name="P1303"><text:s text:c="2"/>);</text:p>
      <text:p text:style-name="P1304">}</text:p>
      <text:p text:style-name="P1305"/>
      <text:p text:style-name="P1306"/>
      <text:h text:style-name="P1307" text:outline-level="1">Create Context in react:</text:h>
      <text:p text:style-name="P1308"><text:span text:style-name="T1309">In React, the<text:s/></text:span><text:span text:style-name="T1310">Context API</text:span><text:span text:style-name="T1311"><text:s/>is used to manage global state that can be shared across the component tree without having to pass props manually at every level. It is useful when you have data that needs to be accessed by multiple components at different nesting levels, like themes, user authentication status, language preferences, etc.</text:span></text:p>
      <text:h text:style-name="P1312" text:outline-level="3">Example of Using React createContext</text:h>
      <text:p text:style-name="P1313">In this example, we'll create a ThemeContext to manage and provide a theme (light or dark) across an app.</text:p>
      <text:h text:style-name="P1314" text:outline-level="4">1. Create Context</text:h>
      <text:p text:style-name="P1315">First, create a new context that will hold the global state.</text:p>
      <text:p text:style-name="P1316">javascript</text:p>
      <text:p text:style-name="P1317"><text:s/></text:p>
      <text:p text:style-name="P1318">// ThemeContext.js</text:p>
      <text:p text:style-name="P1319">import React, { createContext, useState } from 'react';</text:p>
      <text:p text:style-name="P1320"/>
      <text:p text:style-name="P1321">// Create a Context with 'light' as the default value</text:p>
      <text:p text:style-name="P1322">export const ThemeContext = createContext('light');</text:p>
      <text:p text:style-name="P1323"/>
      <text:p text:style-name="P1324">// ThemeProvider component to provide the context value</text:p>
      <text:p text:style-name="P1325">export const ThemeProvider = ({ children }) =&gt; {</text:p>
      <text:p text:style-name="P1326"><text:s text:c="2"/>const [theme, setTheme] = useState('light');</text:p>
      <text:p text:style-name="P1327"/>
      <text:p text:style-name="P1328"><text:s text:c="2"/>const toggleTheme = () =&gt; {</text:p>
      <text:p text:style-name="P1329"><text:s text:c="4"/>setTheme((prevTheme) =&gt; (prevTheme === 'light' ? 'dark' : 'light'));</text:p>
      <text:p text:style-name="P1330"><text:s text:c="2"/>};</text:p>
      <text:p text:style-name="P1331"/>
      <text:p text:style-name="P1332"><text:s text:c="2"/>return (</text:p>
      <text:p text:style-name="P1333"><text:s text:c="4"/>&lt;ThemeContext.Provider value={{ theme, toggleTheme }}&gt;</text:p>
      <text:p text:style-name="P1334"><text:s text:c="6"/>{children}</text:p>
      <text:p text:style-name="P1335"><text:s text:c="4"/>&lt;/ThemeContext.Provider&gt;</text:p>
      <text:p text:style-name="P1336"><text:s text:c="2"/>);</text:p>
      <text:p text:style-name="P1337">};</text:p>
      <text:list text:style-name="LFO45" text:continue-numbering="true">
        <text:list-item>
          <text:p text:style-name="P1338">createContext('light'): Initializes the context with a default value of 'light'.</text:p>
        </text:list-item>
        <text:list-item>
          <text:p text:style-name="P1339">The ThemeProvider component is used to wrap the app, providing the theme state and the toggleTheme function to its children.</text:p>
        </text:list-item>
      </text:list>
      <text:h text:style-name="P1340" text:outline-level="4">2. Consume Context in Components</text:h>
      <text:p text:style-name="P1341">Now, let's consume this context in a component to access and modify the theme.</text:p>
      <text:p text:style-name="P1342">javascript</text:p>
      <text:p text:style-name="P1343"><text:s/></text:p>
      <text:p text:style-name="P1344">// App.js</text:p>
      <text:p text:style-name="P1345">import React, { useContext } from 'react';</text:p>
      <text:p text:style-name="P1346">import { ThemeProvider, ThemeContext } from './ThemeContext';</text:p>
      <text:p text:style-name="P1347"/>
      <text:p text:style-name="P1348">function ThemeToggler() {</text:p>
      <text:p text:style-name="P1349"><text:s text:c="2"/>// Access the context value (theme and toggleTheme function)</text:p>
      <text:p text:style-name="P1350"><text:s text:c="2"/>const { theme, toggleTheme } = useContext(ThemeContext);</text:p>
      <text:p text:style-name="P1351"/>
      <text:p text:style-name="P1352"><text:s text:c="2"/>return (</text:p>
      <text:p text:style-name="P1353"><text:s text:c="4"/>&lt;div style={{ background: theme === 'light' ? '#fff' : '#333', color: theme === 'light' ? '#000' : '#fff' }}&gt;</text:p>
      <text:p text:style-name="P1354"><text:s text:c="6"/>&lt;h1&gt;The current theme is {theme}&lt;/h1&gt;</text:p>
      <text:p text:style-name="P1355"><text:s text:c="6"/>&lt;button onClick={toggleTheme}&gt;Toggle Theme&lt;/button&gt;</text:p>
      <text:p text:style-name="P1356"><text:s text:c="4"/>&lt;/div&gt;</text:p>
      <text:p text:style-name="P1357"><text:s text:c="2"/>);</text:p>
      <text:p text:style-name="P1358">}</text:p>
      <text:p text:style-name="P1359"/>
      <text:p text:style-name="P1360">function App() {</text:p>
      <text:p text:style-name="P1361"><text:s text:c="2"/>return (</text:p>
      <text:p text:style-name="P1362"><text:s text:c="4"/>&lt;ThemeProvider&gt;</text:p>
      <text:p text:style-name="P1363"><text:s text:c="6"/>&lt;ThemeToggler /&gt;</text:p>
      <text:p text:style-name="P1364"><text:s text:c="4"/>&lt;/ThemeProvider&gt;</text:p>
      <text:p text:style-name="P1365"><text:s text:c="2"/>);</text:p>
      <text:p text:style-name="P1366">}</text:p>
      <text:p text:style-name="P1367"/>
      <text:p text:style-name="P1368">export default App;</text:p>
      <text:h text:style-name="P1369" text:outline-level="4">Explanation:</text:h>
      <text:list text:style-name="LFO46" text:continue-numbering="true">
        <text:list-item>
          <text:p text:style-name="P1370"><text:span text:style-name="T1371">useContext(ThemeContext)</text:span><text:span text:style-name="T1372">: This hook accesses the current value of the ThemeContext. It gives you both the theme (current theme) and toggleTheme (function to switch themes).</text:span></text:p>
        </text:list-item>
        <text:list-item>
          <text:p text:style-name="P1373">The ThemeToggler component changes its styles based on the theme value (light or dark) and toggles it when the button is clicked.</text:p>
        </text:list-item>
        <text:list-item>
          <text:p text:style-name="P1374">The ThemeProvider component wraps the entire app (or part of it) to provide the theme value to the components that need it.</text:p>
        </text:list-item>
      </text:list>
      <text:h text:style-name="P1375" text:outline-level="4">How It Works:</text:h>
      <text:list text:style-name="LFO47" text:continue-numbering="true">
        <text:list-item>
          <text:p text:style-name="P1376">When the Toggle Theme button is clicked, it updates the theme state in the ThemeProvider and triggers a re-render of all components consuming the ThemeContext.</text:p>
        </text:list-item>
        <text:list-item>
          <text:p text:style-name="P1377">The ThemeToggler component will update its background color and text color based on whether the theme is light or dark.</text:p>
        </text:list-item>
      </text:list>
      <text:h text:style-name="P1378" text:outline-level="3">Benefits:</text:h>
      <text:list text:style-name="LFO48" text:continue-numbering="true">
        <text:list-item>
          <text:p text:style-name="P1379"><text:span text:style-name="T1380">Avoid Prop Drilling</text:span><text:span text:style-name="T1381">: With createContext, you no longer need to pass props down to each nested component manually.</text:span></text:p>
        </text:list-item>
        <text:list-item>
          <text:p text:style-name="P1382"><text:span text:style-name="T1383">Global State</text:span><text:span text:style-name="T1384">: It makes it easy to manage global state, like themes or user preferences, in a React app.</text:span></text:p>
        </text:list-item>
      </text:list>
      <text:p text:style-name="P1385">This pattern is useful in scenarios where state needs to be accessible by multiple components at different levels of the component tree.</text:p>
      <text:p text:style-name="P1386"/>
      <text:h text:style-name="Heading1" text:outline-level="1">Call API in React:-<text:s/></text:h>
      <text:p text:style-name="P1387"><text:span text:style-name="T1388">In React, calling APIs is typically done using JavaScript's<text:s/></text:span><text:span text:style-name="T1389">fetch</text:span><text:span text:style-name="T1390"><text:s/>function or with third-party libraries like<text:s/></text:span><text:span text:style-name="T1391">Axios</text:span><text:span text:style-name="T1392">. I'll provide examples using both methods to demonstrate how to call APIs and handle responses in a React component.</text:span></text:p>
      <text:h text:style-name="P1393" text:outline-level="3"><text:span text:style-name="T1394">Example 1: Using<text:s/></text:span><text:span text:style-name="T1395">fetch</text:span></text:h>
      <text:p text:style-name="P1396"><text:span text:style-name="T1397">fetch</text:span><text:span text:style-name="T1398"><text:s/>is a built-in function in JavaScript that allows you to make network requests.</text:span></text:p>
      <text:h text:style-name="P1399" text:outline-level="4"><text:span text:style-name="T1400">Code Example Using<text:s/></text:span><text:span text:style-name="T1401">fetch</text:span></text:h>
      <text:p text:style-name="P1402">import React, { useState, useEffect } from 'react';</text:p>
      <text:p text:style-name="P1403"/>
      <text:p text:style-name="P1404">function App() {</text:p>
      <text:p text:style-name="P1405"><text:s text:c="2"/>// State to store the API response</text:p>
      <text:p text:style-name="P1406"><text:s text:c="2"/>const [data, setData] = useState(null);</text:p>
      <text:p text:style-name="P1407"><text:s text:c="2"/>const [loading, setLoading] = useState(true);</text:p>
      <text:p text:style-name="P1408"><text:s text:c="2"/>const [error, setError] = useState(null);</text:p>
      <text:p text:style-name="P1409"/>
      <text:p text:style-name="P1410"><text:s text:c="2"/>// Effect to fetch data when the component mounts</text:p>
      <text:p text:style-name="P1411"><text:s text:c="2"/>useEffect(() =&gt; {</text:p>
      <text:p text:style-name="P1412"><text:s text:c="4"/>// Call the API using fetch</text:p>
      <text:p text:style-name="P1413"><text:s text:c="4"/>fetch('https://jsonplaceholder.typicode.com/posts')</text:p>
      <text:p text:style-name="P1414"><text:s text:c="6"/>.then((response) =&gt; {</text:p>
      <text:p text:style-name="P1415"><text:s text:c="8"/>if (!response.ok) {</text:p>
      <text:p text:style-name="P1416"><text:s text:c="10"/>throw new Error('Network response was not ok');</text:p>
      <text:p text:style-name="P1417"><text:s text:c="8"/>}</text:p>
      <text:p text:style-name="P1418"><text:s text:c="8"/>return response.json(); // Parse the JSON data</text:p>
      <text:p text:style-name="P1419"><text:s text:c="6"/>})</text:p>
      <text:p text:style-name="P1420"><text:s text:c="6"/>.then((data) =&gt; {</text:p>
      <text:p text:style-name="P1421"><text:s text:c="8"/>setData(data); // Set the fetched data</text:p>
      <text:p text:style-name="P1422"><text:s text:c="8"/>setLoading(false); // Set loading to false after data is fetched</text:p>
      <text:p text:style-name="P1423"><text:s text:c="6"/>})</text:p>
      <text:p text:style-name="P1424"><text:s text:c="6"/>.catch((error) =&gt; {</text:p>
      <text:p text:style-name="P1425"><text:s text:c="8"/>setError(error); // Handle any errors</text:p>
      <text:p text:style-name="P1426"><text:s text:c="8"/>setLoading(false);</text:p>
      <text:p text:style-name="P1427"><text:s text:c="6"/>});</text:p>
      <text:p text:style-name="P1428"><text:s text:c="2"/>}, []); // Empty array ensures the effect runs once when the component mounts</text:p>
      <text:p text:style-name="P1429"/>
      <text:p text:style-name="P1430"><text:s text:c="2"/>// Render the UI based on loading, error, and data state</text:p>
      <text:p text:style-name="P1431"><text:s text:c="2"/>if (loading) {</text:p>
      <text:p text:style-name="P1432"><text:s text:c="4"/>return &lt;div&gt;Loading...&lt;/div&gt;;</text:p>
      <text:p text:style-name="P1433"><text:s text:c="2"/>}</text:p>
      <text:p text:style-name="P1434"/>
      <text:p text:style-name="P1435"><text:s text:c="2"/>if (error) {</text:p>
      <text:p text:style-name="P1436"><text:s text:c="4"/>return &lt;div&gt;Error: {error.message}&lt;/div&gt;;</text:p>
      <text:p text:style-name="P1437"><text:s text:c="2"/>}</text:p>
      <text:p text:style-name="P1438"/>
      <text:p text:style-name="P1439"><text:s text:c="2"/>return (</text:p>
      <text:p text:style-name="P1440"><text:s text:c="4"/>&lt;div&gt;</text:p>
      <text:p text:style-name="P1441"><text:s text:c="6"/>&lt;h1&gt;Posts&lt;/h1&gt;</text:p>
      <text:p text:style-name="P1442"><text:s text:c="6"/>&lt;ul&gt;</text:p>
      <text:p text:style-name="P1443"><text:s text:c="8"/>{data.map((post) =&gt; (</text:p>
      <text:p text:style-name="P1444"><text:s text:c="10"/>&lt;li key={post.id}&gt;{post.title}&lt;/li&gt;</text:p>
      <text:p text:style-name="P1445"><text:s text:c="8"/>))}</text:p>
      <text:p text:style-name="P1446"><text:s text:c="6"/>&lt;/ul&gt;</text:p>
      <text:p text:style-name="P1447"><text:s text:c="4"/>&lt;/div&gt;</text:p>
      <text:p text:style-name="P1448"><text:s text:c="2"/>);</text:p>
      <text:p text:style-name="P1449">}</text:p>
      <text:p text:style-name="P1450"/>
      <text:p text:style-name="P1451">export default App;</text:p>
      <text:h text:style-name="P1452" text:outline-level="4">Explanation:</text:h>
      <text:list text:style-name="LFO49" text:continue-numbering="true">
        <text:list-item>
          <text:p text:style-name="P1453"><text:span text:style-name="T1454">The<text:s/></text:span><text:span text:style-name="T1455">useEffect</text:span><text:span text:style-name="T1456"><text:s/>hook is used to fetch data when the component mounts.</text:span></text:p>
        </text:list-item>
        <text:list-item>
          <text:p text:style-name="P1457"><text:span text:style-name="T1458">fetch('https://jsonplaceholder.typicode.com/posts')</text:span><text:span text:style-name="T1459"><text:s/>sends a GET request to the API.</text:span></text:p>
        </text:list-item>
        <text:list-item>
          <text:p text:style-name="P1460"><text:span text:style-name="T1461">If the response is successful, the data is converted to JSON and stored in the<text:s/></text:span><text:span text:style-name="T1462">data</text:span><text:span text:style-name="T1463"><text:s/>state.</text:span></text:p>
        </text:list-item>
        <text:list-item>
          <text:p text:style-name="P1464"><text:span text:style-name="T1465">The<text:s/></text:span><text:span text:style-name="T1466">loading</text:span><text:span text:style-name="T1467"><text:s/>state controls whether the loading spinner is shown.</text:span></text:p>
        </text:list-item>
        <text:list-item>
          <text:p text:style-name="P1468"><text:span text:style-name="T1469">If an error occurs, it's caught in the<text:s/></text:span><text:span text:style-name="T1470">catch</text:span><text:span text:style-name="T1471"><text:s/>block, and an error message is displayed.</text:span></text:p>
        </text:list-item>
      </text:list>
      <text:p text:style-name="P1472"><text:span text:style-name="T1473"><draw:custom-shape svg:x="0in" svg:y="0in" svg:width="6in" svg:height="0.025in" draw:id="id8" draw:style-name="a8" draw:name="Horizontal Line 9" text:anchor-type="as-char"><svg:title/><svg:desc/><draw:enhanced-geometry draw:type="non-primitive" svg:viewBox="0 0 21600 21600" draw:enhanced-path="M 0 0 L 21600 0 21600 21600 0 21600 Z N"/></draw:custom-shape></text:span></text:p>
      <text:h text:style-name="P1474" text:outline-level="3">Example 2: Using Axios</text:h>
      <text:p text:style-name="P1475"><text:a xlink:href="https://axios-http.com/" office:target-frame-name="_top" xlink:show="replace"><text:span text:style-name="T1476">Axios</text:span></text:a><text:span text:style-name="T1477"><text:s/>is a popular library for making HTTP requests in JavaScript. It provides a simpler API and handles some issues (like request cancellation) out of the box.</text:span></text:p>
      <text:h text:style-name="P1478" text:outline-level="4">1. Install Axios</text:h>
      <text:p text:style-name="P1479">First, you need to install Axios if you haven't already:</text:p>
      <text:p text:style-name="P1480">bash</text:p>
      <text:p text:style-name="P1481"><text:s/></text:p>
      <text:p text:style-name="P1482">npm install axios</text:p>
      <text:h text:style-name="P1483" text:outline-level="4">Code Example Using Axios</text:h>
      <text:p text:style-name="P1484">javascript</text:p>
      <text:p text:style-name="P1485"><text:s/></text:p>
      <text:p text:style-name="P1486">import React, { useState, useEffect } from 'react';</text:p>
      <text:p text:style-name="P1487">import axios from 'axios';</text:p>
      <text:p text:style-name="P1488"/>
      <text:p text:style-name="P1489">function App() {</text:p>
      <text:p text:style-name="P1490"><text:s text:c="2"/>// State to store the API response</text:p>
      <text:p text:style-name="P1491"><text:s text:c="2"/>const [data, setData] = useState(null);</text:p>
      <text:p text:style-name="P1492"><text:s text:c="2"/>const [loading, setLoading] = useState(true);</text:p>
      <text:p text:style-name="P1493"><text:s text:c="2"/>const [error, setError] = useState(null);</text:p>
      <text:p text:style-name="P1494"/>
      <text:p text:style-name="P1495"><text:s text:c="2"/>// Effect to fetch data when the component mounts</text:p>
      <text:p text:style-name="P1496"><text:s text:c="2"/>useEffect(() =&gt; {</text:p>
      <text:p text:style-name="P1497"><text:s text:c="4"/>// Call the API using Axios</text:p>
      <text:p text:style-name="P1498"><text:s text:c="4"/>axios</text:p>
      <text:p text:style-name="P1499"><text:s text:c="6"/>.get('https://jsonplaceholder.typicode.com/posts')</text:p>
      <text:p text:style-name="P1500"><text:s text:c="6"/>.then((response) =&gt; {</text:p>
      <text:p text:style-name="P1501"><text:s text:c="8"/>setData(response.data); // Set the fetched data</text:p>
      <text:p text:style-name="P1502"><text:s text:c="8"/>setLoading(false); // Set loading to false after data is fetched</text:p>
      <text:p text:style-name="P1503"><text:s text:c="6"/>})</text:p>
      <text:p text:style-name="P1504"><text:s text:c="6"/>.catch((error) =&gt; {</text:p>
      <text:p text:style-name="P1505"><text:s text:c="8"/>setError(error); // Handle any errors</text:p>
      <text:p text:style-name="P1506"><text:s text:c="8"/>setLoading(false);</text:p>
      <text:p text:style-name="P1507"><text:s text:c="6"/>});</text:p>
      <text:p text:style-name="P1508"><text:s text:c="2"/>}, []); // Empty array ensures the effect runs once when the component mounts</text:p>
      <text:p text:style-name="P1509"/>
      <text:p text:style-name="P1510"><text:s text:c="2"/>// Render the UI based on loading, error, and data state</text:p>
      <text:p text:style-name="P1511"><text:s text:c="2"/>if (loading) {</text:p>
      <text:p text:style-name="P1512"><text:s text:c="4"/>return &lt;div&gt;Loading...&lt;/div&gt;;</text:p>
      <text:p text:style-name="P1513"><text:s text:c="2"/>}</text:p>
      <text:p text:style-name="P1514"/>
      <text:p text:style-name="P1515"><text:s text:c="2"/>if (error) {</text:p>
      <text:p text:style-name="P1516"><text:s text:c="4"/>return &lt;div&gt;Error: {error.message}&lt;/div&gt;;</text:p>
      <text:p text:style-name="P1517"><text:s text:c="2"/>}</text:p>
      <text:p text:style-name="P1518"/>
      <text:p text:style-name="P1519"><text:s text:c="2"/>return (</text:p>
      <text:p text:style-name="P1520"><text:s text:c="4"/>&lt;div&gt;</text:p>
      <text:p text:style-name="P1521"><text:s text:c="6"/>&lt;h1&gt;Posts&lt;/h1&gt;</text:p>
      <text:p text:style-name="P1522"><text:s text:c="6"/>&lt;ul&gt;</text:p>
      <text:p text:style-name="P1523"><text:s text:c="8"/>{data.map((post) =&gt; (</text:p>
      <text:p text:style-name="P1524"><text:s text:c="10"/>&lt;li key={post.id}&gt;{post.title}&lt;/li&gt;</text:p>
      <text:p text:style-name="P1525"><text:s text:c="8"/>))}</text:p>
      <text:p text:style-name="P1526"><text:s text:c="6"/>&lt;/ul&gt;</text:p>
      <text:p text:style-name="P1527"><text:s text:c="4"/>&lt;/div&gt;</text:p>
      <text:p text:style-name="P1528"><text:s text:c="2"/>);</text:p>
      <text:p text:style-name="P1529">}</text:p>
      <text:p text:style-name="P1530"/>
      <text:p text:style-name="P1531">export default App;</text:p>
      <text:h text:style-name="P1532" text:outline-level="4">Explanation:</text:h>
      <text:list text:style-name="LFO50" text:continue-numbering="true">
        <text:list-item>
          <text:p text:style-name="P1533"><text:span text:style-name="T1534">We import<text:s/></text:span><text:span text:style-name="T1535">axios</text:span><text:span text:style-name="T1536"><text:s/>and use it to make the<text:s/></text:span><text:span text:style-name="T1537">GET</text:span><text:span text:style-name="T1538"><text:s/>request with<text:s/></text:span><text:span text:style-name="T1539">axios.get('URL')</text:span><text:span text:style-name="T1540">.</text:span></text:p>
        </text:list-item>
        <text:list-item>
          <text:p text:style-name="P1541"><text:span text:style-name="T1542">Axios automatically parses the JSON response, so you can access the data directly using<text:s/></text:span><text:span text:style-name="T1543">response.data</text:span><text:span text:style-name="T1544">.</text:span></text:p>
        </text:list-item>
        <text:list-item>
          <text:p text:style-name="P1545"><text:span text:style-name="T1546">Error handling is done in the<text:s/></text:span><text:span text:style-name="T1547">catch</text:span><text:span text:style-name="T1548"><text:s/>block, and<text:s/></text:span><text:span text:style-name="T1549">setError</text:span><text:span text:style-name="T1550"><text:s/>is used to display any issues with the request.</text:span></text:p>
        </text:list-item>
      </text:list>
      <text:p text:style-name="P1551"><text:span text:style-name="T1552"><draw:custom-shape svg:x="0in" svg:y="0in" svg:width="6in" svg:height="0.025in" draw:id="id9" draw:style-name="a9" draw:name="Horizontal Line 10" text:anchor-type="as-char"><svg:title/><svg:desc/><draw:enhanced-geometry draw:type="non-primitive" svg:viewBox="0 0 21600 21600" draw:enhanced-path="M 0 0 L 21600 0 21600 21600 0 21600 Z N"/></draw:custom-shape></text:span></text:p>
      <text:h text:style-name="P1553" text:outline-level="3"><text:span text:style-name="T1554">Key Differences Between<text:s/></text:span><text:span text:style-name="T1555">fetch</text:span><text:span text:style-name="T1556"><text:s/>and Axios:</text:span></text:h>
      <text:list text:style-name="LFO51" text:continue-numbering="true">
        <text:list-item>
          <text:p text:style-name="P1557"><text:span text:style-name="T1558">fetch</text:span><text:span text:style-name="T1559">: Native browser API, requires manual parsing of response (e.g.,<text:s/></text:span><text:span text:style-name="T1560">.json()</text:span><text:span text:style-name="T1561">), and does not throw errors for non-2xx responses.</text:span></text:p>
        </text:list-item>
        <text:list-item>
          <text:p text:style-name="P1562"><text:span text:style-name="T1563">Axios</text:span><text:span text:style-name="T1564">: Automatically parses JSON responses, throws an error for non-2xx responses, and provides more built-in features such as request cancellation and interceptors.</text:span></text:p>
        </text:list-item>
      </text:list>
      <text:p text:style-name="P1565"><text:span text:style-name="T1566">Both methods are commonly used in React, and your choice depends on whether you prefer the simplicity of Axios or the built-in nature of<text:s/></text:span><text:span text:style-name="T1567">fetch</text:span><text:span text:style-name="T1568">.</text:span></text:p>
      <text:p text:style-name="P1569"/>
      <text:p text:style-name="P1570"/>
      <text:p text:style-name="P1571"/>
      <text:h text:style-name="P1572" text:outline-level="1">React Redux:</text:h>
      <text:p text:style-name="P1573"><text:span text:style-name="T1574">React Redux</text:span><text:span text:style-name="T1575"><text:s/>is a state management library for JavaScript applications, specifically designed to work with React. It helps manage the application's global state, making it easier to share and update state across different components, especially in large applications.</text:span></text:p>
      <text:h text:style-name="P1576" text:outline-level="3">What is Redux?</text:h>
      <text:p text:style-name="P1577"><text:span text:style-name="T1578">Redux is a predictable state container for JavaScript apps, originally created for managing state in React applications. Redux operates on the principles of<text:s/></text:span><text:span text:style-name="T1579">one source of truth</text:span><text:span text:style-name="T1580">,<text:s/></text:span><text:span text:style-name="T1581">state is read-only</text:span><text:span text:style-name="T1582">, and<text:s/></text:span><text:span text:style-name="T1583">changes are made with pure functions</text:span><text:span text:style-name="T1584"><text:s/>(reducers).</text:span></text:p>
      <text:h text:style-name="P1585" text:outline-level="3">Key Concepts of React Redux:</text:h>
      <text:list text:style-name="LFO52" text:continue-numbering="true">
        <text:list-item>
          <text:p text:style-name="P1586"><text:span text:style-name="T1587">Store</text:span><text:span text:style-name="T1588">:</text:span></text:p>
          <text:list text:continue-numbering="true">
            <text:list-item>
              <text:p text:style-name="P1589">The central place where the application's state is stored. It's a JavaScript object that holds the state of the application.</text:p>
            </text:list-item>
            <text:list-item>
              <text:p text:style-name="P1590">In Redux, you only have one store for the entire application.</text:p>
            </text:list-item>
          </text:list>
        </text:list-item>
        <text:list-item>
          <text:p text:style-name="P1591"><text:span text:style-name="T1592">Actions</text:span><text:span text:style-name="T1593">:</text:span></text:p>
          <text:list text:continue-numbering="true">
            <text:list-item>
              <text:p text:style-name="P1594">Actions are plain JavaScript objects that describe "what happened" in the application. They are dispatched to the store to trigger changes to the state.</text:p>
            </text:list-item>
            <text:list-item>
              <text:p text:style-name="P1595"><text:span text:style-name="T1596">An action must have a<text:s/></text:span><text:span text:style-name="T1597">type</text:span><text:span text:style-name="T1598"><text:s/>property that specifies the action's type, and it may optionally include other data (called payload) necessary to perform the action.</text:span></text:p>
            </text:list-item>
          </text:list>
        </text:list-item>
        <text:list-item>
          <text:p text:style-name="P1599"><text:span text:style-name="T1600">Reducers</text:span><text:span text:style-name="T1601">:</text:span></text:p>
          <text:list text:continue-numbering="true">
            <text:list-item>
              <text:p text:style-name="P1602">Reducers are pure functions that specify how the application's state changes in response to an action. A reducer takes the current state and an action as arguments and returns a new state.</text:p>
            </text:list-item>
            <text:list-item>
              <text:p text:style-name="P1603">Reducers must be pure functions, meaning they don't mutate the state directly and always return a new copy of the state.</text:p>
            </text:list-item>
          </text:list>
        </text:list-item>
        <text:list-item>
          <text:p text:style-name="P1604"><text:span text:style-name="T1605">Dispatch</text:span><text:span text:style-name="T1606">:</text:span></text:p>
          <text:list text:continue-numbering="true">
            <text:list-item>
              <text:p text:style-name="P1607">The method used to send actions to the store, which then triggers the reducer to update the state.</text:p>
            </text:list-item>
          </text:list>
        </text:list-item>
        <text:list-item>
          <text:p text:style-name="P1608"><text:span text:style-name="T1609">Selectors</text:span><text:span text:style-name="T1610">:</text:span></text:p>
          <text:list text:continue-numbering="true">
            <text:list-item>
              <text:p text:style-name="P1611">Functions used to extract specific parts of the state from the store.</text:p>
            </text:list-item>
          </text:list>
        </text:list-item>
        <text:list-item>
          <text:p text:style-name="P1612"><text:span text:style-name="T1613">Provider</text:span><text:span text:style-name="T1614">:</text:span></text:p>
          <text:list text:continue-numbering="true">
            <text:list-item>
              <text:p text:style-name="P1615"><text:span text:style-name="T1616">In React,<text:s/></text:span><text:span text:style-name="T1617">Provider</text:span><text:span text:style-name="T1618"><text:s/>is a component from the<text:s/></text:span><text:span text:style-name="T1619">react-redux</text:span><text:span text:style-name="T1620"><text:s/>library that makes the Redux store available to all components in the app.</text:span></text:p>
            </text:list-item>
          </text:list>
        </text:list-item>
        <text:list-item>
          <text:p text:style-name="P1621"><text:span text:style-name="T1622">useDispatch</text:span><text:span text:style-name="T1623"><text:s/>and<text:s/></text:span><text:span text:style-name="T1624">useSelector</text:span><text:span text:style-name="T1625"><text:s/>(React-Redux Hooks):</text:span></text:p>
          <text:list text:continue-numbering="true">
            <text:list-item>
              <text:p text:style-name="P1626"><text:span text:style-name="T1627">useDispatch</text:span><text:span text:style-name="T1628"><text:s/>is a hook that allows components to dispatch actions.</text:span></text:p>
            </text:list-item>
            <text:list-item>
              <text:p text:style-name="P1629"><text:span text:style-name="T1630">useSelector</text:span><text:span text:style-name="T1631"><text:s/>is a hook that allows components to access the current state from the Redux store.</text:span></text:p>
            </text:list-item>
          </text:list>
        </text:list-item>
      </text:list>
      <text:h text:style-name="P1632" text:outline-level="3">Why Use React Redux?</text:h>
      <text:list text:style-name="LFO53" text:continue-numbering="true">
        <text:list-item>
          <text:p text:style-name="P1633"><text:span text:style-name="T1634">Centralized State Management</text:span><text:span text:style-name="T1635">: Helps manage and centralize application state in a single store, making state more predictable and easier to debug.</text:span></text:p>
        </text:list-item>
        <text:list-item>
          <text:p text:style-name="P1636"><text:span text:style-name="T1637">Predictable State</text:span><text:span text:style-name="T1638">: By using actions and reducers, it makes the state changes predictable and easier to track, which helps in debugging.</text:span></text:p>
        </text:list-item>
        <text:list-item>
          <text:p text:style-name="P1639"><text:span text:style-name="T1640">Easy State Sharing</text:span><text:span text:style-name="T1641">: It simplifies passing data between components without the need to pass props manually through the component tree (prop drilling).</text:span></text:p>
        </text:list-item>
        <text:list-item>
          <text:p text:style-name="P1642"><text:span text:style-name="T1643">Middleware Support</text:span><text:span text:style-name="T1644">: Redux supports middleware, which helps with logging, handling asynchronous actions, and more (e.g.,<text:s/></text:span><text:span text:style-name="T1645">redux-thunk</text:span><text:span text:style-name="T1646"><text:s/>for async actions).</text:span></text:p>
        </text:list-item>
      </text:list>
      <text:h text:style-name="P1647" text:outline-level="3">Example of React Redux:</text:h>
      <text:h text:style-name="P1648" text:outline-level="4">Step 1: Set up Redux store</text:h>
      <text:p text:style-name="P1649">javascript</text:p>
      <text:p text:style-name="P1650"><text:s/></text:p>
      <text:p text:style-name="P1651">// store.js</text:p>
      <text:p text:style-name="P1652">import { createStore } from 'redux';</text:p>
      <text:p text:style-name="P1653"/>
      <text:p text:style-name="P1654">// A simple reducer</text:p>
      <text:p text:style-name="P1655">const initialState = {</text:p>
      <text:p text:style-name="P1656"><text:s text:c="2"/>count: 0,</text:p>
      <text:p text:style-name="P1657">};</text:p>
      <text:p text:style-name="P1658"/>
      <text:p text:style-name="P1659">const reducer = (state = initialState, action) =&gt; {</text:p>
      <text:p text:style-name="P1660"><text:s text:c="2"/>switch (action.type) {</text:p>
      <text:p text:style-name="P1661"><text:s text:c="4"/>case 'INCREMENT':</text:p>
      <text:p text:style-name="P1662"><text:s text:c="6"/>return { ...state, count: state.count + 1 };</text:p>
      <text:p text:style-name="P1663"><text:s text:c="4"/>case 'DECREMENT':</text:p>
      <text:p text:style-name="P1664"><text:s text:c="6"/>return { ...state, count: state.count - 1 };</text:p>
      <text:p text:style-name="P1665"><text:s text:c="4"/>default:</text:p>
      <text:p text:style-name="P1666"><text:s text:c="6"/>return state;</text:p>
      <text:p text:style-name="P1667"><text:s text:c="2"/>}</text:p>
      <text:p text:style-name="P1668">};</text:p>
      <text:p text:style-name="P1669"/>
      <text:p text:style-name="P1670">// Create a Redux store</text:p>
      <text:p text:style-name="P1671">const store = createStore(reducer);</text:p>
      <text:p text:style-name="P1672"/>
      <text:p text:style-name="P1673">export default store;</text:p>
      <text:h text:style-name="P1674" text:outline-level="4">Step 2: Set up the Provider to make the Redux store available</text:h>
      <text:p text:style-name="P1675">javascript</text:p>
      <text:p text:style-name="P1676"><text:s/></text:p>
      <text:p text:style-name="P1677">// index.js</text:p>
      <text:p text:style-name="P1678">import React from 'react';</text:p>
      <text:p text:style-name="P1679">import ReactDOM from 'react-dom';</text:p>
      <text:p text:style-name="P1680">import { Provider } from 'react-redux';</text:p>
      <text:p text:style-name="P1681">import store from './store';</text:p>
      <text:p text:style-name="P1682">import App from './App';</text:p>
      <text:p text:style-name="P1683"/>
      <text:p text:style-name="P1684">ReactDOM.render(</text:p>
      <text:p text:style-name="P1685"><text:s text:c="2"/>&lt;Provider store={store}&gt;</text:p>
      <text:p text:style-name="P1686"><text:s text:c="4"/>&lt;App /&gt;</text:p>
      <text:p text:style-name="P1687"><text:s text:c="2"/>&lt;/Provider&gt;,</text:p>
      <text:p text:style-name="P1688"><text:s text:c="2"/>document.getElementById('root')</text:p>
      <text:p text:style-name="P1689">);</text:p>
      <text:h text:style-name="P1690" text:outline-level="4">Step 3: Access Redux state and dispatch actions in components</text:h>
      <text:p text:style-name="P1691">javascript</text:p>
      <text:p text:style-name="P1692"><text:s/></text:p>
      <text:p text:style-name="P1693">// App.js</text:p>
      <text:p text:style-name="P1694">import React from 'react';</text:p>
      <text:p text:style-name="P1695">import { useSelector, useDispatch } from 'react-redux';</text:p>
      <text:p text:style-name="P1696"/>
      <text:p text:style-name="P1697">function App() {</text:p>
      <text:p text:style-name="P1698"><text:s text:c="2"/>// Access the state using useSelector</text:p>
      <text:p text:style-name="P1699"><text:s text:c="2"/>const count = useSelector((state) =&gt; state.count);</text:p>
      <text:p text:style-name="P1700"/>
      <text:p text:style-name="P1701"><text:s text:c="2"/>// Dispatch actions using useDispatch</text:p>
      <text:p text:style-name="P1702"><text:s text:c="2"/>const dispatch = useDispatch();</text:p>
      <text:p text:style-name="P1703"/>
      <text:p text:style-name="P1704"><text:s text:c="2"/>return (</text:p>
      <text:p text:style-name="P1705"><text:s text:c="4"/>&lt;div&gt;</text:p>
      <text:p text:style-name="P1706"><text:s text:c="6"/>&lt;h1&gt;Count: {count}&lt;/h1&gt;</text:p>
      <text:p text:style-name="P1707"><text:s text:c="6"/>&lt;button onClick={() =&gt; dispatch({ type: 'INCREMENT' })}&gt;Increment&lt;/button&gt;</text:p>
      <text:p text:style-name="P1708"><text:s text:c="6"/>&lt;button onClick={() =&gt; dispatch({ type: 'DECREMENT' })}&gt;Decrement&lt;/button&gt;</text:p>
      <text:p text:style-name="P1709"><text:s text:c="4"/>&lt;/div&gt;</text:p>
      <text:p text:style-name="P1710"><text:s text:c="2"/>);</text:p>
      <text:p text:style-name="P1711">}</text:p>
      <text:p text:style-name="P1712"/>
      <text:p text:style-name="P1713">export default App;</text:p>
      <text:h text:style-name="P1714" text:outline-level="4">Explanation:</text:h>
      <text:list text:style-name="LFO54" text:continue-numbering="true">
        <text:list-item>
          <text:p text:style-name="P1715"><text:span text:style-name="T1716">Store</text:span><text:span text:style-name="T1717">: We create a simple Redux store using<text:s/></text:span><text:span text:style-name="T1718">createStore</text:span><text:span text:style-name="T1719">, which holds the count state.</text:span></text:p>
        </text:list-item>
        <text:list-item>
          <text:p text:style-name="P1720"><text:span text:style-name="T1721">Provider</text:span><text:span text:style-name="T1722">: The<text:s/></text:span><text:span text:style-name="T1723">Provider</text:span><text:span text:style-name="T1724"><text:s/>component wraps the<text:s/></text:span><text:span text:style-name="T1725">App</text:span><text:span text:style-name="T1726"><text:s/>component and provides the store to the entire component tree.</text:span></text:p>
        </text:list-item>
        <text:list-item>
          <text:p text:style-name="P1727"><text:span text:style-name="T1728">useSelector</text:span><text:span text:style-name="T1729">: The<text:s/></text:span><text:span text:style-name="T1730">useSelector</text:span><text:span text:style-name="T1731"><text:s/>hook is used to access the<text:s/></text:span><text:span text:style-name="T1732">count</text:span><text:span text:style-name="T1733"><text:s/>value from the Redux store.</text:span></text:p>
        </text:list-item>
        <text:list-item>
          <text:p text:style-name="P1734"><text:span text:style-name="T1735">useDispatch</text:span><text:span text:style-name="T1736">: The<text:s/></text:span><text:span text:style-name="T1737">useDispatch</text:span><text:span text:style-name="T1738"><text:s/>hook is used to dispatch actions (like<text:s/></text:span><text:span text:style-name="T1739">INCREMENT</text:span><text:span text:style-name="T1740"><text:s/>and<text:s/></text:span><text:span text:style-name="T1741">DECREMENT</text:span><text:span text:style-name="T1742">) to the store.</text:span></text:p>
        </text:list-item>
      </text:list>
      <text:h text:style-name="P1743" text:outline-level="3">Redux Flow:</text:h>
      <text:list text:style-name="LFO55" text:continue-numbering="true">
        <text:list-item>
          <text:p text:style-name="P1744"><text:span text:style-name="T1745">The<text:s/></text:span><text:span text:style-name="T1746">store</text:span><text:span text:style-name="T1747"><text:s/>holds the state.</text:span></text:p>
        </text:list-item>
        <text:list-item>
          <text:p text:style-name="P1748"><text:span text:style-name="T1749">The<text:s/></text:span><text:span text:style-name="T1750">actions</text:span><text:span text:style-name="T1751"><text:s/>(e.g.,<text:s/></text:span><text:span text:style-name="T1752">INCREMENT</text:span><text:span text:style-name="T1753">,<text:s/></text:span><text:span text:style-name="T1754">DECREMENT</text:span><text:span text:style-name="T1755">) describe the changes you want to make to the state.</text:span></text:p>
        </text:list-item>
        <text:list-item>
          <text:p text:style-name="P1756"><text:span text:style-name="T1757">The<text:s/></text:span><text:span text:style-name="T1758">reducer</text:span><text:span text:style-name="T1759"><text:s/>takes the current state and action to compute the new state.</text:span></text:p>
        </text:list-item>
        <text:list-item>
          <text:p text:style-name="P1760"><text:span text:style-name="T1761">The updated state is then reflected in the components that use<text:s/></text:span><text:span text:style-name="T1762">useSelector</text:span><text:span text:style-name="T1763">.</text:span></text:p>
        </text:list-item>
      </text:list>
      <text:p text:style-name="P1764"><text:span text:style-name="T1765"><draw:custom-shape svg:x="0in" svg:y="0in" svg:width="6in" svg:height="0.025in" draw:id="id10" draw:style-name="a10" draw:name="Horizontal Line 11" text:anchor-type="as-char"><svg:title/><svg:desc/><draw:enhanced-geometry draw:type="non-primitive" svg:viewBox="0 0 21600 21600" draw:enhanced-path="M 0 0 L 21600 0 21600 21600 0 21600 Z N"/></draw:custom-shape></text:span></text:p>
      <text:h text:style-name="P1766" text:outline-level="3">Middleware and Asynchronous Actions</text:h>
      <text:p text:style-name="P1767"><text:span text:style-name="T1768">To handle asynchronous operations (like API calls), Redux can use middleware such as<text:s/></text:span><text:span text:style-name="T1769">redux-thunk</text:span><text:span text:style-name="T1770"><text:s/>or<text:s/></text:span><text:span text:style-name="T1771">redux-saga</text:span><text:span text:style-name="T1772">. For example, using<text:s/></text:span><text:span text:style-name="T1773">redux-thunk</text:span><text:span text:style-name="T1774">, you can dispatch functions instead of plain objects to handle asynchronous actions:</text:span></text:p>
      <text:p text:style-name="P1775">bash</text:p>
      <text:p text:style-name="P1776"><text:s/></text:p>
      <text:p text:style-name="P1777">npm install redux-thunk</text:p>
      <text:p text:style-name="P1778">javascript</text:p>
      <text:p text:style-name="P1779"><text:s/></text:p>
      <text:p text:style-name="P1780">// actions.js</text:p>
      <text:p text:style-name="P1781">export const fetchData = () =&gt; {</text:p>
      <text:p text:style-name="P1782"><text:s text:c="2"/>return (dispatch) =&gt; {</text:p>
      <text:p text:style-name="P1783"><text:s text:c="4"/>fetch('https://api.example.com/data')</text:p>
      <text:p text:style-name="P1784"><text:s text:c="6"/>.then((response) =&gt; response.json())</text:p>
      <text:p text:style-name="P1785"><text:s text:c="6"/>.then((data) =&gt; {</text:p>
      <text:p text:style-name="P1786"><text:s text:c="8"/>dispatch({ type: 'FETCH_DATA_SUCCESS', payload: data });</text:p>
      <text:p text:style-name="P1787"><text:s text:c="6"/>})</text:p>
      <text:p text:style-name="P1788"><text:s text:c="6"/>.catch((error) =&gt; {</text:p>
      <text:p text:style-name="P1789"><text:s text:c="8"/>dispatch({ type: 'FETCH_DATA_FAILURE', error });</text:p>
      <text:p text:style-name="P1790"><text:s text:c="6"/>});</text:p>
      <text:p text:style-name="P1791"><text:s text:c="2"/>};</text:p>
      <text:p text:style-name="P1792">};</text:p>
      <text:p text:style-name="P1793">Redux and React Redux allow you to manage state in a centralized way, making your app easier to maintain and scale, especially when dealing with large applications.</text:p>
      <text:p text:style-name="P1794"/>
      <text:p text:style-name="P1795"/>
      <text:p text:style-name="P1796"/>
      <text:p text:style-name="P1797"/>
      <text:p text:style-name="P1798"/>
      <text:h text:style-name="Heading1" text:outline-level="1">React Redux toolkit:</text:h>
      <text:p text:style-name="P1799"/>
      <text:p text:style-name="P1800"/>
      <text:h text:style-name="P1801" text:outline-level="3">What is React Redux Toolkit?</text:h>
      <text:p text:style-name="P1802"><text:span text:style-name="T1803">Redux Toolkit</text:span><text:span text:style-name="T1804"><text:s/>is the official, recommended way to write Redux logic. It is a library that provides a set of tools to simplify Redux development, making it easier and more efficient. Redux Toolkit helps reduce boilerplate code and provides better default configuration for Redux stores.</text:span></text:p>
      <text:p text:style-name="P1805">It includes:</text:p>
      <text:list text:style-name="LFO56" text:continue-numbering="true">
        <text:list-item>
          <text:p text:style-name="P1806"><text:span text:style-name="T1807">Simplified setup for creating a Redux store (</text:span><text:span text:style-name="T1808">configureStore</text:span><text:span text:style-name="T1809">).</text:span></text:p>
        </text:list-item>
        <text:list-item>
          <text:p text:style-name="P1810"><text:span text:style-name="T1811">Utility functions for creating actions and reducers (</text:span><text:span text:style-name="T1812">createSlice</text:span><text:span text:style-name="T1813">).</text:span></text:p>
        </text:list-item>
        <text:list-item>
          <text:p text:style-name="P1814"><text:span text:style-name="T1815">Easy-to-use middleware for handling side effects (</text:span><text:span text:style-name="T1816">redux-thunk</text:span><text:span text:style-name="T1817"><text:s/>included by default).</text:span></text:p>
        </text:list-item>
        <text:list-item>
          <text:p text:style-name="P1818">Built-in support for immutability and type safety.</text:p>
        </text:list-item>
      </text:list>
      <text:h text:style-name="P1819" text:outline-level="3">Why Use Redux Toolkit?</text:h>
      <text:list text:style-name="LFO57" text:continue-numbering="true">
        <text:list-item>
          <text:p text:style-name="P1820"><text:span text:style-name="T1821">Simplifies Redux code</text:span><text:span text:style-name="T1822">: The Toolkit provides abstractions to create actions, reducers, and the store with less code.</text:span></text:p>
        </text:list-item>
        <text:list-item>
          <text:p text:style-name="P1823"><text:span text:style-name="T1824">Encourages best practices</text:span><text:span text:style-name="T1825">: The Toolkit promotes good practices by using tools like<text:s/></text:span><text:span text:style-name="T1826">createSlice</text:span><text:span text:style-name="T1827"><text:s/>and<text:s/></text:span><text:span text:style-name="T1828">configureStore</text:span><text:span text:style-name="T1829">.</text:span></text:p>
        </text:list-item>
        <text:list-item>
          <text:p text:style-name="P1830"><text:span text:style-name="T1831">Reduces boilerplate</text:span><text:span text:style-name="T1832">: The default configuration and utilities reduce the need to write repetitive code like action creators and action types.</text:span></text:p>
        </text:list-item>
        <text:list-item>
          <text:p text:style-name="P1833"><text:span text:style-name="T1834">Built-in development tools</text:span><text:span text:style-name="T1835">: It integrates seamlessly with Redux DevTools and provides easy debugging.</text:span></text:p>
        </text:list-item>
      </text:list>
      <text:h text:style-name="P1836" text:outline-level="3">When to Use Redux Toolkit?</text:h>
      <text:p text:style-name="P1837"><text:span text:style-name="T1838">You should use<text:s/></text:span><text:span text:style-name="T1839">Redux Toolkit</text:span><text:span text:style-name="T1840"><text:s/>in your React applications if:</text:span></text:p>
      <text:list text:style-name="LFO58" text:continue-numbering="true">
        <text:list-item>
          <text:p text:style-name="P1841"><text:span text:style-name="T1842">You are using<text:s/></text:span><text:span text:style-name="T1843">Redux</text:span><text:span text:style-name="T1844"><text:s/>for state management and want to reduce boilerplate code.</text:span></text:p>
        </text:list-item>
        <text:list-item>
          <text:p text:style-name="P1845">You want an easier way to configure Redux store, reducers, and actions.</text:p>
        </text:list-item>
        <text:list-item>
          <text:p text:style-name="P1846">You are looking to improve the maintainability and readability of your Redux code.</text:p>
        </text:list-item>
        <text:list-item>
          <text:p text:style-name="P1847"><text:span text:style-name="T1848">You need efficient handling of<text:s/></text:span><text:span text:style-name="T1849">asynchronous actions</text:span><text:span text:style-name="T1850"><text:s/>and<text:s/></text:span><text:span text:style-name="T1851">side effects</text:span><text:span text:style-name="T1852">.</text:span></text:p>
        </text:list-item>
      </text:list>
      <text:h text:style-name="P1853" text:outline-level="3">Key Features of Redux Toolkit:</text:h>
      <text:list text:style-name="LFO59" text:continue-numbering="true">
        <text:list-item>
          <text:p text:style-name="P1854"><text:span text:style-name="T1855">configureStore</text:span><text:span text:style-name="T1856">: Creates a Redux store with sensible defaults like Redux DevTools, and middleware like<text:s/></text:span><text:span text:style-name="T1857">redux-thunk</text:span><text:span text:style-name="T1858"><text:s/>is set up automatically.</text:span></text:p>
        </text:list-item>
        <text:list-item>
          <text:p text:style-name="P1859"><text:span text:style-name="T1860">createSlice</text:span><text:span text:style-name="T1861">: Combines action creators and reducers into a single function, making the code much more readable.</text:span></text:p>
        </text:list-item>
        <text:list-item>
          <text:p text:style-name="P1862"><text:span text:style-name="T1863">createAsyncThunk</text:span><text:span text:style-name="T1864">: A helper function to create asynchronous actions, typically for fetching data.</text:span></text:p>
        </text:list-item>
        <text:list-item>
          <text:p text:style-name="P1865"><text:span text:style-name="T1866">createEntityAdapter</text:span><text:span text:style-name="T1867">: A utility to manage collections of data in the store (e.g., lists of items).</text:span></text:p>
        </text:list-item>
      </text:list>
      <text:h text:style-name="P1868" text:outline-level="3">Code Examples Using Redux Toolkit</text:h>
      <text:h text:style-name="P1869" text:outline-level="4">1. Setting Up Redux Toolkit Store</text:h>
      <text:p text:style-name="P1870">The first step is to install the Redux Toolkit package and React-Redux.</text:p>
      <text:p text:style-name="P1871">bash</text:p>
      <text:p text:style-name="P1872"><text:s/></text:p>
      <text:p text:style-name="P1873">npm install @reduxjs/toolkit react-redux</text:p>
      <text:h text:style-name="P1874" text:outline-level="4"><text:span text:style-name="T1875">2. Create a Redux Slice Using<text:s/></text:span><text:span text:style-name="T1876">createSlice</text:span></text:h>
      <text:p text:style-name="P1877"><text:span text:style-name="T1878">A<text:s/></text:span><text:span text:style-name="T1879">slice</text:span><text:span text:style-name="T1880"><text:s/>represents a specific piece of state and the reducers to modify that state.</text:span></text:p>
      <text:p text:style-name="P1881">javascript</text:p>
      <text:p text:style-name="P1882"><text:s/></text:p>
      <text:p text:style-name="P1883">// store.js</text:p>
      <text:p text:style-name="P1884">import { configureStore, createSlice } from '@reduxjs/toolkit';</text:p>
      <text:p text:style-name="P1885"/>
      <text:p text:style-name="P1886">// Step 1: Create a slice of state (e.g., counter)</text:p>
      <text:p text:style-name="P1887">const counterSlice = createSlice({</text:p>
      <text:p text:style-name="P1888"><text:s text:c="2"/>name: 'counter', // name of the slice</text:p>
      <text:p text:style-name="P1889"><text:s text:c="2"/>initialState: { value: 0 }, // initial state</text:p>
      <text:p text:style-name="P1890"><text:s text:c="2"/>reducers: {</text:p>
      <text:p text:style-name="P1891"><text:s text:c="4"/>increment: (state) =&gt; {</text:p>
      <text:p text:style-name="P1892"><text:s text:c="6"/>state.value += 1; // Mutation is allowed in Redux Toolkit (immer.js)</text:p>
      <text:p text:style-name="P1893"><text:s text:c="4"/>},</text:p>
      <text:p text:style-name="P1894"><text:s text:c="4"/>decrement: (state) =&gt; {</text:p>
      <text:p text:style-name="P1895"><text:s text:c="6"/>state.value -= 1;</text:p>
      <text:p text:style-name="P1896"><text:s text:c="4"/>},</text:p>
      <text:p text:style-name="P1897"><text:s text:c="4"/>incrementByAmount: (state, action) =&gt; {</text:p>
      <text:p text:style-name="P1898"><text:s text:c="6"/>state.value += action.payload;</text:p>
      <text:p text:style-name="P1899"><text:s text:c="4"/>},</text:p>
      <text:p text:style-name="P1900"><text:s text:c="2"/>},</text:p>
      <text:p text:style-name="P1901">});</text:p>
      <text:p text:style-name="P1902"/>
      <text:p text:style-name="P1903">// Step 2: Export the actions generated by createSlice</text:p>
      <text:p text:style-name="P1904">export const { increment, decrement, incrementByAmount } = counterSlice.actions;</text:p>
      <text:p text:style-name="P1905"/>
      <text:p text:style-name="P1906">// Step 3: Set up the Redux store with the slice reducer</text:p>
      <text:p text:style-name="P1907">const store = configureStore({</text:p>
      <text:p text:style-name="P1908"><text:s text:c="2"/>reducer: {</text:p>
      <text:p text:style-name="P1909"><text:s text:c="4"/>counter: counterSlice.reducer, // slice reducer is added here</text:p>
      <text:p text:style-name="P1910"><text:s text:c="2"/>},</text:p>
      <text:p text:style-name="P1911">});</text:p>
      <text:p text:style-name="P1912"/>
      <text:p text:style-name="P1913">export default store;</text:p>
      <text:h text:style-name="P1914" text:outline-level="4">3. Use Redux Store in React Components</text:h>
      <text:p text:style-name="P1915"><text:span text:style-name="T1916">Next, we need to set up the<text:s/></text:span><text:span text:style-name="T1917">Provider</text:span><text:span text:style-name="T1918"><text:s/>component to make the Redux store accessible to React components.</text:span></text:p>
      <text:p text:style-name="P1919">javascript</text:p>
      <text:p text:style-name="P1920"><text:s/></text:p>
      <text:p text:style-name="P1921">// index.js</text:p>
      <text:p text:style-name="P1922">import React from 'react';</text:p>
      <text:p text:style-name="P1923">import ReactDOM from 'react-dom';</text:p>
      <text:p text:style-name="P1924">import { Provider } from 'react-redux';</text:p>
      <text:p text:style-name="P1925">import store from './store';</text:p>
      <text:p text:style-name="P1926">import App from './App';</text:p>
      <text:p text:style-name="P1927"/>
      <text:p text:style-name="P1928">ReactDOM.render(</text:p>
      <text:p text:style-name="P1929"><text:s text:c="2"/>&lt;Provider store={store}&gt;</text:p>
      <text:p text:style-name="P1930"><text:s text:c="4"/>&lt;App /&gt;</text:p>
      <text:p text:style-name="P1931"><text:s text:c="2"/>&lt;/Provider&gt;,</text:p>
      <text:p text:style-name="P1932"><text:s text:c="2"/>document.getElementById('root')</text:p>
      <text:p text:style-name="P1933">);</text:p>
      <text:p text:style-name="P1934"><text:span text:style-name="T1935">In the<text:s/></text:span><text:span text:style-name="T1936">App.js</text:span><text:span text:style-name="T1937"><text:s/>file, we can now use<text:s/></text:span><text:span text:style-name="T1938">useDispatch</text:span><text:span text:style-name="T1939"><text:s/>to dispatch actions and<text:s/></text:span><text:span text:style-name="T1940">useSelector</text:span><text:span text:style-name="T1941"><text:s/>to read from the Redux state.</text:span></text:p>
      <text:p text:style-name="P1942">javascript</text:p>
      <text:p text:style-name="P1943"><text:s/></text:p>
      <text:p text:style-name="P1944">// App.js</text:p>
      <text:p text:style-name="P1945">import React from 'react';</text:p>
      <text:p text:style-name="P1946">import { useDispatch, useSelector } from 'react-redux';</text:p>
      <text:p text:style-name="P1947">import { increment, decrement, incrementByAmount } from './store';</text:p>
      <text:p text:style-name="P1948"/>
      <text:p text:style-name="P1949">function App() {</text:p>
      <text:p text:style-name="P1950"><text:s text:c="2"/>const count = useSelector((state) =&gt; state.counter.value);</text:p>
      <text:p text:style-name="P1951"><text:s text:c="2"/>const dispatch = useDispatch();</text:p>
      <text:p text:style-name="P1952"/>
      <text:p text:style-name="P1953"><text:s text:c="2"/>return (</text:p>
      <text:p text:style-name="P1954"><text:s text:c="4"/>&lt;div&gt;</text:p>
      <text:p text:style-name="P1955"><text:s text:c="6"/>&lt;h1&gt;Count: {count}&lt;/h1&gt;</text:p>
      <text:p text:style-name="P1956"><text:s text:c="6"/>&lt;button onClick={() =&gt; dispatch(increment())}&gt;Increment&lt;/button&gt;</text:p>
      <text:p text:style-name="P1957"><text:s text:c="6"/>&lt;button onClick={() =&gt; dispatch(decrement())}&gt;Decrement&lt;/button&gt;</text:p>
      <text:p text:style-name="P1958"><text:s text:c="6"/>&lt;button onClick={() =&gt; dispatch(incrementByAmount(5))}&gt;Increment by 5&lt;/button&gt;</text:p>
      <text:p text:style-name="P1959"><text:s text:c="4"/>&lt;/div&gt;</text:p>
      <text:p text:style-name="P1960"><text:s text:c="2"/>);</text:p>
      <text:p text:style-name="P1961">}</text:p>
      <text:p text:style-name="P1962"/>
      <text:p text:style-name="P1963">export default App;</text:p>
      <text:h text:style-name="P1964" text:outline-level="4"><text:span text:style-name="T1965">4. Handling Asynchronous Actions with<text:s/></text:span><text:span text:style-name="T1966">createAsyncThunk</text:span></text:h>
      <text:p text:style-name="P1967"><text:span text:style-name="T1968">To handle<text:s/></text:span><text:span text:style-name="T1969">asynchronous actions</text:span><text:span text:style-name="T1970"><text:s/>(like fetching data), you can use<text:s/></text:span><text:span text:style-name="T1971">createAsyncThunk</text:span><text:span text:style-name="T1972"><text:s/>from Redux Toolkit.</text:span></text:p>
      <text:p text:style-name="P1973">javascript</text:p>
      <text:p text:style-name="P1974"><text:s/></text:p>
      <text:p text:style-name="P1975">// userSlice.js</text:p>
      <text:p text:style-name="P1976">import { createSlice, createAsyncThunk } from '@reduxjs/toolkit';</text:p>
      <text:p text:style-name="P1977"/>
      <text:p text:style-name="P1978">// Step 1: Create an async thunk to fetch data</text:p>
      <text:p text:style-name="P1979">export const fetchUser = createAsyncThunk('user/fetchUser', async (userId) =&gt; {</text:p>
      <text:p text:style-name="P1980"><text:s text:c="2"/>const response = await fetch(`https://jsonplaceholder.typicode.com/users/${userId}`);</text:p>
      <text:p text:style-name="P1981"><text:s text:c="2"/>return response.json(); // The returned value is automatically dispatched as payload</text:p>
      <text:p text:style-name="P1982">});</text:p>
      <text:p text:style-name="P1983"/>
      <text:p text:style-name="P1984">const userSlice = createSlice({</text:p>
      <text:p text:style-name="P1985"><text:s text:c="2"/>name: 'user',</text:p>
      <text:p text:style-name="P1986"><text:s text:c="2"/>initialState: { user: {}, status: 'idle' },</text:p>
      <text:p text:style-name="P1987"><text:s text:c="2"/>reducers: {},</text:p>
      <text:p text:style-name="P1988"><text:s text:c="2"/>extraReducers: (builder) =&gt; {</text:p>
      <text:p text:style-name="P1989"><text:s text:c="4"/>builder</text:p>
      <text:p text:style-name="P1990"><text:s text:c="6"/>.addCase(fetchUser.pending, (state) =&gt; {</text:p>
      <text:p text:style-name="P1991"><text:s text:c="8"/>state.status = 'loading';</text:p>
      <text:p text:style-name="P1992"><text:s text:c="6"/>})</text:p>
      <text:p text:style-name="P1993"><text:s text:c="6"/>.addCase(fetchUser.fulfilled, (state, action) =&gt; {</text:p>
      <text:p text:style-name="P1994"><text:s text:c="8"/>state.status = 'succeeded';</text:p>
      <text:p text:style-name="P1995"><text:s text:c="8"/>state.user = action.payload;</text:p>
      <text:p text:style-name="P1996"><text:s text:c="6"/>})</text:p>
      <text:p text:style-name="P1997"><text:s text:c="6"/>.addCase(fetchUser.rejected, (state) =&gt; {</text:p>
      <text:p text:style-name="P1998"><text:s text:c="8"/>state.status = 'failed';</text:p>
      <text:p text:style-name="P1999"><text:s text:c="6"/>});</text:p>
      <text:p text:style-name="P2000"><text:s text:c="2"/>},</text:p>
      <text:p text:style-name="P2001">});</text:p>
      <text:p text:style-name="P2002"/>
      <text:p text:style-name="P2003">export default userSlice.reducer;</text:p>
      <text:p text:style-name="P2004"><text:span text:style-name="T2005">In your component, you can dispatch the<text:s/></text:span><text:span text:style-name="T2006">fetchUser</text:span><text:span text:style-name="T2007"><text:s/>async action:</text:span></text:p>
      <text:p text:style-name="P2008">javascript</text:p>
      <text:p text:style-name="P2009"><text:s/></text:p>
      <text:p text:style-name="P2010">// UserComponent.js</text:p>
      <text:p text:style-name="P2011">import React, { useEffect } from 'react';</text:p>
      <text:p text:style-name="P2012">import { useDispatch, useSelector } from 'react-redux';</text:p>
      <text:p text:style-name="P2013">import { fetchUser } from './userSlice';</text:p>
      <text:p text:style-name="P2014"/>
      <text:p text:style-name="P2015">function UserComponent({ userId }) {</text:p>
      <text:p text:style-name="P2016"><text:s text:c="2"/>const dispatch = useDispatch();</text:p>
      <text:p text:style-name="P2017"><text:s text:c="2"/>const user = useSelector((state) =&gt; state.user.user);</text:p>
      <text:p text:style-name="P2018"><text:s text:c="2"/>const status = useSelector((state) =&gt; state.user.status);</text:p>
      <text:p text:style-name="P2019"/>
      <text:p text:style-name="P2020"><text:s text:c="2"/>useEffect(() =&gt; {</text:p>
      <text:p text:style-name="P2021"><text:s text:c="4"/>if (status === 'idle') {</text:p>
      <text:p text:style-name="P2022"><text:s text:c="6"/>dispatch(fetchUser(userId));</text:p>
      <text:p text:style-name="P2023"><text:s text:c="4"/>}</text:p>
      <text:p text:style-name="P2024"><text:s text:c="2"/>}, [dispatch, userId, status]);</text:p>
      <text:p text:style-name="P2025"/>
      <text:p text:style-name="P2026"><text:s text:c="2"/>if (status === 'loading') {</text:p>
      <text:p text:style-name="P2027"><text:s text:c="4"/>return &lt;div&gt;Loading...&lt;/div&gt;;</text:p>
      <text:p text:style-name="P2028"><text:s text:c="2"/>}</text:p>
      <text:p text:style-name="P2029"/>
      <text:p text:style-name="P2030"><text:s text:c="2"/>if (status === 'failed') {</text:p>
      <text:p text:style-name="P2031"><text:s text:c="4"/>return &lt;div&gt;Failed to load user data.&lt;/div&gt;;</text:p>
      <text:p text:style-name="P2032"><text:s text:c="2"/>}</text:p>
      <text:p text:style-name="P2033"/>
      <text:p text:style-name="P2034"><text:s text:c="2"/>return (</text:p>
      <text:p text:style-name="P2035"><text:s text:c="4"/>&lt;div&gt;</text:p>
      <text:p text:style-name="P2036"><text:s text:c="6"/>&lt;h1&gt;{user.name}&lt;/h1&gt;</text:p>
      <text:p text:style-name="P2037"><text:s text:c="6"/>&lt;p&gt;{user.email}&lt;/p&gt;</text:p>
      <text:p text:style-name="P2038"><text:s text:c="4"/>&lt;/div&gt;</text:p>
      <text:p text:style-name="P2039"><text:s text:c="2"/>);</text:p>
      <text:p text:style-name="P2040">}</text:p>
      <text:p text:style-name="P2041"/>
      <text:p text:style-name="P2042">export default UserComponent;</text:p>
      <text:h text:style-name="P2043" text:outline-level="4">Explanation:</text:h>
      <text:list text:style-name="LFO60" text:continue-numbering="true">
        <text:list-item>
          <text:p text:style-name="P2044"><text:span text:style-name="T2045">createSlice</text:span><text:span text:style-name="T2046"><text:s/>combines reducers and action creators into a single function.</text:span></text:p>
        </text:list-item>
        <text:list-item>
          <text:p text:style-name="P2047"><text:span text:style-name="T2048">createAsyncThunk</text:span><text:span text:style-name="T2049"><text:s/>simplifies the process of creating asynchronous actions. It automatically handles dispatching actions like<text:s/></text:span><text:span text:style-name="T2050">pending</text:span><text:span text:style-name="T2051">,<text:s/></text:span><text:span text:style-name="T2052">fulfilled</text:span><text:span text:style-name="T2053">, and<text:s/></text:span><text:span text:style-name="T2054">rejected</text:span><text:span text:style-name="T2055"><text:s/>based on the promise state.</text:span></text:p>
        </text:list-item>
        <text:list-item>
          <text:p text:style-name="P2056"><text:span text:style-name="T2057">configureStore</text:span><text:span text:style-name="T2058"><text:s/>automatically sets up the store with default middleware such as<text:s/></text:span><text:span text:style-name="T2059">redux-thunk</text:span><text:span text:style-name="T2060"><text:s/>for handling async actions.</text:span></text:p>
        </text:list-item>
      </text:list>
      <text:h text:style-name="P2061" text:outline-level="3">Conclusion</text:h>
      <text:p text:style-name="P2062"><text:span text:style-name="T2063">Redux Toolkit</text:span><text:span text:style-name="T2064"><text:s/>is a powerful library for simplifying Redux usage in your React applications. It provides easy-to-use utilities like<text:s/></text:span><text:span text:style-name="T2065">createSlice</text:span><text:span text:style-name="T2066">,<text:s/></text:span><text:span text:style-name="T2067">createAsyncThunk</text:span><text:span text:style-name="T2068">, and<text:s/></text:span><text:span text:style-name="T2069">configureStore</text:span><text:span text:style-name="T2070"><text:s/>to reduce boilerplate, making Redux easier to work with and more efficient. It is highly recommended for modern Redux development and should be your go-to choice if you're using Redux in React projects.</text:span></text:p>
      <text:p text:style-name="P2071"/>
      <text:p text:style-name="P2072"/>
      <text:p text:style-name="P2073">What are React.StrictMode:</text:p>
      <text:p text:style-name="P2074"/>
      <text:p text:style-name="P2075"/>
      <text:p text:style-name="P2076"/>
      <text:p text:style-name="P2077"/>
      <text:p text:style-name="P2078"/>
      <text:p text:style-name="P2079"/>
      <text:p text:style-name="P2080"/>
      <text:p text:style-name="P2081"/>
      <text:p text:style-name="P2082"/>
      <text:p text:style-name="P2083"/>
      <text:p text:style-name="P2084"/>
      <text:p text:style-name="P2085"/>
      <text:p text:style-name="P2086"/>
      <text:p text:style-name="P2087"/>
      <text:p text:style-name="P2088"/>
      <text:p text:style-name="P2089"/>
      <text:p text:style-name="P2090"/>
      <text:p text:style-name="P2091"/>
      <text:p text:style-name="P2092"/>
      <text:p text:style-name="P2093"/>
      <text:p text:style-name="P2094"/>
      <text:p text:style-name="P2095"/>
      <text:p text:style-name="P2096"/>
      <text:p text:style-name="P2097"/>
      <text:p text:style-name="P2098"/>
      <text:p text:style-name="P2099"/>
      <text:p text:style-name="P2100"/>
      <text:p text:style-name="P2101"/>
      <text:p text:style-name="P2102"/>
      <text:p text:style-name="P2103"/>
      <text:p text:style-name="P2104"/>
      <text:p text:style-name="P2105"/>
      <text:p text:style-name="P2106"/>
      <text:p text:style-name="P2107"/>
      <text:p text:style-name="P2108"/>
      <text:p text:style-name="P2109"/>
      <text:p text:style-name="P2110"/>
      <text:p text:style-name="P2111"/>
      <text:p text:style-name="P2112"/>
      <text:p text:style-name="P2113"/>
      <text:p text:style-name="P2114"/>
      <text:p text:style-name="P2115"/>
      <text:p text:style-name="P2116"/>
      <text:p text:style-name="P2117"/>
      <text:p text:style-name="P2118"/>
      <text:p text:style-name="P2119"/>
      <text:p text:style-name="P2120"/>
      <text:p text:style-name="P2121"/>
      <text:p text:style-name="P2122"/>
      <text:p text:style-name="P2123"/>
      <text:p text:style-name="P2124"/>
      <text:p text:style-name="P2125"/>
      <text:p text:style-name="P2126"/>
      <text:p text:style-name="P2127"/>
      <text:p text:style-name="P2128"/>
      <text:p text:style-name="P2129"/>
      <text:p text:style-name="P2130"/>
      <text:p text:style-name="P2131"/>
      <text:p text:style-name="P2132"/>
      <text:p text:style-name="P2133"/>
      <text:p text:style-name="P2134"/>
      <text:p text:style-name="P2135"/>
      <text:p text:style-name="P2136"/>
      <text:p text:style-name="P2137"/>
      <text:p text:style-name="P2138"/>
      <text:p text:style-name="P2139"/>
      <text:p text:style-name="P2140"/>
      <text:p text:style-name="P2141"/>
      <text:p text:style-name="P2142"/>
      <text:p text:style-name="P2143"/>
      <text:p text:style-name="P2144"/>
      <text:p text:style-name="P2145"/>
      <text:p text:style-name="P2146"/>
      <text:p text:style-name="P2147"/>
      <text:p text:style-name="P2148"/>
      <text:p text:style-name="P2149"/>
      <text:p text:style-name="P2150"/>
      <text:p text:style-name="P2151"/>
      <text:p text:style-name="P2152"/>
      <text:p text:style-name="P2153"/>
      <text:p text:style-name="P2154"/>
      <text:p text:style-name="P2155"/>
      <text:p text:style-name="P2156"/>
      <text:p text:style-name="P2157"/>
      <text:p text:style-name="P2158"/>
      <text:p text:style-name="P2159"/>
      <text:p text:style-name="P2160"/>
      <text:p text:style-name="P2161"/>
      <text:p text:style-name="P2162"/>
      <text:p text:style-name="P2163"/>
      <text:p text:style-name="P2164"/>
      <text:p text:style-name="P2165"/>
      <text:p text:style-name="P2166"/>
      <text:p text:style-name="P2167"/>
      <text:p text:style-name="P2168"/>
      <text:p text:style-name="P2169"/>
      <text:p text:style-name="P2170"/>
      <text:p text:style-name="P2171"/>
      <text:p text:style-name="P2172"/>
      <text:p text:style-name="P2173"/>
      <text:p text:style-name="P2174"/>
      <text:p text:style-name="P2175"/>
      <text:p text:style-name="P2176"/>
      <text:p text:style-name="P2177"/>
      <text:p text:style-name="P2178"/>
      <text:p text:style-name="P2179"/>
      <text:p text:style-name="P2180"/>
      <text:p text:style-name="P2181"/>
      <text:p text:style-name="P2182"/>
      <text:p text:style-name="P2183"/>
      <text:p text:style-name="P2184"/>
      <text:p text:style-name="P2185"/>
      <text:p text:style-name="P2186"/>
      <text:p text:style-name="P2187"/>
      <text:p text:style-name="P2188"/>
      <text:p text:style-name="P2189"/>
      <text:p text:style-name="P2190"/>
      <text:p text:style-name="P2191"/>
      <text:p text:style-name="P2192"/>
      <text:p text:style-name="P2193"/>
      <text:p text:style-name="P2194"/>
      <text:p text:style-name="P2195"/>
      <text:p text:style-name="P2196"/>
      <text:p text:style-name="P2197"/>
      <text:p text:style-name="P2198"/>
      <text:p text:style-name="P2199"/>
      <text:p text:style-name="P2200"/>
      <text:p text:style-name="P2201"/>
      <text:p text:style-name="P2202"/>
      <text:p text:style-name="P2203"/>
      <text:p text:style-name="P2204"/>
      <text:p text:style-name="P2205"/>
      <text:p text:style-name="P2206"/>
      <text:p text:style-name="P2207"/>
      <text:p text:style-name="P2208"/>
      <text:p text:style-name="P2209"/>
      <text:p text:style-name="P2210"/>
      <text:p text:style-name="P2211"/>
      <text:p text:style-name="P2212"/>
      <text:p text:style-name="P2213"/>
      <text:p text:style-name="P2214"/>
      <text:p text:style-name="P2215"/>
      <text:p text:style-name="P2216"/>
      <text:p text:style-name="P2217"/>
      <text:p text:style-name="P2218"/>
      <text:p text:style-name="P2219"/>
      <text:p text:style-name="P2220"/>
      <text:p text:style-name="P2221"/>
      <text:p text:style-name="P2222"/>
      <text:p text:style-name="P2223"/>
      <text:p text:style-name="P2224"/>
      <text:p text:style-name="P2225"/>
      <text:p text:style-name="P2226"/>
      <text:p text:style-name="P2227"/>
      <text:p text:style-name="P2228"/>
      <text:p text:style-name="P2229"/>
      <text:p text:style-name="P2230"/>
      <text:p text:style-name="P2231"/>
      <text:p text:style-name="P2232"/>
      <text:p text:style-name="P2233"/>
      <text:p text:style-name="P2234"/>
      <text:p text:style-name="P2235"/>
      <text:p text:style-name="P2236"/>
      <text:p text:style-name="P2237"/>
      <text:p text:style-name="P2238"/>
      <text:p text:style-name="P2239"/>
      <text:p text:style-name="P2240"/>
      <text:p text:style-name="P2241"/>
      <text:p text:style-name="P2242"/>
      <text:p text:style-name="P2243"/>
      <text:p text:style-name="P2244"/>
      <text:p text:style-name="P2245"/>
      <text:p text:style-name="P2246"/>
      <text:p text:style-name="P2247"/>
      <text:p text:style-name="P2248"/>
      <text:p text:style-name="P2249"/>
      <text:p text:style-name="P2250"/>
      <text:p text:style-name="P2251"/>
      <text:p text:style-name="P2252"/>
      <text:p text:style-name="P2253"/>
      <text:p text:style-name="P2254"/>
      <text:p text:style-name="P2255"/>
      <text:p text:style-name="P2256"/>
      <text:p text:style-name="P2257"/>
      <text:p text:style-name="P2258"/>
      <text:p text:style-name="P2259"/>
      <text:p text:style-name="P2260"/>
      <text:p text:style-name="P2261"/>
      <text:p text:style-name="P2262"/>
      <text:p text:style-name="P2263"/>
      <text:p text:style-name="P2264"/>
      <text:p text:style-name="P22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3Char" style:display-name="Heading 3 Char" style:family="text" style:parent-style-name="DefaultParagraphFont">
      <style:text-properties style:font-name="Calibri Light" style:font-name-asian="Times New Roman" style:font-name-complex="Mangal" fo:color="#1F3763" style:font-size-complex="10.5pt"/>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2" style:family="text">
      <style:text-properties style:font-name="Courier New" fo:font-size="10pt" style:font-size-asian="10pt"/>
    </style:style>
    <style:style style:name="WW_CharLFO34LVL2" style:family="text">
      <style:text-properties style:font-name="Courier New" fo:font-size="10pt" style:font-size-asian="10pt"/>
    </style:style>
    <style:style style:name="WW_CharLFO35LVL2" style:family="text">
      <style:text-properties style:font-name="Courier New" fo:font-size="10pt" style:font-size-asian="10pt"/>
    </style:style>
    <style:style style:name="WW_CharLFO36LVL2" style:family="text">
      <style:text-properties style:font-name="Courier New" fo:font-size="10pt" style:font-size-asian="10pt"/>
    </style:style>
    <style:style style:name="WW_CharLFO37LVL2" style:family="text">
      <style:text-properties style:font-name="Courier New" fo:font-size="10pt" style:font-size-asian="10pt"/>
    </style:style>
    <style:style style:name="WW_CharLFO38LVL2" style:family="text">
      <style:text-properties style:font-name="Courier New" fo:font-size="10pt" style:font-size-asian="10pt"/>
    </style:style>
    <style:style style:name="WW_CharLFO39LVL2" style:family="text">
      <style:text-properties style:font-name="Courier New"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2" style:family="text">
      <style:text-properties style:font-name="Courier New"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2" style:family="text">
      <style:text-properties style:font-name="Courier New"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6LVL1" style:family="text">
      <style:text-properties style:font-name="Symbol" fo:font-size="10pt" style:font-size-asian="10pt"/>
    </style:style>
    <style:style style:name="WW_CharLFO56LVL2" style:family="text">
      <style:text-properties style:font-name="Courier New" fo:font-size="10pt" style:font-size-asian="10pt"/>
    </style:style>
    <style:style style:name="WW_CharLFO56LVL3" style:family="text">
      <style:text-properties style:font-name="Wingdings" fo:font-size="10pt" style:font-size-asian="10pt"/>
    </style:style>
    <style:style style:name="WW_CharLFO56LVL4" style:family="text">
      <style:text-properties style:font-name="Wingdings" fo:font-size="10pt" style:font-size-asian="10pt"/>
    </style:style>
    <style:style style:name="WW_CharLFO56LVL5" style:family="text">
      <style:text-properties style:font-name="Wingdings" fo:font-size="10pt" style:font-size-asian="10pt"/>
    </style:style>
    <style:style style:name="WW_CharLFO56LVL6" style:family="text">
      <style:text-properties style:font-name="Wingdings" fo:font-size="10pt" style:font-size-asian="10pt"/>
    </style:style>
    <style:style style:name="WW_CharLFO56LVL7" style:family="text">
      <style:text-properties style:font-name="Wingdings" fo:font-size="10pt" style:font-size-asian="10pt"/>
    </style:style>
    <style:style style:name="WW_CharLFO56LVL8" style:family="text">
      <style:text-properties style:font-name="Wingdings" fo:font-size="10pt" style:font-size-asian="10pt"/>
    </style:style>
    <style:style style:name="WW_CharLFO56LVL9" style:family="text">
      <style:text-properties style:font-name="Wingdings"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style style:name="WW_CharLFO61LVL1" style:family="text">
      <style:text-properties style:font-name="Symbol"/>
    </style:style>
    <style:style style:name="WW_CharLFO61LVL2" style:family="text">
      <style:text-properties style:font-name="Courier New" style:font-name-complex="Courier New"/>
    </style:style>
    <style:style style:name="WW_CharLFO61LVL3" style:family="text">
      <style:text-properties style:font-name="Wingdings"/>
    </style:style>
    <style:style style:name="WW_CharLFO61LVL4" style:family="text">
      <style:text-properties style:font-name="Symbol"/>
    </style:style>
    <style:style style:name="WW_CharLFO61LVL5" style:family="text">
      <style:text-properties style:font-name="Courier New" style:font-name-complex="Courier New"/>
    </style:style>
    <style:style style:name="WW_CharLFO61LVL6" style:family="text">
      <style:text-properties style:font-name="Wingdings"/>
    </style:style>
    <style:style style:name="WW_CharLFO61LVL7" style:family="text">
      <style:text-properties style:font-name="Symbol"/>
    </style:style>
    <style:style style:name="WW_CharLFO61LVL8" style:family="text">
      <style:text-properties style:font-name="Courier New" style:font-name-complex="Courier New"/>
    </style:style>
    <style:style style:name="WW_CharLFO6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jeev Kumar Pal</meta:initial-creator>
    <dc:creator>Rajeev Kumar Pal</dc:creator>
    <meta:creation-date>2021-09-10T08:34:00Z</meta:creation-date>
    <dc:date>2024-11-08T01:37:00Z</dc:date>
    <meta:template xlink:href="Normal" xlink:type="simple"/>
    <meta:editing-cycles>10</meta:editing-cycles>
    <meta:editing-duration>PT127440S</meta:editing-duration>
    <meta:document-statistic meta:page-count="1" meta:paragraph-count="103" meta:word-count="7710" meta:character-count="51559" meta:row-count="366" meta:non-whitespace-character-count="43952"/>
  </office:meta>
</office:document-meta>
</file>